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1" svg:font-family="MSI_BASMALAH"/>
    <style:font-face style:name="MSI_BASMALAH" svg:font-family="MSI_BASMALAH" style:font-pitch="variable"/>
    <style:font-face style:name="MSI_Z223" svg:font-family="MSI_Z223" style:font-pitch="variable"/>
    <style:font-face style:name="MSI_Z224" svg:font-family="MSI_Z224" style:font-pitch="variable"/>
    <style:font-face style:name="MSI_Z225" svg:font-family="MSI_Z225" style:font-pitch="variable"/>
    <style:font-face style:name="MSI_Z226" svg:font-family="MSI_Z226" style:font-pitch="variable"/>
    <style:font-face style:name="MSI_Z227" svg:font-family="MSI_Z227" style:font-pitch="variable"/>
    <style:font-face style:name="MSI_Z228" svg:font-family="MSI_Z228" style:font-pitch="variable"/>
    <style:font-face style:name="MSI_Z229" svg:font-family="MSI_Z229" style:font-pitch="variable"/>
    <style:font-face style:name="MSI_Z230" svg:font-family="MSI_Z230" style:font-pitch="variable"/>
    <style:font-face style:name="MSI_Z231" svg:font-family="MSI_Z231" style:font-pitch="variable"/>
    <style:font-face style:name="MSI_Z232" svg:font-family="MSI_Z232" style:font-pitch="variable"/>
    <style:font-face style:name="MSI_Z233" svg:font-family="MSI_Z233" style:font-pitch="variable"/>
    <style:font-face style:name="MSI_Z234" svg:font-family="MSI_Z234" style:font-pitch="variable"/>
    <style:font-face style:name="MSI_Z235" svg:font-family="MSI_Z235" style:font-pitch="variable"/>
    <style:font-face style:name="MSI_Z236" svg:font-family="MSI_Z236" style:font-pitch="variable"/>
    <style:font-face style:name="MSI_Z237" svg:font-family="MSI_Z237" style:font-pitch="variable"/>
    <style:font-face style:name="MSI_Z238" svg:font-family="MSI_Z238" style:font-pitch="variable"/>
    <style:font-face style:name="MSI_Z239" svg:font-family="MSI_Z239" style:font-pitch="variable"/>
    <style:font-face style:name="MSI_Z240" svg:font-family="MSI_Z240" style:font-pitch="variable"/>
    <style:font-face style:name="MSI_Z241" svg:font-family="MSI_Z241" style:font-pitch="variable"/>
    <style:font-face style:name="MSI_Z242" svg:font-family="MSI_Z242" style:font-pitch="variable"/>
    <style:font-face style:name="MSI_Z243" svg:font-family="MSI_Z243" style:font-pitch="variable"/>
    <style:font-face style:name="MSI_Z244" svg:font-family="MSI_Z244" style:font-pitch="variable"/>
    <style:font-face style:name="MSI_Z245" svg:font-family="MSI_Z245" style:font-pitch="variable"/>
    <style:font-face style:name="MSI_Z246" svg:font-family="MSI_Z246" style:font-pitch="variable"/>
    <style:font-face style:name="MSI_Z247" svg:font-family="MSI_Z247" style:font-pitch="variable"/>
    <style:font-face style:name="MSI_Z248" svg:font-family="MSI_Z248" style:font-pitch="variable"/>
    <style:font-face style:name="MSI_Z249" svg:font-family="MSI_Z249" style:font-pitch="variable"/>
    <style:font-face style:name="MSI_Z250" svg:font-family="MSI_Z250" style:font-pitch="variable"/>
    <style:font-face style:name="MSI_Z251" svg:font-family="MSI_Z251" style:font-pitch="variable"/>
    <style:font-face style:name="MSI_Z252" svg:font-family="MSI_Z252" style:font-pitch="variable"/>
    <style:font-face style:name="MSI_Z253" svg:font-family="MSI_Z253" style:font-pitch="variable"/>
    <style:font-face style:name="MSI_Z254" svg:font-family="MSI_Z254" style:font-pitch="variable"/>
    <style:font-face style:name="MSI_Z255" svg:font-family="MSI_Z255" style:font-pitch="variable"/>
    <style:font-face style:name="MSI_Z256" svg:font-family="MSI_Z256" style:font-pitch="variable"/>
    <style:font-face style:name="MSI_Z257" svg:font-family="MSI_Z257" style:font-pitch="variable"/>
    <style:font-face style:name="MSI_Z258" svg:font-family="MSI_Z258" style:font-pitch="variable"/>
    <style:font-face style:name="MSI_Z259" svg:font-family="MSI_Z259" style:font-pitch="variable"/>
    <style:font-face style:name="MSI_Z260" svg:font-family="MSI_Z260" style:font-pitch="variable"/>
    <style:font-face style:name="MSI_Z261" svg:font-family="MSI_Z26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22" svg:font-family="QCF_P222" style:font-family-generic="roman" style:font-pitch="variable"/>
    <style:font-face style:name="QCF_P223" svg:font-family="QCF_P223" style:font-family-generic="roman" style:font-pitch="variable"/>
    <style:font-face style:name="QCF_P224" svg:font-family="QCF_P224" style:font-family-generic="roman" style:font-pitch="variable"/>
    <style:font-face style:name="QCF_P225" svg:font-family="QCF_P225" style:font-family-generic="roman" style:font-pitch="variable"/>
    <style:font-face style:name="QCF_P226" svg:font-family="QCF_P226" style:font-family-generic="roman" style:font-pitch="variable"/>
    <style:font-face style:name="QCF_P227" svg:font-family="QCF_P227" style:font-family-generic="roman" style:font-pitch="variable"/>
    <style:font-face style:name="QCF_P228" svg:font-family="QCF_P228" style:font-family-generic="roman" style:font-pitch="variable"/>
    <style:font-face style:name="QCF_P229" svg:font-family="QCF_P229" style:font-family-generic="roman" style:font-pitch="variable"/>
    <style:font-face style:name="QCF_P230" svg:font-family="QCF_P230" style:font-family-generic="roman" style:font-pitch="variable"/>
    <style:font-face style:name="QCF_P231" svg:font-family="QCF_P231" style:font-family-generic="roman" style:font-pitch="variable"/>
    <style:font-face style:name="QCF_P232" svg:font-family="QCF_P232" style:font-family-generic="roman" style:font-pitch="variable"/>
    <style:font-face style:name="QCF_P233" svg:font-family="QCF_P233" style:font-family-generic="roman" style:font-pitch="variable"/>
    <style:font-face style:name="QCF_P234" svg:font-family="QCF_P234" style:font-family-generic="roman" style:font-pitch="variable"/>
    <style:font-face style:name="QCF_P235" svg:font-family="QCF_P235" style:font-family-generic="roman" style:font-pitch="variable"/>
    <style:font-face style:name="QCF_P236" svg:font-family="QCF_P236" style:font-family-generic="roman" style:font-pitch="variable"/>
    <style:font-face style:name="QCF_P237" svg:font-family="QCF_P237" style:font-family-generic="roman" style:font-pitch="variable"/>
    <style:font-face style:name="QCF_P238" svg:font-family="QCF_P238" style:font-family-generic="roman" style:font-pitch="variable"/>
    <style:font-face style:name="QCF_P239" svg:font-family="QCF_P239" style:font-family-generic="roman" style:font-pitch="variable"/>
    <style:font-face style:name="QCF_P240" svg:font-family="QCF_P240" style:font-family-generic="roman" style:font-pitch="variable"/>
    <style:font-face style:name="QCF_P241" svg:font-family="QCF_P241" style:font-family-generic="roman" style:font-pitch="variable"/>
    <style:font-face style:name="QCF_P242" svg:font-family="QCF_P242" style:font-family-generic="roman" style:font-pitch="variable"/>
    <style:font-face style:name="QCF_P243" svg:font-family="QCF_P243" style:font-family-generic="roman" style:font-pitch="variable"/>
    <style:font-face style:name="QCF_P244" svg:font-family="QCF_P244" style:font-family-generic="roman" style:font-pitch="variable"/>
    <style:font-face style:name="QCF_P245" svg:font-family="QCF_P245" style:font-family-generic="roman" style:font-pitch="variable"/>
    <style:font-face style:name="QCF_P246" svg:font-family="QCF_P246" style:font-family-generic="roman" style:font-pitch="variable"/>
    <style:font-face style:name="QCF_P247" svg:font-family="QCF_P247" style:font-family-generic="roman" style:font-pitch="variable"/>
    <style:font-face style:name="QCF_P248" svg:font-family="QCF_P248" style:font-family-generic="roman" style:font-pitch="variable"/>
    <style:font-face style:name="QCF_P249" svg:font-family="QCF_P249" style:font-family-generic="roman" style:font-pitch="variable"/>
    <style:font-face style:name="QCF_P250" svg:font-family="QCF_P250" style:font-family-generic="roman" style:font-pitch="variable"/>
    <style:font-face style:name="QCF_P251" svg:font-family="QCF_P251" style:font-family-generic="roman" style:font-pitch="variable"/>
    <style:font-face style:name="QCF_P252" svg:font-family="QCF_P252" style:font-family-generic="roman" style:font-pitch="variable"/>
    <style:font-face style:name="QCF_P253" svg:font-family="QCF_P253" style:font-family-generic="roman" style:font-pitch="variable"/>
    <style:font-face style:name="QCF_P254" svg:font-family="QCF_P254" style:font-family-generic="roman" style:font-pitch="variable"/>
    <style:font-face style:name="QCF_P255" svg:font-family="QCF_P255" style:font-family-generic="roman" style:font-pitch="variable"/>
    <style:font-face style:name="QCF_P256" svg:font-family="QCF_P256" style:font-family-generic="roman" style:font-pitch="variable"/>
    <style:font-face style:name="QCF_P257" svg:font-family="QCF_P257" style:font-family-generic="roman" style:font-pitch="variable"/>
    <style:font-face style:name="QCF_P258" svg:font-family="QCF_P258" style:font-family-generic="roman" style:font-pitch="variable"/>
    <style:font-face style:name="QCF_P259" svg:font-family="QCF_P259" style:font-family-generic="roman" style:font-pitch="variable"/>
    <style:font-face style:name="QCF_P260" svg:font-family="QCF_P260" style:font-family-generic="roman" style:font-pitch="variable"/>
    <style:font-face style:name="QCF_P261" svg:font-family="QCF_P2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2421" svg:font-family="QCF_P242" style:font-family-generic="system" style:font-pitch="variable"/>
    <style:font-face style:name="QCF_P2431" svg:font-family="QCF_P243" style:font-family-generic="system" style:font-pitch="variable"/>
    <style:font-face style:name="QCF_P2441" svg:font-family="QCF_P244" style:font-family-generic="system" style:font-pitch="variable"/>
    <style:font-face style:name="QCF_P2451" svg:font-family="QCF_P245" style:font-family-generic="system" style:font-pitch="variable"/>
    <style:font-face style:name="QCF_P2461" svg:font-family="QCF_P246" style:font-family-generic="system" style:font-pitch="variable"/>
    <style:font-face style:name="QCF_P2471" svg:font-family="QCF_P247" style:font-family-generic="system" style:font-pitch="variable"/>
    <style:font-face style:name="QCF_P2481" svg:font-family="QCF_P248" style:font-family-generic="system" style:font-pitch="variable"/>
    <style:font-face style:name="QCF_P2491" svg:font-family="QCF_P249" style:font-family-generic="system" style:font-pitch="variable"/>
    <style:font-face style:name="QCF_P2501" svg:font-family="QCF_P250" style:font-family-generic="system" style:font-pitch="variable"/>
    <style:font-face style:name="QCF_P2511" svg:font-family="QCF_P251" style:font-family-generic="system" style:font-pitch="variable"/>
    <style:font-face style:name="QCF_P2521" svg:font-family="QCF_P252" style:font-family-generic="system" style:font-pitch="variable"/>
    <style:font-face style:name="QCF_P2531" svg:font-family="QCF_P253" style:font-family-generic="system" style:font-pitch="variable"/>
    <style:font-face style:name="QCF_P2541" svg:font-family="QCF_P254" style:font-family-generic="system" style:font-pitch="variable"/>
    <style:font-face style:name="QCF_P2551" svg:font-family="QCF_P255" style:font-family-generic="system" style:font-pitch="variable"/>
    <style:font-face style:name="QCF_P2561" svg:font-family="QCF_P256" style:font-family-generic="system" style:font-pitch="variable"/>
    <style:font-face style:name="QCF_P2571" svg:font-family="QCF_P257" style:font-family-generic="system" style:font-pitch="variable"/>
    <style:font-face style:name="QCF_P2581" svg:font-family="QCF_P258" style:font-family-generic="system" style:font-pitch="variable"/>
    <style:font-face style:name="QCF_P2591" svg:font-family="QCF_P259" style:font-family-generic="system" style:font-pitch="variable"/>
    <style:font-face style:name="QCF_P2601" svg:font-family="QCF_P260" style:font-family-generic="system" style:font-pitch="variable"/>
    <style:font-face style:name="QCF_P2611" svg:font-family="QCF_P26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 style:master-page-name="Standard">
      <style:paragraph-properties fo:text-align="justify" fo:text-align-last="justify" style:justify-single-word="true" style:page-number="242" fo:break-before="auto" fo:break-after="auto" style:writing-mode="rl-tb">
        <style:tab-stops/>
      </style:paragraph-properties>
      <style:text-properties style:use-window-font-color="true" officeooo:paragraph-rsid="00ec209c" style:font-name-complex="MSI_Z242"/>
    </style:style>
    <style:style style:name="P6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officeooo:rsid="00fcdd0b" officeooo:paragraph-rsid="00fcdd0b" style:font-name-complex="MSI_Z249"/>
    </style:style>
    <style:style style:name="P7" style:family="paragraph" style:parent-style-name="Standard" style:master-page-name="ganti_20_surat2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fff796" style:font-name-complex="MSI_Z255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officeooo:paragraph-rsid="00fff796" style:font-name-complex="MSI_Z255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officeooo:rsid="00fff796" officeooo:paragraph-rsid="00fff796" style:font-name-complex="MSI_Z255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a87ca" style:font-name-complex="MSI_Z243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e1d42" style:font-name-complex="MSI_Z244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e1d42" style:font-name-complex="MSI_Z245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e1d42" style:font-name-complex="MSI_Z246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be63f" style:font-name-complex="MSI_Z247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cdd0b" style:font-name-complex="MSI_Z248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f9563" style:font-name-complex="MSI_Z250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17338" style:font-name-complex="MSI_Z251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e6450" style:font-name-complex="MSI_Z252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17338" style:font-name-complex="MSI_Z253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2dfce" style:font-name-complex="MSI_Z254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19700" style:font-name-complex="MSI_Z256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52c93" style:font-name-complex="MSI_Z257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52c93" style:font-name-complex="MSI_Z258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f52c93" style:font-name-complex="MSI_Z259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205c1" style:font-name-complex="MSI_Z260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205c1" style:font-name-complex="MSI_Z261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fa87ca" style:font-name-complex="MSI_Z243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fbe63f" style:font-name-complex="MSI_Z247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fcdd0b" style:font-name-complex="MSI_Z248"/>
    </style:style>
    <style:style style:name="P3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f9563" style:font-name-complex="MSI_Z249"/>
    </style:style>
    <style:style style:name="P31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officeooo:rsid="00fcdd0b" officeooo:paragraph-rsid="00fcdd0b" style:font-name-complex="MSI_Z249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fe6450" style:font-name-complex="MSI_Z252"/>
    </style:style>
    <style:style style:name="P3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f2dfce" style:font-name-complex="MSI_Z255"/>
    </style:style>
    <style:style style:name="P34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19700" style:font-name-complex="MSI_Z256"/>
    </style:style>
    <style:style style:name="P3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205c1" style:font-name-complex="MSI_Z260"/>
    </style:style>
    <style:style style:name="P3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205c1" style:font-name-complex="MSI_Z261"/>
    </style:style>
    <style:style style:name="T1" style:family="text">
      <style:text-properties officeooo:rsid="00e9430a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0e95d2d" style:font-size-asian="10pt" style:font-size-complex="10pt"/>
    </style:style>
    <style:style style:name="T4" style:family="text">
      <style:text-properties style:font-name="Liberation Sans Narrow" fo:font-size="10pt" officeooo:rsid="00b43692" style:font-size-asian="10pt" style:font-size-complex="10pt"/>
    </style:style>
    <style:style style:name="T5" style:family="text">
      <style:text-properties style:font-name="Liberation Sans Narrow" fo:font-size="10pt" officeooo:rsid="00d731f9" style:font-size-asian="10pt" style:font-size-complex="10pt"/>
    </style:style>
    <style:style style:name="T6" style:family="text">
      <style:text-properties style:font-name="Liberation Sans Narrow" fo:font-size="10pt" officeooo:rsid="00fde22c" style:font-size-asian="10pt" style:font-size-complex="10pt"/>
    </style:style>
    <style:style style:name="T7" style:family="text">
      <style:text-properties officeooo:rsid="00e95d2d"/>
    </style:style>
    <style:style style:name="T8" style:family="text">
      <style:text-properties officeooo:rsid="00b43692"/>
    </style:style>
    <style:style style:name="T9" style:family="text">
      <style:text-properties style:font-name="QCF_P242" fo:font-size="23.5pt" style:font-size-asian="23.5pt" style:font-size-complex="23.5pt"/>
    </style:style>
    <style:style style:name="T10" style:family="text">
      <style:text-properties style:font-name="QCF_P243" fo:font-size="23.5pt" style:font-size-asian="23.5pt" style:font-size-complex="23.5pt"/>
    </style:style>
    <style:style style:name="T11" style:family="text">
      <style:text-properties style:font-name="QCF_P244" fo:font-size="23.5pt" style:font-size-asian="23.5pt" style:font-size-complex="23.5pt"/>
    </style:style>
    <style:style style:name="T12" style:family="text">
      <style:text-properties style:font-name="QCF_P245" fo:font-size="23.5pt" style:font-size-asian="23.5pt" style:font-size-complex="23.5pt"/>
    </style:style>
    <style:style style:name="T13" style:family="text">
      <style:text-properties style:font-name="QCF_P246" fo:font-size="23.5pt" style:font-size-asian="23.5pt" style:font-name-complex="QCF_P2461" style:font-size-complex="23.5pt"/>
    </style:style>
    <style:style style:name="T14" style:family="text">
      <style:text-properties style:font-name="QCF_P246" fo:font-size="23.5pt" style:font-size-asian="23.5pt" style:font-size-complex="23.5pt"/>
    </style:style>
    <style:style style:name="T15" style:family="text">
      <style:text-properties style:font-name="QCF_P247" fo:font-size="23.5pt" style:font-size-asian="23.5pt" style:font-size-complex="23.5pt"/>
    </style:style>
    <style:style style:name="T16" style:family="text">
      <style:text-properties style:font-name="QCF_P248" fo:font-size="23.5pt" style:font-size-asian="23.5pt" style:font-name-complex="QCF_P2481" style:font-size-complex="23.5pt"/>
    </style:style>
    <style:style style:name="T17" style:family="text">
      <style:text-properties style:font-name="QCF_P248" fo:font-size="23.5pt" style:font-size-asian="23.5pt" style:font-size-complex="23.5pt"/>
    </style:style>
    <style:style style:name="T18" style:family="text">
      <style:text-properties style:font-name="QCF_P249" fo:font-size="23.5pt" style:font-size-asian="23.5pt" style:font-name-complex="QCF_P2491" style:font-size-complex="23.5pt"/>
    </style:style>
    <style:style style:name="T19" style:family="text">
      <style:text-properties style:font-name="QCF_P249" fo:font-size="23.5pt" style:font-size-asian="23.5pt" style:font-size-complex="23.5pt"/>
    </style:style>
    <style:style style:name="T20" style:family="text">
      <style:text-properties style:font-name="QCF_P249" fo:font-size="23.5pt" style:font-size-asian="23.5pt" style:font-name-complex="MSI_BASMALAH1" style:font-size-complex="23.5pt"/>
    </style:style>
    <style:style style:name="T21" style:family="text">
      <style:text-properties style:font-name="QCF_P250" fo:font-size="23.5pt" style:font-size-asian="23.5pt" style:font-name-complex="QCF_P2501" style:font-size-complex="23.5pt"/>
    </style:style>
    <style:style style:name="T22" style:family="text">
      <style:text-properties style:font-name="QCF_P250" fo:font-size="23.5pt" style:font-size-asian="23.5pt" style:font-size-complex="23.5pt"/>
    </style:style>
    <style:style style:name="T23" style:family="text">
      <style:text-properties style:font-name="QCF_P251" fo:font-size="23.5pt" style:font-size-asian="23.5pt" style:font-name-complex="QCF_P2511" style:font-size-complex="23.5pt"/>
    </style:style>
    <style:style style:name="T24" style:family="text">
      <style:text-properties style:font-name="QCF_P251" fo:font-size="23.5pt" style:font-size-asian="23.5pt" style:font-size-complex="23.5pt"/>
    </style:style>
    <style:style style:name="T25" style:family="text">
      <style:text-properties style:font-name="QCF_P252" fo:font-size="23.5pt" style:font-size-asian="23.5pt" style:font-name-complex="QCF_P2521" style:font-size-complex="23.5pt"/>
    </style:style>
    <style:style style:name="T26" style:family="text">
      <style:text-properties style:font-name="QCF_P252" fo:font-size="23.5pt" style:font-size-asian="23.5pt" style:font-size-complex="23.5pt"/>
    </style:style>
    <style:style style:name="T27" style:family="text">
      <style:text-properties style:font-name="QCF_P252" fo:font-size="23pt" style:font-size-asian="23pt" style:font-size-complex="23pt"/>
    </style:style>
    <style:style style:name="T28" style:family="text">
      <style:text-properties style:font-name="QCF_BSML" fo:font-size="23.5pt" style:font-size-asian="23.5pt" style:font-name-complex="QCF_BSML1" style:font-size-complex="23.5pt"/>
    </style:style>
    <style:style style:name="T29" style:family="text">
      <style:text-properties style:font-name="QCF_BSML" fo:font-size="23.5pt" style:font-size-asian="23.5pt" style:font-size-complex="23.5pt"/>
    </style:style>
    <style:style style:name="T30" style:family="text">
      <style:text-properties style:font-name="QCF_P253" fo:font-size="23.5pt" style:font-size-asian="23.5pt" style:font-name-complex="QCF_P2531" style:font-size-complex="23.5pt"/>
    </style:style>
    <style:style style:name="T31" style:family="text">
      <style:text-properties style:font-name="QCF_P253" fo:font-size="23.5pt" style:font-size-asian="23.5pt" style:font-size-complex="23.5pt"/>
    </style:style>
    <style:style style:name="T32" style:family="text">
      <style:text-properties style:font-name="QCF_P254" fo:font-size="23.5pt" style:font-size-asian="23.5pt" style:font-name-complex="QCF_P2541" style:font-size-complex="23.5pt"/>
    </style:style>
    <style:style style:name="T33" style:family="text">
      <style:text-properties style:font-name="QCF_P254" fo:font-size="23.5pt" style:font-size-asian="23.5pt" style:font-size-complex="23.5pt"/>
    </style:style>
    <style:style style:name="T34" style:family="text">
      <style:text-properties style:font-name="QCF_P254" fo:font-size="23pt" style:font-size-asian="23pt" style:font-size-complex="23pt"/>
    </style:style>
    <style:style style:name="T35" style:family="text">
      <style:text-properties style:font-name="QCF_P255" fo:font-size="23.5pt" style:font-size-asian="23.5pt" style:font-name-complex="QCF_P2551" style:font-size-complex="23.5pt"/>
    </style:style>
    <style:style style:name="T36" style:family="text">
      <style:text-properties style:font-name="QCF_P255" fo:font-size="23.5pt" style:font-size-asian="23.5pt" style:font-size-complex="23.5pt"/>
    </style:style>
    <style:style style:name="T37" style:family="text">
      <style:text-properties style:font-name="QCF_P255" fo:font-size="23.5pt" style:font-size-asian="23.5pt" style:font-name-complex="MSI_BASMALAH1" style:font-size-complex="23.5pt"/>
    </style:style>
    <style:style style:name="T38" style:family="text">
      <style:text-properties style:font-name="QCF_P256" fo:font-size="23.5pt" style:font-size-asian="23.5pt" style:font-name-complex="QCF_P2561" style:font-size-complex="23.5pt"/>
    </style:style>
    <style:style style:name="T39" style:family="text">
      <style:text-properties style:font-name="QCF_P256" fo:font-size="23.5pt" style:font-size-asian="23.5pt" style:font-size-complex="23.5pt"/>
    </style:style>
    <style:style style:name="T40" style:family="text">
      <style:text-properties style:font-name="QCF_P257" fo:font-size="23.5pt" style:font-size-asian="23.5pt" style:font-name-complex="QCF_P2571" style:font-size-complex="23.5pt"/>
    </style:style>
    <style:style style:name="T41" style:family="text">
      <style:text-properties style:font-name="QCF_P257" fo:font-size="23.5pt" style:font-size-asian="23.5pt" style:font-size-complex="23.5pt"/>
    </style:style>
    <style:style style:name="T42" style:family="text">
      <style:text-properties style:font-name="QCF_P258" fo:font-size="23.5pt" style:font-size-asian="23.5pt" style:font-name-complex="QCF_P2581" style:font-size-complex="23.5pt"/>
    </style:style>
    <style:style style:name="T43" style:family="text">
      <style:text-properties style:font-name="QCF_P258" fo:font-size="23.5pt" style:font-size-asian="23.5pt" style:font-size-complex="23.5pt"/>
    </style:style>
    <style:style style:name="T44" style:family="text">
      <style:text-properties style:font-name="QCF_P259" fo:font-size="23.5pt" style:font-size-asian="23.5pt" style:font-name-complex="QCF_P2591" style:font-size-complex="23.5pt"/>
    </style:style>
    <style:style style:name="T45" style:family="text">
      <style:text-properties style:font-name="QCF_P259" fo:font-size="23.5pt" style:font-size-asian="23.5pt" style:font-size-complex="23.5pt"/>
    </style:style>
    <style:style style:name="T46" style:family="text">
      <style:text-properties style:font-name="QCF_P260" fo:font-size="23.5pt" style:font-size-asian="23.5pt" style:font-name-complex="QCF_P2601" style:font-size-complex="23.5pt"/>
    </style:style>
    <style:style style:name="T47" style:family="text">
      <style:text-properties style:font-name="QCF_P260" fo:font-size="23.5pt" style:font-size-asian="23.5pt" style:font-size-complex="23.5pt"/>
    </style:style>
    <style:style style:name="T48" style:family="text">
      <style:text-properties style:font-name="QCF_P261" fo:font-size="23.5pt" style:font-size-asian="23.5pt" style:font-name-complex="QCF_P2611" style:font-size-complex="23.5pt"/>
    </style:style>
    <style:style style:name="T49" style:family="text">
      <style:text-properties style:font-name="QCF_P261" fo:font-size="23.5pt" style:font-size-asian="23.5pt" style:font-size-complex="23.5pt"/>
    </style:style>
    <style:style style:name="T50" style:family="text">
      <style:text-properties style:font-name="Liberation Sans Narrow" fo:font-size="23.5pt" style:font-size-asian="23.5pt" style:font-name-complex="QCF_P2481" style:font-size-complex="23.5pt"/>
    </style:style>
    <style:style style:name="T51" style:family="text">
      <style:text-properties style:font-name="Liberation Sans Narrow" fo:font-size="23.5pt" style:font-size-asian="23.5pt" style:font-name-complex="QCF_P2491" style:font-size-complex="23.5pt"/>
    </style:style>
    <style:style style:name="T52" style:family="text">
      <style:text-properties style:font-name="Liberation Sans Narrow" fo:font-size="23.5pt" style:font-size-asian="23.5pt" style:font-name-complex="QCF_P2501" style:font-size-complex="23.5pt"/>
    </style:style>
    <style:style style:name="T53" style:family="text">
      <style:text-properties style:font-name="Liberation Sans Narrow" fo:font-size="23.5pt" style:font-size-asian="23.5pt" style:font-name-complex="QCF_P2511" style:font-size-complex="23.5pt"/>
    </style:style>
    <style:style style:name="T54" style:family="text">
      <style:text-properties style:font-name="Liberation Sans Narrow" fo:font-size="23.5pt" style:font-size-asian="23.5pt" style:font-name-complex="QCF_P2521" style:font-size-complex="23.5pt"/>
    </style:style>
    <style:style style:name="T55" style:family="text">
      <style:text-properties style:font-name="Liberation Sans Narrow" fo:font-size="23.5pt" style:font-size-asian="23.5pt" style:font-name-complex="QCF_P2531" style:font-size-complex="23.5pt"/>
    </style:style>
    <style:style style:name="T56" style:family="text">
      <style:text-properties style:font-name="Liberation Sans Narrow" fo:font-size="23.5pt" style:font-size-asian="23.5pt" style:font-name-complex="QCF_P2541" style:font-size-complex="23.5pt"/>
    </style:style>
    <style:style style:name="T57" style:family="text">
      <style:text-properties style:font-name="Liberation Sans Narrow" fo:font-size="23.5pt" style:font-size-asian="23.5pt" style:font-name-complex="QCF_P2551" style:font-size-complex="23.5pt"/>
    </style:style>
    <style:style style:name="T58" style:family="text">
      <style:text-properties style:font-name="Liberation Sans Narrow" fo:font-size="23.5pt" style:font-size-asian="23.5pt" style:font-name-complex="QCF_P2561" style:font-size-complex="23.5pt"/>
    </style:style>
    <style:style style:name="T59" style:family="text">
      <style:text-properties style:font-name="Liberation Sans Narrow" fo:font-size="23.5pt" style:font-size-asian="23.5pt" style:font-name-complex="QCF_P2571" style:font-size-complex="23.5pt"/>
    </style:style>
    <style:style style:name="T60" style:family="text">
      <style:text-properties style:font-name="Liberation Sans Narrow" fo:font-size="23.5pt" style:font-size-asian="23.5pt" style:font-name-complex="QCF_P2581" style:font-size-complex="23.5pt"/>
    </style:style>
    <style:style style:name="T61" style:family="text">
      <style:text-properties style:font-name="Liberation Sans Narrow" fo:font-size="23.5pt" style:font-size-asian="23.5pt" style:font-name-complex="QCF_P2591" style:font-size-complex="23.5pt"/>
    </style:style>
    <style:style style:name="T62" style:family="text">
      <style:text-properties style:font-name="Liberation Sans Narrow" fo:font-size="23.5pt" style:font-size-asian="23.5pt" style:font-name-complex="QCF_P2601" style:font-size-complex="23.5pt"/>
    </style:style>
    <style:style style:name="T63" style:family="text">
      <style:text-properties style:font-name="Liberation Sans Narrow" fo:font-size="23.5pt" style:font-size-asian="23.5pt" style:font-name-complex="QCF_P2611" style:font-size-complex="23.5pt"/>
    </style:style>
    <style:style style:name="T64" style:family="text">
      <style:text-properties style:font-name="Liberation Sans Narrow" fo:font-size="23.5pt" style:font-size-asian="23.5pt" style:font-size-complex="23.5pt"/>
    </style:style>
    <style:style style:name="T65" style:family="text">
      <style:text-properties style:font-name="Liberation Sans Narrow" fo:font-size="23pt" style:font-size-asian="23pt" style:font-size-complex="23pt"/>
    </style:style>
    <style:style style:name="T66" style:family="text">
      <style:text-properties fo:font-size="23.5pt" style:font-size-asian="23.5pt" style:font-size-complex="23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oft-page-break/><text:span text:style-name="T9">ﭑ</text:span><text:span text:style-name="T64"> </text:span><text:span text:style-name="T9">ﭒ</text:span><text:span text:style-name="T64"> </text:span><text:span text:style-name="T9">ﭓ</text:span><text:span text:style-name="T64"> </text:span><text:span text:style-name="T9">ﭔﭕ</text:span><text:span text:style-name="T64"> </text:span><text:span text:style-name="T9">ﭖ</text:span><text:span text:style-name="T64"> </text:span><text:span text:style-name="T9">ﭗ</text:span><text:span text:style-name="T64"> </text:span><text:span text:style-name="T9">ﭘ</text:span><text:span text:style-name="T64"> </text:span><text:span text:style-name="T9">ﭙ</text:span><text:span text:style-name="T64"> </text:span><text:span text:style-name="T9">ﭚ</text:span><text:span text:style-name="T64"> </text:span><text:span text:style-name="T9">ﭛ</text:span><text:span text:style-name="T64"> </text:span><text:span text:style-name="T9">ﭜ</text:span><text:span text:style-name="T64"> </text:span><text:span text:style-name="T9">ﭝﭞ</text:span><text:span text:style-name="T64"> </text:span><text:span text:style-name="T9">ﭟ</text:span><text:span text:style-name="T64"> </text:span><text:span text:style-name="T9">ﭠ</text:span><text:span text:style-name="T64"> </text:span><text:span text:style-name="T9">ﭡ</text:span><text:span text:style-name="T64"> </text:span><text:span text:style-name="T9">ﭢ</text:span><text:span text:style-name="T64"> </text:span><text:span text:style-name="T9">ﭣ</text:span><text:span text:style-name="T64"> </text:span><text:span text:style-name="T9">ﭤ</text:span><text:span text:style-name="T64"> </text:span><text:span text:style-name="T9">ﭥ</text:span><text:span text:style-name="T64"> </text:span><text:span text:style-name="T9">ﭦ</text:span><text:span text:style-name="T64"> </text:span><text:span text:style-name="T9">ﭧ</text:span><text:span text:style-name="T64"> </text:span><text:span text:style-name="T9">ﭨ</text:span><text:span text:style-name="T64"> </text:span><text:span text:style-name="T9">ﭩﭪ</text:span><text:span text:style-name="T64"> </text:span><text:span text:style-name="T9">ﭫ</text:span><text:span text:style-name="T64"> </text:span><text:span text:style-name="T9">ﭬ</text:span><text:span text:style-name="T64"> </text:span><text:span text:style-name="T9">ﭭ</text:span><text:span text:style-name="T64"> </text:span><text:span text:style-name="T9">ﭮ</text:span><text:span text:style-name="T64"> </text:span><text:span text:style-name="T9">ﭯ</text:span><text:span text:style-name="T64"> </text:span><text:span text:style-name="T9">ﭰ</text:span><text:span text:style-name="T64"> </text:span><text:span text:style-name="T9">ﭱ</text:span><text:span text:style-name="T64"> </text:span><text:span text:style-name="T9">ﭲ</text:span><text:span text:style-name="T64"> </text:span><text:span text:style-name="T9">ﭳ</text:span><text:span text:style-name="T64"> </text:span><text:span text:style-name="T9">ﭴ</text:span><text:span text:style-name="T64"> </text:span><text:span text:style-name="T9">ﭵ</text:span><text:span text:style-name="T64"> </text:span><text:span text:style-name="T9">ﭶ</text:span><text:span text:style-name="T64"> </text:span><text:span text:style-name="T9">ﭷ</text:span><text:span text:style-name="T64"> </text:span><text:span text:style-name="T9">ﭸﭹ</text:span><text:span text:style-name="T64"> </text:span><text:span text:style-name="T9">ﭺ</text:span><text:span text:style-name="T64"> </text:span><text:span text:style-name="T9">ﭻ</text:span><text:span text:style-name="T64"> </text:span><text:span text:style-name="T9">ﭼ</text:span><text:span text:style-name="T64"> </text:span><text:span text:style-name="T9">ﭽ</text:span><text:span text:style-name="T64"> </text:span><text:span text:style-name="T9">ﭾ</text:span><text:span text:style-name="T64"> </text:span><text:span text:style-name="T9">ﭿ</text:span><text:span text:style-name="T64"> </text:span><text:span text:style-name="T9">ﮀ</text:span><text:span text:style-name="T64"> </text:span><text:span text:style-name="T9">ﮁ</text:span><text:span text:style-name="T64"> </text:span><text:span text:style-name="T9">ﮂ</text:span><text:span text:style-name="T64"> </text:span><text:span text:style-name="T9">ﮃ</text:span><text:span text:style-name="T64"> </text:span><text:span text:style-name="T9">ﮄ</text:span><text:span text:style-name="T64"> </text:span><text:span text:style-name="T9">ﮅ</text:span><text:span text:style-name="T64"> </text:span><text:span text:style-name="T9">ﮆﮇ</text:span><text:span text:style-name="T64"> </text:span><text:span text:style-name="T9">ﮈ</text:span><text:span text:style-name="T64"> </text:span><text:span text:style-name="T9">ﮉ</text:span><text:span text:style-name="T64"> </text:span><text:span text:style-name="T9">ﮊ</text:span><text:span text:style-name="T64"> </text:span><text:span text:style-name="T9">ﮋﮌ</text:span><text:span text:style-name="T64"> </text:span><text:span text:style-name="T9">ﮍ</text:span><text:span text:style-name="T64"> </text:span><text:span text:style-name="T9">ﮎ</text:span><text:span text:style-name="T64"> </text:span><text:span text:style-name="T9">ﮏ</text:span><text:span text:style-name="T64"> </text:span><text:span text:style-name="T9">ﮐ</text:span><text:span text:style-name="T64"> </text:span><text:span text:style-name="T9">ﮑ</text:span><text:span text:style-name="T64"> </text:span><text:span text:style-name="T9">ﮒ</text:span><text:span text:style-name="T64"> </text:span><text:span text:style-name="T9">ﮓ</text:span><text:span text:style-name="T64"> </text:span><text:span text:style-name="T9">ﮔ</text:span><text:span text:style-name="T64"> </text:span><text:span text:style-name="T9">ﮕ</text:span><text:span text:style-name="T64"> </text:span><text:span text:style-name="T9">ﮖ</text:span><text:span text:style-name="T64"> </text:span><text:span text:style-name="T9">ﮗ</text:span><text:span text:style-name="T64"> </text:span><text:span text:style-name="T9">ﮘ</text:span><text:span text:style-name="T64"> </text:span><text:span text:style-name="T9">ﮙ</text:span><text:span text:style-name="T64"> </text:span><text:span text:style-name="T9">ﮚ</text:span><text:span text:style-name="T64"> </text:span><text:span text:style-name="T9">ﮛ</text:span><text:span text:style-name="T64"> </text:span><text:span text:style-name="T9">ﮜ</text:span><text:span text:style-name="T64"> </text:span><text:span text:style-name="T9">ﮝ</text:span><text:span text:style-name="T64"> </text:span><text:span text:style-name="T9">ﮞ</text:span><text:span text:style-name="T64"> </text:span><text:span text:style-name="T9">ﮟ</text:span><text:span text:style-name="T64"> </text:span><text:span text:style-name="T9">ﮠ</text:span><text:span text:style-name="T64"> </text:span><text:span text:style-name="T9">ﮡ</text:span><text:span text:style-name="T64"> </text:span><text:span text:style-name="T9">ﮢ</text:span><text:span text:style-name="T64"> </text:span><text:span text:style-name="T9">ﮣ</text:span><text:span text:style-name="T64"> </text:span><text:span text:style-name="T9">ﮤ</text:span><text:span text:style-name="T64"> </text:span><text:span text:style-name="T9">ﮥ</text:span><text:span text:style-name="T64"> </text:span><text:span text:style-name="T9">ﮦ</text:span><text:span text:style-name="T64"> </text:span><text:span text:style-name="T9">ﮧ</text:span><text:span text:style-name="T64"> </text:span><text:span text:style-name="T9">ﮨ</text:span><text:span text:style-name="T64"> </text:span><text:span text:style-name="T9">ﮩ</text:span><text:span text:style-name="T64"> </text:span><text:span text:style-name="T9">ﮪ</text:span><text:span text:style-name="T64"> </text:span><text:span text:style-name="T9">ﮫ</text:span><text:span text:style-name="T64"> </text:span><text:span text:style-name="T9">ﮬﮭ</text:span><text:span text:style-name="T64"> </text:span><text:span text:style-name="T9">ﮮ</text:span><text:span text:style-name="T64"> </text:span><text:span text:style-name="T9">ﮯ</text:span><text:span text:style-name="T64"> </text:span><text:span text:style-name="T9">ﮰ</text:span><text:span text:style-name="T64"> </text:span><text:span text:style-name="T9">ﮱ</text:span><text:span text:style-name="T64"> </text:span><text:span text:style-name="T9">ﯓ</text:span><text:span text:style-name="T64"> </text:span><text:span text:style-name="T9">ﯔ</text:span><text:span text:style-name="T64"> </text:span><text:span text:style-name="T9">ﯕ</text:span><text:span text:style-name="T64"> </text:span><text:span text:style-name="T9">ﯖ</text:span><text:span text:style-name="T64"> </text:span><text:span text:style-name="T9">ﯗ</text:span><text:span text:style-name="T64"> </text:span><text:span text:style-name="T9">ﯘ</text:span><text:span text:style-name="T64"> </text:span><text:span text:style-name="T9">ﯙ</text:span><text:span text:style-name="T64"> </text:span><text:span text:style-name="T9">ﯚ</text:span><text:span text:style-name="T64"> </text:span><text:span text:style-name="T9">ﯛ</text:span><text:span text:style-name="T64"> </text:span><text:span text:style-name="T9">ﯜ</text:span><text:span text:style-name="T64"> </text:span><text:span text:style-name="T9">ﯝ</text:span><text:span text:style-name="T64"> </text:span><text:span text:style-name="T9">ﯞ</text:span><text:span text:style-name="T64"> </text:span><text:span text:style-name="T9">ﯟ</text:span><text:span text:style-name="T64"> </text:span><text:span text:style-name="T9">ﯠ</text:span><text:span text:style-name="T64"> </text:span><text:span text:style-name="T9">ﯡ</text:span><text:span text:style-name="T64"> </text:span><text:span text:style-name="T9">ﯢ</text:span><text:span text:style-name="T64"> </text:span><text:span text:style-name="T9">ﯣ</text:span><text:span text:style-name="T64"> </text:span><text:span text:style-name="T9">ﯤ</text:span><text:span text:style-name="T64"> </text:span><text:span text:style-name="T9">ﯥ</text:span><text:span text:style-name="T64"> </text:span><text:span text:style-name="T9">ﯦ</text:span><text:span text:style-name="T64"> </text:span><text:span text:style-name="T9">ﯧ</text:span><text:span text:style-name="T64"> </text:span><text:span text:style-name="T9">ﯨ</text:span><text:span text:style-name="T64"> </text:span><text:span text:style-name="T9">ﯩ</text:span><text:span text:style-name="T64"> </text:span><text:span text:style-name="T9">ﯪ</text:span><text:span text:style-name="T64"> </text:span><text:span text:style-name="T9">ﯫ</text:span><text:span text:style-name="T64"> </text:span><text:span text:style-name="T9">ﯬ</text:span><text:span text:style-name="T64"> </text:span><text:span text:style-name="T9">ﯭ</text:span><text:span text:style-name="T64"> </text:span><text:span text:style-name="T9">ﯮ</text:span><text:span text:style-name="T64"> </text:span><text:span text:style-name="T9">ﯯ</text:span><text:span text:style-name="T64"> </text:span><text:span text:style-name="T9">ﯰ</text:span><text:span text:style-name="T64"> </text:span><text:span text:style-name="T9">ﯱ</text:span><text:span text:style-name="T64"> </text:span><text:span text:style-name="T9">ﯲ</text:span><text:span text:style-name="T64"> </text:span><text:span text:style-name="T9">ﯳ</text:span><text:span text:style-name="T64"> </text:span><text:span text:style-name="T9">ﯴ</text:span><text:span text:style-name="T64"> </text:span><text:span text:style-name="T9">ﯵ</text:span><text:span text:style-name="T64"> </text:span><text:span text:style-name="T9">ﯶ</text:span><text:span text:style-name="T64"> </text:span><text:span text:style-name="T9">ﯷ</text:span><text:span text:style-name="T64"> </text:span><text:span text:style-name="T9">ﯸ</text:span><text:span text:style-name="T64"> </text:span><text:span text:style-name="T9">ﯹ</text:span><text:span text:style-name="T64"> </text:span><text:span text:style-name="T9">ﯺ</text:span><text:span text:style-name="T64"> </text:span><text:span text:style-name="T9">ﯻ</text:span><text:span text:style-name="T64"> </text:span><text:span text:style-name="T9">ﯼ</text:span><text:span text:style-name="T64"> </text:span><text:span text:style-name="T9">ﯽ</text:span><text:span text:style-name="T64"> </text:span><text:span text:style-name="T9">ﯾ</text:span><text:span text:style-name="T64"> </text:span><text:span text:style-name="T9">ﯿ</text:span><text:span text:style-name="T64"> </text:span><text:span text:style-name="T9">ﰀ</text:span><text:span text:style-name="T64"> </text:span><text:span text:style-name="T9">ﰁ</text:span><text:span text:style-name="T64"> </text:span><text:span text:style-name="T9">ﰂ</text:span><text:span text:style-name="T64"> </text:span><text:span text:style-name="T9">ﰃ</text:span><text:span text:style-name="T64"> </text:span><text:span text:style-name="T9">ﰄ</text:span><text:span text:style-name="T64"> </text:span><text:span text:style-name="T9">ﰅ</text:span><text:span text:style-name="T64"> </text:span><text:span text:style-name="T9">ﰆ</text:span><text:span text:style-name="T64"> </text:span><text:span text:style-name="T9">ﰇ</text:span><text:span text:style-name="T64"> </text:span><text:span text:style-name="T9">ﰈ</text:span><text:span text:style-name="T64"> </text:span><text:span text:style-name="T9">ﰉ</text:span></text:p>
      <text:p text:style-name="P10"><text:span text:style-name="T10">ﭑ</text:span><text:span text:style-name="T64"> </text:span><text:span text:style-name="T10">ﭒ</text:span><text:span text:style-name="T64"> </text:span><text:span text:style-name="T10">ﭓ</text:span><text:span text:style-name="T64"> </text:span><text:span text:style-name="T10">ﭔ</text:span><text:span text:style-name="T64"> </text:span><text:span text:style-name="T10">ﭕ</text:span><text:span text:style-name="T64"> </text:span><text:span text:style-name="T10">ﭖ</text:span><text:span text:style-name="T64"> </text:span><text:span text:style-name="T10">ﭗ</text:span><text:span text:style-name="T64"> </text:span><text:span text:style-name="T10">ﭘ</text:span><text:span text:style-name="T64"> </text:span><text:span text:style-name="T10">ﭙ</text:span><text:span text:style-name="T64"> </text:span><text:span text:style-name="T10">ﭚ</text:span></text:p>
      <text:p text:style-name="P27"><text:span text:style-name="T10">ﭛﭜ</text:span><text:span text:style-name="T64"> </text:span><text:span text:style-name="T10">ﭝ</text:span><text:span text:style-name="T64"> </text:span><text:span text:style-name="T10">ﭞ</text:span><text:span text:style-name="T64"> </text:span><text:span text:style-name="T10">ﭟﭠ</text:span><text:span text:style-name="T64"> </text:span><text:span text:style-name="T10">ﭡ</text:span><text:span text:style-name="T64"> </text:span><text:span text:style-name="T10">ﭢ</text:span><text:span text:style-name="T64"> </text:span><text:span text:style-name="T10">ﭣ</text:span><text:span text:style-name="T64"> </text:span><text:span text:style-name="T10">ﭤ</text:span><text:span text:style-name="T64"> </text:span><text:span text:style-name="T10">ﭥ</text:span><text:span text:style-name="T64"> </text:span><text:span text:style-name="T10">ﭦ</text:span></text:p>
      <text:p text:style-name="P27"><text:span text:style-name="T10">ﭧ</text:span><text:span text:style-name="T64"> </text:span><text:span text:style-name="T10">ﭨ</text:span><text:span text:style-name="T64"> </text:span><text:span text:style-name="T10">ﭩ</text:span><text:span text:style-name="T64"> </text:span><text:span text:style-name="T10">ﭪ</text:span><text:span text:style-name="T64"> </text:span><text:span text:style-name="T10">ﭫﭬ</text:span><text:span text:style-name="T64"> </text:span><text:span text:style-name="T10">ﭭ</text:span><text:span text:style-name="T64"> </text:span><text:span text:style-name="T10">ﭮ</text:span></text:p>
      <text:p text:style-name="P27"><text:span text:style-name="T10">ﭯ</text:span><text:span text:style-name="T64"> </text:span><text:span text:style-name="T10">ﭰﭱ</text:span><text:span text:style-name="T64"> </text:span><text:span text:style-name="T10">ﭲ</text:span><text:span text:style-name="T64"> </text:span><text:span text:style-name="T10">ﭳ</text:span><text:span text:style-name="T64"> </text:span><text:span text:style-name="T10">ﭴ</text:span><text:span text:style-name="T64"> </text:span><text:span text:style-name="T10">ﭵﭶ</text:span><text:span text:style-name="T64"> </text:span><text:span text:style-name="T10">ﭷ</text:span><text:span text:style-name="T64"> </text:span><text:span text:style-name="T10">ﭸ</text:span><text:span text:style-name="T64"> </text:span><text:span text:style-name="T10">ﭹ</text:span></text:p>
      <text:p text:style-name="P27"><text:span text:style-name="T10">ﭺ</text:span><text:span text:style-name="T64"> </text:span><text:span text:style-name="T10">ﭻ</text:span><text:span text:style-name="T64"> </text:span><text:span text:style-name="T10">ﭼ</text:span><text:span text:style-name="T64"> </text:span><text:span text:style-name="T10">ﭽﭾ</text:span><text:span text:style-name="T64"> </text:span><text:span text:style-name="T10">ﭿ</text:span><text:span text:style-name="T64"> </text:span><text:span text:style-name="T10">ﮀ</text:span><text:span text:style-name="T64"> </text:span><text:span text:style-name="T10">ﮁ</text:span><text:span text:style-name="T64"> </text:span><text:span text:style-name="T10">ﮂ</text:span><text:span text:style-name="T64"> </text:span><text:span text:style-name="T10">ﮃ</text:span></text:p>
      <text:p text:style-name="P27"><text:span text:style-name="T10">ﮄ</text:span><text:span text:style-name="T64"> </text:span><text:span text:style-name="T10">ﮅ</text:span><text:span text:style-name="T64"> </text:span><text:span text:style-name="T10">ﮆ</text:span><text:span text:style-name="T64"> </text:span><text:span text:style-name="T10">ﮇ</text:span><text:span text:style-name="T64"> </text:span><text:span text:style-name="T10">ﮈ</text:span><text:span text:style-name="T64"> </text:span><text:span text:style-name="T10">ﮉ</text:span><text:span text:style-name="T64"> </text:span><text:span text:style-name="T10">ﮊ</text:span><text:span text:style-name="T64"> </text:span><text:span text:style-name="T10">ﮋ</text:span><text:span text:style-name="T64"> </text:span><text:span text:style-name="T10">ﮌ</text:span></text:p>
      <text:p text:style-name="P27"><text:span text:style-name="T10">ﮍ</text:span><text:span text:style-name="T64"> </text:span><text:span text:style-name="T10">ﮎ</text:span><text:span text:style-name="T64"> </text:span><text:span text:style-name="T10">ﮏ</text:span><text:span text:style-name="T64"> </text:span><text:span text:style-name="T10">ﮐ</text:span><text:span text:style-name="T64"> </text:span><text:span text:style-name="T10">ﮑﮒ</text:span><text:span text:style-name="T64"> </text:span><text:span text:style-name="T10">ﮓ</text:span><text:span text:style-name="T64"> </text:span><text:span text:style-name="T10">ﮔ</text:span><text:span text:style-name="T64"> </text:span><text:span text:style-name="T10">ﮕ</text:span><text:span text:style-name="T64"> </text:span><text:span text:style-name="T10">ﮖ</text:span><text:span text:style-name="T64"> </text:span><text:span text:style-name="T10">ﮗ</text:span><text:span text:style-name="T64"> </text:span><text:span text:style-name="T10">ﮘ</text:span><text:span text:style-name="T64"> </text:span><text:span text:style-name="T10">ﮙ</text:span></text:p>
      <text:p text:style-name="P27"><text:span text:style-name="T10">ﮚ</text:span><text:span text:style-name="T64"> </text:span><text:span text:style-name="T10">ﮛ</text:span><text:span text:style-name="T64"> </text:span><text:span text:style-name="T10">ﮜ</text:span><text:span text:style-name="T64"> </text:span><text:span text:style-name="T10">ﮝ</text:span><text:span text:style-name="T64"> </text:span><text:span text:style-name="T10">ﮞ</text:span><text:span text:style-name="T64"> </text:span><text:span text:style-name="T10">ﮟ</text:span><text:span text:style-name="T64"> </text:span><text:span text:style-name="T10">ﮠ</text:span><text:span text:style-name="T64"> </text:span><text:span text:style-name="T10">ﮡ</text:span><text:span text:style-name="T64"> </text:span><text:span text:style-name="T10">ﮢ</text:span><text:span text:style-name="T64"> </text:span><text:span text:style-name="T10">ﮣ</text:span></text:p>
      <text:p text:style-name="P27"><text:span text:style-name="T10">ﮤ</text:span><text:span text:style-name="T64"> </text:span><text:span text:style-name="T10">ﮥ</text:span><text:span text:style-name="T64"> </text:span><text:span text:style-name="T10">ﮦ</text:span><text:span text:style-name="T64"> </text:span><text:span text:style-name="T10">ﮧﮨ</text:span><text:span text:style-name="T64"> </text:span><text:span text:style-name="T10">ﮩ</text:span><text:span text:style-name="T64"> </text:span><text:span text:style-name="T10">ﮪ</text:span><text:span text:style-name="T64"> </text:span><text:span text:style-name="T10">ﮫ</text:span><text:span text:style-name="T64"> </text:span><text:span text:style-name="T10">ﮬ</text:span><text:span text:style-name="T64"> </text:span><text:span text:style-name="T10">ﮭ</text:span><text:span text:style-name="T64"> </text:span><text:span text:style-name="T10">ﮮ</text:span></text:p>
      <text:p text:style-name="P27"><text:span text:style-name="T10">ﮯﮰ</text:span><text:span text:style-name="T64"> </text:span><text:span text:style-name="T10">ﮱ</text:span><text:span text:style-name="T64"> </text:span><text:span text:style-name="T10">ﯓ</text:span><text:span text:style-name="T64"> </text:span><text:span text:style-name="T10">ﯔ</text:span><text:span text:style-name="T64"> </text:span><text:span text:style-name="T10">ﯕﯖ</text:span><text:span text:style-name="T64"> </text:span><text:span text:style-name="T10">ﯗ</text:span><text:span text:style-name="T64"> </text:span><text:span text:style-name="T10">ﯘﯙ</text:span><text:span text:style-name="T64"> </text:span><text:span text:style-name="T10">ﯚ</text:span><text:span text:style-name="T64"> </text:span><text:span text:style-name="T10">ﯛ</text:span></text:p>
      <text:p text:style-name="P27"><text:span text:style-name="T10">ﯜ</text:span><text:span text:style-name="T64"> </text:span><text:span text:style-name="T10">ﯝ</text:span><text:span text:style-name="T64"> </text:span><text:span text:style-name="T10">ﯞ</text:span><text:span text:style-name="T64"> </text:span><text:span text:style-name="T10">ﯟ</text:span><text:span text:style-name="T64"> </text:span><text:span text:style-name="T10">ﯠ</text:span><text:span text:style-name="T64"> </text:span><text:span text:style-name="T10">ﯡ</text:span><text:span text:style-name="T64"> </text:span><text:span text:style-name="T10">ﯢ</text:span><text:span text:style-name="T64"> </text:span><text:span text:style-name="T10">ﯣ</text:span><text:span text:style-name="T64"> </text:span><text:span text:style-name="T10">ﯤ</text:span><text:span text:style-name="T64"> </text:span><text:span text:style-name="T10">ﯥ</text:span></text:p>
      <text:p text:style-name="P27"><text:span text:style-name="T10">ﯦ</text:span><text:span text:style-name="T64"> </text:span><text:span text:style-name="T10">ﯧ</text:span><text:span text:style-name="T64"> </text:span><text:span text:style-name="T10">ﯨ</text:span><text:span text:style-name="T64"> </text:span><text:span text:style-name="T10">ﯩ</text:span><text:span text:style-name="T64"> </text:span><text:span text:style-name="T10">ﯪ</text:span><text:span text:style-name="T64"> </text:span><text:span text:style-name="T10">ﯫ</text:span><text:span text:style-name="T64"> </text:span><text:span text:style-name="T10">ﯬ</text:span><text:span text:style-name="T64"> </text:span><text:span text:style-name="T10">ﯭ</text:span><text:span text:style-name="T64"> </text:span><text:span text:style-name="T10">ﯮ</text:span><text:span text:style-name="T64"> </text:span><text:span text:style-name="T10">ﯯ</text:span><text:span text:style-name="T64"> </text:span><text:span text:style-name="T10">ﯰ</text:span></text:p>
      <text:p text:style-name="P27"><text:span text:style-name="T10">ﯱﯲ</text:span><text:span text:style-name="T64"> </text:span><text:span text:style-name="T10">ﯳ</text:span><text:span text:style-name="T64"> </text:span><text:span text:style-name="T10">ﯴ</text:span><text:span text:style-name="T64"> </text:span><text:span text:style-name="T10">ﯵ</text:span><text:span text:style-name="T64"> </text:span><text:span text:style-name="T10">ﯶ</text:span><text:span text:style-name="T64"> </text:span><text:span text:style-name="T10">ﯷ</text:span><text:span text:style-name="T64"> </text:span><text:span text:style-name="T10">ﯸ</text:span><text:span text:style-name="T64"> </text:span><text:span text:style-name="T10">ﯹ</text:span><text:span text:style-name="T64"> </text:span><text:span text:style-name="T10">ﯺ</text:span></text:p>
      <text:p text:style-name="P27"><text:span text:style-name="T10">ﯻ</text:span><text:span text:style-name="T64"> </text:span><text:span text:style-name="T10">ﯼ</text:span><text:span text:style-name="T64"> </text:span><text:span text:style-name="T10">ﯽ</text:span><text:span text:style-name="T64"> </text:span><text:span text:style-name="T10">ﯾ</text:span><text:span text:style-name="T64"> </text:span><text:span text:style-name="T10">ﯿ</text:span><text:span text:style-name="T64"> </text:span><text:span text:style-name="T10">ﰀ</text:span><text:span text:style-name="T64"> </text:span><text:span text:style-name="T10">ﰁ</text:span><text:span text:style-name="T64"> </text:span><text:span text:style-name="T10">ﰂ</text:span><text:span text:style-name="T64"> </text:span><text:span text:style-name="T10">ﰃ</text:span><text:span text:style-name="T64"> </text:span><text:span text:style-name="T10">ﰄ</text:span></text:p>
      <text:p text:style-name="P27"><text:span text:style-name="T10">ﰆ</text:span><text:span text:style-name="T64"> </text:span><text:span text:style-name="T10">ﰇ</text:span><text:span text:style-name="T64"> </text:span><text:span text:style-name="T10">ﰈ</text:span><text:span text:style-name="T64"> </text:span><text:span text:style-name="T10">ﰉ</text:span><text:span text:style-name="T64"> </text:span><text:span text:style-name="T10">ﰊ</text:span><text:span text:style-name="T64"> </text:span><text:span text:style-name="T10">ﰋ</text:span><text:span text:style-name="T64"> </text:span><text:span text:style-name="T10">ﰌ</text:span><text:span text:style-name="T64"> </text:span><text:span text:style-name="T10">ﰍ</text:span><text:span text:style-name="T64"> </text:span><text:span text:style-name="T10">ﰎ</text:span><text:span text:style-name="T64"> </text:span><text:span text:style-name="T10">ﰏ</text:span></text:p>
      <text:p text:style-name="P11"><text:span text:style-name="T11">ﭑ</text:span><text:span text:style-name="T64"> </text:span><text:span text:style-name="T11">ﭒ</text:span><text:span text:style-name="T64"> </text:span><text:span text:style-name="T11">ﭓ</text:span><text:span text:style-name="T64"> </text:span><text:span text:style-name="T11">ﭔ</text:span><text:span text:style-name="T64"> </text:span><text:span text:style-name="T11">ﭕ</text:span><text:span text:style-name="T64"> </text:span><text:span text:style-name="T11">ﭖ</text:span><text:span text:style-name="T64"> </text:span><text:span text:style-name="T11">ﭗ</text:span><text:span text:style-name="T64"> </text:span><text:span text:style-name="T11">ﭘ</text:span><text:span text:style-name="T64"> </text:span><text:span text:style-name="T11">ﭙ</text:span><text:span text:style-name="T64"> </text:span><text:span text:style-name="T11">ﭚ</text:span><text:span text:style-name="T64"> </text:span><text:span text:style-name="T11">ﭛ</text:span><text:span text:style-name="T64"> </text:span><text:span text:style-name="T11">ﭜ</text:span><text:span text:style-name="T64"> </text:span><text:span text:style-name="T11">ﭝ</text:span><text:span text:style-name="T64"> </text:span><text:span text:style-name="T11">ﭞ</text:span><text:span text:style-name="T64"> </text:span><text:span text:style-name="T11">ﭟ</text:span><text:span text:style-name="T64"> </text:span><text:span text:style-name="T11">ﭠ</text:span><text:span text:style-name="T64"> </text:span><text:span text:style-name="T11">ﭡ</text:span><text:span text:style-name="T64"> </text:span><text:span text:style-name="T11">ﭢ</text:span><text:span text:style-name="T64"> </text:span><text:span text:style-name="T11">ﭣ</text:span><text:span text:style-name="T64"> </text:span><text:span text:style-name="T11">ﭤ</text:span><text:span text:style-name="T64"> </text:span><text:span text:style-name="T11">ﭥ</text:span><text:span text:style-name="T64"> </text:span><text:span text:style-name="T11">ﭦ</text:span><text:span text:style-name="T64"> </text:span><text:span text:style-name="T11">ﭧ</text:span><text:span text:style-name="T64"> </text:span><text:span text:style-name="T11">ﭨ</text:span><text:span text:style-name="T64"> </text:span><text:span text:style-name="T11">ﭩ</text:span><text:span text:style-name="T64"> </text:span><text:span text:style-name="T11">ﭪ</text:span><text:span text:style-name="T64"> </text:span><text:span text:style-name="T11">ﭫ</text:span><text:span text:style-name="T64"> </text:span><text:span text:style-name="T11">ﭬ</text:span><text:span text:style-name="T64"> </text:span><text:span text:style-name="T11">ﭭ</text:span><text:span text:style-name="T64"> </text:span><text:span text:style-name="T11">ﭮ</text:span><text:span text:style-name="T64"> </text:span><text:span text:style-name="T11">ﭯ</text:span><text:span text:style-name="T64"> </text:span><text:span text:style-name="T11">ﭰ</text:span><text:span text:style-name="T64"> </text:span><text:span text:style-name="T11">ﭱ</text:span><text:span text:style-name="T64"> </text:span><text:span text:style-name="T11">ﭲ</text:span><text:span text:style-name="T64"> </text:span><text:span text:style-name="T11">ﭳ</text:span><text:span text:style-name="T64"> </text:span><text:span text:style-name="T11">ﭴ</text:span><text:span text:style-name="T64"> </text:span><text:span text:style-name="T11">ﭵ</text:span><text:span text:style-name="T64"> </text:span><text:span text:style-name="T11">ﭶ</text:span><text:span text:style-name="T64"> </text:span><text:span text:style-name="T11">ﭷ</text:span><text:span text:style-name="T64"> </text:span><text:span text:style-name="T11">ﭸ</text:span><text:span text:style-name="T64"> </text:span><text:span text:style-name="T11">ﭹ</text:span><text:span text:style-name="T64"> </text:span><text:span text:style-name="T11">ﭺ</text:span><text:span text:style-name="T64"> </text:span><text:span text:style-name="T11">ﭻ</text:span><text:span text:style-name="T64"> </text:span><text:span text:style-name="T11">ﭼ</text:span><text:span text:style-name="T64"> </text:span><text:span text:style-name="T11">ﭽ</text:span><text:span text:style-name="T64"> </text:span><text:span text:style-name="T11">ﭾ</text:span><text:span text:style-name="T64"> </text:span><text:span text:style-name="T11">ﭿ</text:span><text:span text:style-name="T64"> </text:span><text:span text:style-name="T11">ﮀ</text:span><text:span text:style-name="T64"> </text:span><text:span text:style-name="T11">ﮁ</text:span><text:span text:style-name="T64"> </text:span><text:span text:style-name="T11">ﮂ</text:span><text:span text:style-name="T64"> </text:span><text:span text:style-name="T11">ﮃ</text:span><text:span text:style-name="T64"> </text:span><text:span text:style-name="T11">ﮄ</text:span><text:span text:style-name="T64"> </text:span><text:span text:style-name="T11">ﮅ</text:span><text:span text:style-name="T64"> </text:span><text:span text:style-name="T11">ﮆ</text:span><text:span text:style-name="T64"> </text:span><text:span text:style-name="T11">ﮇ</text:span><text:span text:style-name="T64"> </text:span><text:span text:style-name="T11">ﮈ</text:span><text:span text:style-name="T64"> </text:span><text:span text:style-name="T11">ﮉ</text:span><text:span text:style-name="T64"> </text:span><text:span text:style-name="T11">ﮊ</text:span><text:span text:style-name="T64"> </text:span><text:span text:style-name="T11">ﮋ</text:span><text:span text:style-name="T64"> </text:span><text:span text:style-name="T11">ﮌ</text:span><text:span text:style-name="T64"> </text:span><text:span text:style-name="T11">ﮍ</text:span><text:span text:style-name="T64"> </text:span><text:span text:style-name="T11">ﮎ</text:span><text:span text:style-name="T64"> </text:span><text:span text:style-name="T11">ﮏﮐ</text:span><text:span text:style-name="T64"> </text:span><text:span text:style-name="T11">ﮑ</text:span><text:span text:style-name="T64"> </text:span><text:span text:style-name="T11">ﮒ</text:span><text:span text:style-name="T64"> </text:span><text:span text:style-name="T11">ﮓ</text:span><text:span text:style-name="T64"> </text:span><text:span text:style-name="T11">ﮔ</text:span><text:span text:style-name="T64"> </text:span><text:span text:style-name="T11">ﮕ</text:span><text:span text:style-name="T64"> </text:span><text:span text:style-name="T11">ﮖ</text:span><text:span text:style-name="T64"> </text:span><text:span text:style-name="T11">ﮗ</text:span><text:span text:style-name="T64"> </text:span><text:span text:style-name="T11">ﮘ</text:span><text:span text:style-name="T64"> </text:span><text:span text:style-name="T11">ﮙ</text:span><text:span text:style-name="T64"> </text:span><text:span text:style-name="T11">ﮚ</text:span><text:span text:style-name="T64"> </text:span><text:span text:style-name="T11">ﮛ</text:span><text:span text:style-name="T64"> </text:span><text:span text:style-name="T11">ﮜ</text:span><text:span text:style-name="T64"> </text:span><text:span text:style-name="T11">ﮝ</text:span><text:span text:style-name="T64"> </text:span><text:span text:style-name="T11">ﮞﮟ</text:span><text:span text:style-name="T64"> </text:span><text:span text:style-name="T11">ﮠ</text:span><text:span text:style-name="T64"> </text:span><text:span text:style-name="T11">ﮡ</text:span><text:span text:style-name="T64"> </text:span><text:span text:style-name="T11">ﮢﮣ</text:span><text:span text:style-name="T64"> </text:span><text:span text:style-name="T11">ﮤ</text:span><text:span text:style-name="T64"> </text:span><text:span text:style-name="T11">ﮥ</text:span><text:span text:style-name="T64"> </text:span><text:span text:style-name="T11">ﮦ</text:span><text:span text:style-name="T64"> </text:span><text:span text:style-name="T11">ﮧ</text:span><text:span text:style-name="T64"> </text:span><text:span text:style-name="T11">ﮨ</text:span><text:span text:style-name="T64"> </text:span><text:span text:style-name="T11">ﮩ</text:span><text:span text:style-name="T64"> </text:span><text:span text:style-name="T11">ﮪ</text:span><text:span text:style-name="T64"> </text:span><text:span text:style-name="T11">ﮫ</text:span><text:span text:style-name="T64"> </text:span><text:span text:style-name="T11">ﮬ</text:span><text:span text:style-name="T64"> </text:span><text:span text:style-name="T11">ﮭ</text:span><text:span text:style-name="T64"> </text:span><text:span text:style-name="T11">ﮮﮯ</text:span><text:span text:style-name="T64"> </text:span><text:span text:style-name="T11">ﮰ</text:span><text:span text:style-name="T64"> </text:span><text:span text:style-name="T11">ﮱ</text:span><text:span text:style-name="T64"> </text:span><text:span text:style-name="T11">ﯓ</text:span><text:span text:style-name="T64"> </text:span><text:span text:style-name="T11">ﯔﯕ</text:span><text:span text:style-name="T64"> </text:span><text:span text:style-name="T11">ﯖ</text:span><text:span text:style-name="T64"> </text:span><text:span text:style-name="T11">ﯗ</text:span><text:span text:style-name="T64"> </text:span><text:span text:style-name="T11">ﯘ</text:span><text:span text:style-name="T64"> </text:span><text:span text:style-name="T11">ﯙ</text:span><text:span text:style-name="T64"> </text:span><text:span text:style-name="T11">ﯚ</text:span><text:span text:style-name="T64"> </text:span><text:span text:style-name="T11">ﯛ</text:span><text:span text:style-name="T64"> </text:span><text:span text:style-name="T11">ﯜ</text:span><text:span text:style-name="T64"> </text:span><text:span text:style-name="T11">ﯝ</text:span><text:span text:style-name="T64"> </text:span><text:span text:style-name="T11">ﯞ</text:span><text:span text:style-name="T64"> </text:span><text:span text:style-name="T11">ﯟ</text:span><text:span text:style-name="T64"> </text:span><text:span text:style-name="T11">ﯠ</text:span><text:span text:style-name="T64"> </text:span><text:span text:style-name="T11">ﯡ</text:span><text:span text:style-name="T64"> </text:span><text:span text:style-name="T11">ﯢ</text:span><text:span text:style-name="T64"> </text:span><text:span text:style-name="T11">ﯣ</text:span><text:span text:style-name="T64"> </text:span><text:span text:style-name="T11">ﯤ</text:span><text:span text:style-name="T64"> </text:span><text:span text:style-name="T11">ﯥﯦ</text:span><text:span text:style-name="T64"> </text:span><text:span text:style-name="T11">ﯧ</text:span><text:span text:style-name="T64"> </text:span><text:span text:style-name="T11">ﯨ</text:span><text:span text:style-name="T64"> </text:span><text:span text:style-name="T11">ﯩ</text:span><text:span text:style-name="T64"> </text:span><text:span text:style-name="T11">ﯪ</text:span><text:span text:style-name="T64"> </text:span><text:span text:style-name="T11">ﯫ</text:span><text:span text:style-name="T64"> </text:span><text:span text:style-name="T11">ﯬ</text:span><text:span text:style-name="T64"> </text:span><text:span text:style-name="T11">ﯭﯮ</text:span><text:span text:style-name="T64"> </text:span><text:span text:style-name="T11">ﯯ</text:span><text:span text:style-name="T64"> </text:span><text:span text:style-name="T11">ﯰ</text:span><text:span text:style-name="T64"> </text:span><text:span text:style-name="T11">ﯱ</text:span><text:span text:style-name="T64"> </text:span><text:span text:style-name="T11">ﯲﯳ</text:span><text:span text:style-name="T64"> </text:span><text:span text:style-name="T11">ﯴ</text:span><text:span text:style-name="T64"> </text:span><text:span text:style-name="T11">ﯵ</text:span><text:span text:style-name="T64"> </text:span><text:span text:style-name="T11">ﯶ</text:span><text:span text:style-name="T64"> </text:span><text:span text:style-name="T11">ﯷ</text:span><text:span text:style-name="T64"> </text:span><text:span text:style-name="T11">ﯸ</text:span><text:span text:style-name="T64"> </text:span><text:span text:style-name="T11">ﯹ</text:span><text:span text:style-name="T64"> </text:span><text:span text:style-name="T11">ﯺ</text:span><text:span text:style-name="T64"> </text:span><text:span text:style-name="T11">ﯻ</text:span><text:span text:style-name="T64"> </text:span><text:span text:style-name="T11">ﯼ</text:span><text:span text:style-name="T64"> </text:span><text:span text:style-name="T11">ﯽ</text:span><text:span text:style-name="T64"> </text:span><text:span text:style-name="T11">ﯾ</text:span><text:span text:style-name="T64"> </text:span><text:span text:style-name="T11">ﯿ</text:span><text:span text:style-name="T64"> </text:span><text:span text:style-name="T11">ﰀ</text:span><text:span text:style-name="T64"> </text:span><text:span text:style-name="T11">ﰁ</text:span><text:span text:style-name="T64"> </text:span><text:span text:style-name="T11">ﰂ</text:span><text:span text:style-name="T64"> </text:span><text:span text:style-name="T11">ﰃﰄ</text:span><text:span text:style-name="T64"> </text:span><text:span text:style-name="T11">ﰅ</text:span><text:span text:style-name="T64"> </text:span><text:span text:style-name="T11">ﰆ</text:span><text:span text:style-name="T64"> </text:span><text:span text:style-name="T11">ﰇ</text:span><text:span text:style-name="T64"> </text:span><text:span text:style-name="T11">ﰈ</text:span><text:span text:style-name="T64"> </text:span><text:span text:style-name="T11">ﰉ</text:span></text:p>
      <text:p text:style-name="P12"><text:span text:style-name="T12">ﭑ</text:span><text:span text:style-name="T64"> </text:span><text:span text:style-name="T12">ﭒ</text:span><text:span text:style-name="T64"> </text:span><text:span text:style-name="T12">ﭓ</text:span><text:span text:style-name="T64"> </text:span><text:span text:style-name="T12">ﭔ</text:span><text:span text:style-name="T64"> </text:span><text:span text:style-name="T12">ﭕ</text:span><text:span text:style-name="T64"> </text:span><text:span text:style-name="T12">ﭖ</text:span><text:span text:style-name="T64"> </text:span><text:span text:style-name="T12">ﭗ</text:span><text:span text:style-name="T64"> </text:span><text:span text:style-name="T12">ﭘ</text:span><text:span text:style-name="T64"> </text:span><text:span text:style-name="T12">ﭙ</text:span><text:span text:style-name="T64"> </text:span><text:span text:style-name="T12">ﭚ</text:span><text:span text:style-name="T64"> </text:span><text:span text:style-name="T12">ﭛ</text:span><text:span text:style-name="T64"> </text:span><text:span text:style-name="T12">ﭜ</text:span><text:span text:style-name="T64"> </text:span><text:span text:style-name="T12">ﭝ</text:span><text:span text:style-name="T64"> </text:span><text:span text:style-name="T12">ﭞ</text:span><text:span text:style-name="T64"> </text:span><text:span text:style-name="T12">ﭟ</text:span><text:span text:style-name="T64"> </text:span><text:span text:style-name="T12">ﭠ</text:span><text:span text:style-name="T64"> </text:span><text:span text:style-name="T12">ﭡ</text:span><text:span text:style-name="T64"> </text:span><text:span text:style-name="T12">ﭢ</text:span><text:span text:style-name="T64"> </text:span><text:span text:style-name="T12">ﭣﭤ</text:span><text:span text:style-name="T64"> </text:span><text:span text:style-name="T12">ﭥ</text:span><text:span text:style-name="T64"> </text:span><text:span text:style-name="T12">ﭦ</text:span><text:span text:style-name="T64"> </text:span><text:span text:style-name="T12">ﭧ</text:span><text:span text:style-name="T64"> </text:span><text:span text:style-name="T12">ﭨ</text:span><text:span text:style-name="T64"> </text:span><text:span text:style-name="T12">ﭩ</text:span><text:span text:style-name="T64"> </text:span><text:span text:style-name="T12">ﭪ</text:span><text:span text:style-name="T64"> </text:span><text:span text:style-name="T12">ﭫ</text:span><text:span text:style-name="T64"> </text:span><text:span text:style-name="T12">ﭬ</text:span><text:span text:style-name="T64"> </text:span><text:span text:style-name="T12">ﭭ</text:span><text:span text:style-name="T64"> </text:span><text:span text:style-name="T12">ﭮ</text:span><text:span text:style-name="T64"> </text:span><text:span text:style-name="T12">ﭯ</text:span><text:span text:style-name="T64"> </text:span><text:span text:style-name="T12">ﭰ</text:span><text:span text:style-name="T64"> </text:span><text:span text:style-name="T12">ﭱ</text:span><text:span text:style-name="T64"> </text:span><text:span text:style-name="T12">ﭲ</text:span><text:span text:style-name="T64"> </text:span><text:span text:style-name="T12">ﭳ</text:span><text:span text:style-name="T64"> </text:span><text:span text:style-name="T12">ﭴ</text:span><text:span text:style-name="T64"> </text:span><text:span text:style-name="T12">ﭵ</text:span><text:span text:style-name="T64"> </text:span><text:span text:style-name="T12">ﭶﭷ</text:span><text:span text:style-name="T64"> </text:span><text:span text:style-name="T12">ﭸ</text:span><text:span text:style-name="T64"> </text:span><text:span text:style-name="T12">ﭹ</text:span><text:span text:style-name="T64"> </text:span><text:span text:style-name="T12">ﭺ</text:span><text:span text:style-name="T64"> </text:span><text:span text:style-name="T12">ﭻ</text:span><text:span text:style-name="T64"> </text:span><text:span text:style-name="T12">ﭼ</text:span><text:span text:style-name="T64"> </text:span><text:span text:style-name="T12">ﭽ</text:span><text:span text:style-name="T64"> </text:span><text:span text:style-name="T12">ﭾ</text:span><text:span text:style-name="T64"> </text:span><text:span text:style-name="T12">ﭿ</text:span><text:span text:style-name="T64"> </text:span><text:span text:style-name="T12">ﮀ</text:span><text:span text:style-name="T64"> </text:span><text:span text:style-name="T12">ﮁ</text:span><text:span text:style-name="T64"> </text:span><text:span text:style-name="T12">ﮂﮃ</text:span><text:span text:style-name="T64"> </text:span><text:span text:style-name="T12">ﮄ</text:span><text:span text:style-name="T64"> </text:span><text:span text:style-name="T12">ﮅ</text:span><text:span text:style-name="T64"> </text:span><text:span text:style-name="T12">ﮆ</text:span><text:span text:style-name="T64"> </text:span><text:span text:style-name="T12">ﮇ</text:span><text:span text:style-name="T64"> </text:span><text:span text:style-name="T12">ﮈ</text:span><text:span text:style-name="T64"> </text:span><text:span text:style-name="T12">ﮉ</text:span><text:span text:style-name="T64"> </text:span><text:span text:style-name="T12">ﮊ</text:span><text:span text:style-name="T64"> </text:span><text:span text:style-name="T12">ﮋ</text:span><text:span text:style-name="T64"> </text:span><text:span text:style-name="T12">ﮌ</text:span><text:span text:style-name="T64"> </text:span><text:span text:style-name="T12">ﮍ</text:span><text:span text:style-name="T64"> </text:span><text:span text:style-name="T12">ﮎ</text:span><text:span text:style-name="T64"> </text:span><text:span text:style-name="T12">ﮏ</text:span><text:span text:style-name="T64"> </text:span><text:span text:style-name="T12">ﮐ</text:span><text:span text:style-name="T64"> </text:span><text:span text:style-name="T12">ﮑ</text:span><text:span text:style-name="T64"> </text:span><text:span text:style-name="T12">ﮒ</text:span><text:span text:style-name="T64"> </text:span><text:span text:style-name="T12">ﮓ</text:span><text:span text:style-name="T64"> </text:span><text:span text:style-name="T12">ﮔ</text:span><text:span text:style-name="T64"> </text:span><text:span text:style-name="T12">ﮕ</text:span><text:span text:style-name="T64"> </text:span><text:span text:style-name="T12">ﮖ</text:span><text:span text:style-name="T64"> </text:span><text:span text:style-name="T12">ﮗ</text:span><text:span text:style-name="T64"> </text:span><text:span text:style-name="T12">ﮘ</text:span><text:span text:style-name="T64"> </text:span><text:span text:style-name="T12">ﮙ</text:span><text:span text:style-name="T64"> </text:span><text:span text:style-name="T12">ﮚ</text:span><text:span text:style-name="T64"> </text:span><text:span text:style-name="T12">ﮛ</text:span><text:span text:style-name="T64"> </text:span><text:span text:style-name="T12">ﮜ</text:span><text:span text:style-name="T64"> </text:span><text:span text:style-name="T12">ﮝ</text:span><text:span text:style-name="T64"> </text:span><text:span text:style-name="T12">ﮞ</text:span><text:span text:style-name="T64"> </text:span><text:span text:style-name="T12">ﮟ</text:span><text:span text:style-name="T64"> </text:span><text:span text:style-name="T12">ﮠ</text:span><text:span text:style-name="T64"> </text:span><text:span text:style-name="T12">ﮡ</text:span><text:span text:style-name="T64"> </text:span><text:span text:style-name="T12">ﮢﮣ</text:span><text:span text:style-name="T64"> </text:span><text:span text:style-name="T12">ﮤ</text:span><text:span text:style-name="T64"> </text:span><text:span text:style-name="T12">ﮥ</text:span><text:span text:style-name="T64"> </text:span><text:span text:style-name="T12">ﮦ</text:span><text:span text:style-name="T64"> </text:span><text:span text:style-name="T12">ﮧ</text:span><text:span text:style-name="T64"> </text:span><text:span text:style-name="T12">ﮨ</text:span><text:span text:style-name="T64"> </text:span><text:span text:style-name="T12">ﮩ</text:span><text:span text:style-name="T64"> </text:span><text:span text:style-name="T12">ﮪ</text:span><text:span text:style-name="T64"> </text:span><text:span text:style-name="T12">ﮫ</text:span><text:span text:style-name="T64"> </text:span><text:span text:style-name="T12">ﮬﮭ</text:span><text:span text:style-name="T64"> </text:span><text:span text:style-name="T12">ﮮ</text:span><text:span text:style-name="T64"> </text:span><text:span text:style-name="T12">ﮯﮰ</text:span><text:span text:style-name="T64"> </text:span><text:span text:style-name="T12">ﮱ</text:span><text:span text:style-name="T64"> </text:span><text:span text:style-name="T12">ﯓ</text:span><text:span text:style-name="T64"> </text:span><text:span text:style-name="T12">ﯔ</text:span><text:span text:style-name="T64"> </text:span><text:span text:style-name="T12">ﯕ</text:span><text:span text:style-name="T64"> </text:span><text:span text:style-name="T12">ﯖ</text:span><text:span text:style-name="T64"> </text:span><text:span text:style-name="T12">ﯗﯘ</text:span><text:span text:style-name="T64"> </text:span><text:span text:style-name="T12">ﯙ</text:span><text:span text:style-name="T64"> </text:span><text:span text:style-name="T12">ﯚ</text:span><text:span text:style-name="T64"> </text:span><text:span text:style-name="T12">ﯛ</text:span><text:span text:style-name="T64"> </text:span><text:span text:style-name="T12">ﯜ</text:span><text:span text:style-name="T64"> </text:span><text:span text:style-name="T12">ﯝ</text:span><text:span text:style-name="T64"> </text:span><text:span text:style-name="T12">ﯞ</text:span><text:span text:style-name="T64"> </text:span><text:span text:style-name="T12">ﯟ</text:span><text:span text:style-name="T64"> </text:span><text:span text:style-name="T12">ﯠ</text:span><text:span text:style-name="T64"> </text:span><text:span text:style-name="T12">ﯡ</text:span><text:span text:style-name="T64"> </text:span><text:span text:style-name="T12">ﯢ</text:span><text:span text:style-name="T64"> </text:span><text:span text:style-name="T12">ﯣ</text:span><text:span text:style-name="T64"> </text:span><text:span text:style-name="T12">ﯤ</text:span><text:span text:style-name="T64"> </text:span><text:span text:style-name="T12">ﯥ</text:span><text:span text:style-name="T64"> </text:span><text:span text:style-name="T12">ﯦ</text:span><text:span text:style-name="T64"> </text:span><text:span text:style-name="T12">ﯧ</text:span><text:span text:style-name="T64"> </text:span><text:span text:style-name="T12">ﯨ</text:span><text:span text:style-name="T64"> </text:span><text:span text:style-name="T12">ﯩ</text:span><text:span text:style-name="T64"> </text:span><text:span text:style-name="T12">ﯪ</text:span><text:span text:style-name="T64"> </text:span><text:span text:style-name="T12">ﯫ</text:span><text:span text:style-name="T64"> </text:span><text:span text:style-name="T12">ﯬ</text:span><text:span text:style-name="T64"> </text:span><text:span text:style-name="T12">ﯭ</text:span><text:span text:style-name="T64"> </text:span><text:span text:style-name="T12">ﯮ</text:span><text:span text:style-name="T64"> </text:span><text:span text:style-name="T12">ﯯ</text:span><text:span text:style-name="T64"> </text:span><text:span text:style-name="T12">ﯰ</text:span><text:span text:style-name="T64"> </text:span><text:span text:style-name="T12">ﯱ</text:span><text:span text:style-name="T64"> </text:span><text:span text:style-name="T12">ﯲ</text:span><text:span text:style-name="T64"> </text:span><text:span text:style-name="T12">ﯳ</text:span><text:span text:style-name="T64"> </text:span><text:span text:style-name="T12">ﯴ</text:span><text:span text:style-name="T64"> </text:span><text:span text:style-name="T12">ﯵ</text:span><text:span text:style-name="T64"> </text:span><text:span text:style-name="T12">ﯶ</text:span><text:span text:style-name="T64"> </text:span><text:span text:style-name="T12">ﯷ</text:span><text:span text:style-name="T64"> </text:span><text:span text:style-name="T12">ﯸ</text:span><text:span text:style-name="T64"> </text:span><text:span text:style-name="T12">ﯹ</text:span><text:span text:style-name="T64"> </text:span><text:span text:style-name="T12">ﯺ</text:span><text:span text:style-name="T64"> </text:span><text:span text:style-name="T12">ﯻ</text:span><text:span text:style-name="T64"> </text:span><text:span text:style-name="T12">ﯼ</text:span><text:span text:style-name="T64"> </text:span><text:span text:style-name="T12">ﯽ</text:span><text:span text:style-name="T64"> </text:span><text:span text:style-name="T12">ﯾ</text:span><text:span text:style-name="T64"> </text:span><text:span text:style-name="T12">ﯿ</text:span><text:span text:style-name="T64"> </text:span><text:span text:style-name="T12">ﰀ</text:span><text:span text:style-name="T64"> </text:span><text:span text:style-name="T12">ﰁ</text:span><text:span text:style-name="T64"> </text:span><text:span text:style-name="T12">ﰂ</text:span><text:span text:style-name="T64"> </text:span><text:span text:style-name="T12">ﰃ</text:span><text:span text:style-name="T64"> </text:span><text:span text:style-name="T12">ﰄ</text:span><text:span text:style-name="T64"> </text:span><text:span text:style-name="T12">ﰅ</text:span></text:p>
      <text:p text:style-name="P13"><text:span text:style-name="T14">ﭑ</text:span><text:span text:style-name="T64"> </text:span><text:span text:style-name="T14">ﭒ</text:span><text:span text:style-name="T64"> </text:span><text:span text:style-name="T14">ﭓ</text:span><text:span text:style-name="T64"> </text:span><text:span text:style-name="T14">ﭔ</text:span><text:span text:style-name="T64"> </text:span><text:span text:style-name="T14">ﭕ</text:span><text:span text:style-name="T64"> </text:span><text:span text:style-name="T14">ﭖ</text:span><text:span text:style-name="T64"> </text:span><text:span text:style-name="T14">ﭗ</text:span><text:span text:style-name="T64"> </text:span><text:span text:style-name="T14">ﭘ</text:span><text:span text:style-name="T64"> </text:span><text:span text:style-name="T14">ﭙ</text:span><text:span text:style-name="T64"> </text:span><text:span text:style-name="T14">ﭚ</text:span><text:span text:style-name="T64"> </text:span><text:span text:style-name="T14">ﭛﭜ</text:span><text:span text:style-name="T64"> </text:span><text:span text:style-name="T14">ﭝ</text:span><text:span text:style-name="T64"> </text:span><text:span text:style-name="T14">ﭞ</text:span><text:span text:style-name="T64"> </text:span><text:span text:style-name="T14">ﭟ</text:span><text:span text:style-name="T64"> </text:span><text:span text:style-name="T14">ﭠ</text:span><text:span text:style-name="T64"> </text:span><text:span text:style-name="T14">ﭡ</text:span><text:span text:style-name="T64"> </text:span><text:span text:style-name="T14">ﭢ</text:span><text:span text:style-name="T64"> </text:span><text:span text:style-name="T14">ﭣ</text:span><text:span text:style-name="T64"> </text:span><text:span text:style-name="T14">ﭤ</text:span><text:span text:style-name="T64"> </text:span><text:span text:style-name="T14">ﭥ</text:span><text:span text:style-name="T64"> </text:span><text:span text:style-name="T14">ﭦ</text:span><text:span text:style-name="T64"> </text:span><text:span text:style-name="T14">ﭧ</text:span><text:span text:style-name="T64"> </text:span><text:span text:style-name="T14">ﭨ</text:span><text:span text:style-name="T64"> </text:span><text:span text:style-name="T14">ﭩ</text:span><text:span text:style-name="T64"> </text:span><text:span text:style-name="T14">ﭪ</text:span><text:span text:style-name="T64"> </text:span><text:span text:style-name="T14">ﭫ</text:span><text:span text:style-name="T64"> </text:span><text:span text:style-name="T14">ﭬ</text:span><text:span text:style-name="T64"> </text:span><text:span text:style-name="T14">ﭭ</text:span><text:span text:style-name="T64"> </text:span><text:span text:style-name="T14">ﭮ</text:span><text:span text:style-name="T64"> </text:span><text:span text:style-name="T14">ﭯ</text:span><text:span text:style-name="T64"> </text:span><text:span text:style-name="T14">ﭰ</text:span><text:span text:style-name="T64"> </text:span><text:span text:style-name="T14">ﭱ</text:span><text:span text:style-name="T64"> </text:span><text:span text:style-name="T14">ﭲ</text:span><text:span text:style-name="T64"> </text:span><text:span text:style-name="T14">ﭳ</text:span><text:span text:style-name="T64"> </text:span><text:span text:style-name="T14">ﭴ</text:span><text:span text:style-name="T64"> </text:span><text:span text:style-name="T14">ﭵ</text:span><text:span text:style-name="T64"> </text:span><text:span text:style-name="T14">ﭶ</text:span><text:span text:style-name="T64"> </text:span><text:span text:style-name="T14">ﭷﭸ</text:span><text:span text:style-name="T64"> </text:span><text:span text:style-name="T14">ﭹ</text:span><text:span text:style-name="T64"> </text:span><text:span text:style-name="T14">ﭺ</text:span><text:span text:style-name="T64"> </text:span><text:span text:style-name="T14">ﭻ</text:span><text:span text:style-name="T64"> </text:span><text:span text:style-name="T14">ﭼ</text:span><text:span text:style-name="T64"> </text:span><text:span text:style-name="T14">ﭽ</text:span><text:span text:style-name="T64"> </text:span><text:span text:style-name="T14">ﭾ</text:span><text:span text:style-name="T64"> </text:span><text:span text:style-name="T14">ﭿ</text:span><text:span text:style-name="T64"> </text:span><text:span text:style-name="T14">ﮀ</text:span><text:span text:style-name="T64"> </text:span><text:span text:style-name="T14">ﮁ</text:span><text:span text:style-name="T64"> </text:span><text:span text:style-name="T14">ﮂ</text:span><text:span text:style-name="T64"> </text:span><text:span text:style-name="T14">ﮃ</text:span><text:span text:style-name="T64"> </text:span><text:span text:style-name="T14">ﮄ</text:span><text:span text:style-name="T64"> </text:span><text:span text:style-name="T14">ﮅ</text:span><text:span text:style-name="T64"> </text:span><text:span text:style-name="T14">ﮆ</text:span><text:span text:style-name="T64"> </text:span><text:span text:style-name="T14">ﮇ</text:span><text:span text:style-name="T64"> </text:span><text:span text:style-name="T14">ﮈ</text:span><text:span text:style-name="T64"> </text:span><text:span text:style-name="T14">ﮉ</text:span><text:span text:style-name="T64"> </text:span><text:span text:style-name="T14">ﮊ</text:span><text:span text:style-name="T64"> </text:span><text:span text:style-name="T14">ﮋ</text:span><text:span text:style-name="T64"> </text:span><text:span text:style-name="T14">ﮌﮍ</text:span><text:span text:style-name="T64"> </text:span><text:span text:style-name="T14">ﮎ</text:span><text:span text:style-name="T64"> </text:span><text:span text:style-name="T14">ﮏ</text:span><text:span text:style-name="T64"> </text:span><text:span text:style-name="T14">ﮐ</text:span><text:span text:style-name="T64"> </text:span><text:span text:style-name="T14">ﮑ</text:span><text:span text:style-name="T64"> </text:span><text:span text:style-name="T14">ﮒﮓ</text:span><text:span text:style-name="T64"> </text:span><text:span text:style-name="T14">ﮔ</text:span><text:span text:style-name="T64"> </text:span><text:span text:style-name="T14">ﮕ</text:span><text:span text:style-name="T64"> </text:span><text:span text:style-name="T14">ﮖ</text:span><text:span text:style-name="T64"> </text:span><text:span text:style-name="T14">ﮗﮘ</text:span><text:span text:style-name="T64"> </text:span><text:span text:style-name="T14">ﮙ</text:span><text:span text:style-name="T64"> </text:span><text:span text:style-name="T14">ﮚ</text:span><text:span text:style-name="T64"> </text:span><text:span text:style-name="T14">ﮛ</text:span><text:span text:style-name="T64"> </text:span><text:span text:style-name="T14">ﮜ</text:span><text:span text:style-name="T64"> </text:span><text:span text:style-name="T14">ﮝ</text:span><text:span text:style-name="T64"> </text:span><text:span text:style-name="T14">ﮞ</text:span><text:span text:style-name="T64"> </text:span><text:span text:style-name="T14">ﮟ</text:span><text:span text:style-name="T64"> </text:span><text:span text:style-name="T14">ﮠ</text:span><text:span text:style-name="T64"> </text:span><text:span text:style-name="T14">ﮡ</text:span><text:span text:style-name="T64"> </text:span><text:span text:style-name="T14">ﮢ</text:span><text:span text:style-name="T64"> </text:span><text:span text:style-name="T14">ﮣ</text:span><text:span text:style-name="T64"> </text:span><text:span text:style-name="T14">ﮤ</text:span><text:span text:style-name="T64"> </text:span><text:span text:style-name="T14">ﮥ</text:span><text:span text:style-name="T64"> </text:span><text:span text:style-name="T14">ﮦ</text:span><text:span text:style-name="T64"> </text:span><text:span text:style-name="T14">ﮧ</text:span><text:span text:style-name="T64"> </text:span><text:span text:style-name="T14">ﮨ</text:span><text:span text:style-name="T64"> </text:span><text:span text:style-name="T14">ﮩ</text:span><text:span text:style-name="T64"> </text:span><text:span text:style-name="T14">ﮪ</text:span><text:span text:style-name="T64"> </text:span><text:span text:style-name="T14">ﮫ</text:span><text:span text:style-name="T64"> </text:span><text:span text:style-name="T14">ﮬ</text:span><text:span text:style-name="T64"> </text:span><text:span text:style-name="T14">ﮭ</text:span><text:span text:style-name="T64"> </text:span><text:span text:style-name="T14">ﮮ</text:span><text:span text:style-name="T64"> </text:span><text:span text:style-name="T14">ﮯ</text:span><text:span text:style-name="T64"> </text:span><text:span text:style-name="T14">ﮰ</text:span><text:span text:style-name="T64"> </text:span><text:span text:style-name="T14">ﮱ</text:span><text:span text:style-name="T64"> </text:span><text:span text:style-name="T14">ﯓﯔ</text:span><text:span text:style-name="T64"> </text:span><text:span text:style-name="T14">ﯕ</text:span><text:span text:style-name="T64"> </text:span><text:span text:style-name="T14">ﯖ</text:span><text:span text:style-name="T64"> </text:span><text:span text:style-name="T14">ﯗﯘ</text:span><text:span text:style-name="T64"> </text:span><text:span text:style-name="T14">ﯙ</text:span><text:span text:style-name="T64"> </text:span><text:span text:style-name="T14">ﯚ</text:span><text:span text:style-name="T64"> </text:span><text:span text:style-name="T14">ﯛ</text:span><text:span text:style-name="T64"> </text:span><text:span text:style-name="T14">ﯜ</text:span><text:span text:style-name="T64"> </text:span><text:span text:style-name="T14">ﯝ</text:span><text:span text:style-name="T64"> </text:span><text:span text:style-name="T14">ﯞ</text:span><text:span text:style-name="T64"> </text:span><text:span text:style-name="T14">ﯟ</text:span><text:span text:style-name="T64"> </text:span><text:span text:style-name="T14">ﯠ</text:span><text:span text:style-name="T64"> </text:span><text:span text:style-name="T14">ﯡ</text:span><text:span text:style-name="T64"> </text:span><text:span text:style-name="T14">ﯢ</text:span><text:span text:style-name="T64"> </text:span><text:span text:style-name="T14">ﯣ</text:span><text:span text:style-name="T64"> </text:span><text:span text:style-name="T14">ﯤ</text:span><text:span text:style-name="T64"> </text:span><text:span text:style-name="T14">ﯥ</text:span><text:span text:style-name="T64"> </text:span><text:span text:style-name="T14">ﯦ</text:span><text:span text:style-name="T64"> </text:span><text:span text:style-name="T14">ﯧ</text:span><text:span text:style-name="T64"> </text:span><text:span text:style-name="T14">ﯨ</text:span><text:span text:style-name="T64"> </text:span><text:span text:style-name="T14">ﯩ</text:span><text:span text:style-name="T64"> </text:span><text:span text:style-name="T14">ﯪ</text:span><text:span text:style-name="T64"> </text:span><text:span text:style-name="T14">ﯫ</text:span><text:span text:style-name="T64"> </text:span><text:span text:style-name="T14">ﯬ</text:span><text:span text:style-name="T64"> </text:span><text:span text:style-name="T14">ﯭ</text:span><text:span text:style-name="T64"> </text:span><text:span text:style-name="T14">ﯮ</text:span><text:span text:style-name="T64"> </text:span><text:span text:style-name="T14">ﯯ</text:span><text:span text:style-name="T64"> </text:span><text:span text:style-name="T14">ﯰ</text:span><text:span text:style-name="T64"> </text:span><text:span text:style-name="T14">ﯱ</text:span><text:span text:style-name="T64"> </text:span><text:span text:style-name="T14">ﯲﯳ</text:span><text:span text:style-name="T64"> </text:span><text:span text:style-name="T14">ﯴ</text:span><text:span text:style-name="T64"> </text:span><text:span text:style-name="T14">ﯵ</text:span><text:span text:style-name="T64"> </text:span><text:span text:style-name="T14">ﯶ</text:span><text:span text:style-name="T64"> </text:span><text:span text:style-name="T14">ﯷ</text:span><text:span text:style-name="T64"> </text:span><text:span text:style-name="T14">ﯸ</text:span><text:span text:style-name="T64"> </text:span><text:span text:style-name="T14">ﯹ</text:span><text:span text:style-name="T64"> </text:span><text:span text:style-name="T14">ﯺ</text:span><text:span text:style-name="T64"> </text:span><text:span text:style-name="T14">ﯻ</text:span><text:span text:style-name="T64"> </text:span><text:span text:style-name="T14">ﯼ</text:span><text:span text:style-name="T64"> </text:span><text:span text:style-name="T14">ﯽ</text:span><text:span text:style-name="T64"> </text:span><text:span text:style-name="T14">ﯾ</text:span></text:p>
      <text:p text:style-name="P14"><text:span text:style-name="T15">ﭑ</text:span><text:span text:style-name="T64"> </text:span><text:span text:style-name="T15">ﭒ</text:span><text:span text:style-name="T64"> </text:span><text:span text:style-name="T15">ﭓ</text:span><text:span text:style-name="T64"> </text:span><text:span text:style-name="T15">ﭔ</text:span><text:span text:style-name="T64"> </text:span><text:span text:style-name="T15">ﭕ</text:span><text:span text:style-name="T64"> </text:span><text:span text:style-name="T15">ﭖ</text:span><text:span text:style-name="T64"> </text:span><text:span text:style-name="T15">ﭗ</text:span><text:span text:style-name="T64"> </text:span><text:span text:style-name="T15">ﭘ</text:span><text:span text:style-name="T64"> </text:span><text:span text:style-name="T15">ﭙﭚ</text:span><text:span text:style-name="T64"> </text:span><text:span text:style-name="T15">ﭛ</text:span><text:span text:style-name="T64"> </text:span><text:span text:style-name="T15">ﭜ</text:span><text:span text:style-name="T64"> </text:span><text:span text:style-name="T15">ﭝ</text:span><text:span text:style-name="T64"> </text:span><text:span text:style-name="T15">ﭞ</text:span><text:span text:style-name="T64"> </text:span><text:span text:style-name="T15">ﭟ</text:span><text:span text:style-name="T64"> </text:span><text:span text:style-name="T15">ﭠ</text:span><text:span text:style-name="T64"> </text:span><text:span text:style-name="T15">ﭡ</text:span><text:span text:style-name="T64"> </text:span><text:span text:style-name="T15">ﭢ</text:span><text:span text:style-name="T64"> </text:span><text:span text:style-name="T15">ﭣ</text:span><text:span text:style-name="T64"> </text:span><text:span text:style-name="T15">ﭤ</text:span><text:span text:style-name="T64"> </text:span><text:span text:style-name="T15">ﭥ</text:span><text:span text:style-name="T64"> </text:span><text:span text:style-name="T15">ﭦ</text:span><text:span text:style-name="T64"> </text:span><text:span text:style-name="T15">ﭧ</text:span><text:span text:style-name="T64"> </text:span><text:span text:style-name="T15">ﭨ</text:span><text:span text:style-name="T64"> </text:span><text:span text:style-name="T15">ﭩ</text:span><text:span text:style-name="T64"> </text:span><text:span text:style-name="T15">ﭪ</text:span><text:span text:style-name="T64"> </text:span><text:span text:style-name="T15">ﭫ</text:span><text:span text:style-name="T64"> </text:span><text:span text:style-name="T15">ﭬ</text:span><text:span text:style-name="T64"> </text:span><text:span text:style-name="T15">ﭭ</text:span><text:span text:style-name="T64"> </text:span><text:span text:style-name="T15">ﭮ</text:span><text:span text:style-name="T64"> </text:span><text:span text:style-name="T15">ﭯ</text:span><text:span text:style-name="T64"> </text:span><text:span text:style-name="T15">ﭰ</text:span><text:span text:style-name="T64"> </text:span><text:span text:style-name="T15">ﭱ</text:span><text:span text:style-name="T64"> </text:span><text:span text:style-name="T15">ﭲ</text:span><text:span text:style-name="T64"> </text:span><text:span text:style-name="T15">ﭳ</text:span><text:span text:style-name="T64"> </text:span><text:span text:style-name="T15">ﭴﭵ</text:span><text:span text:style-name="T64"> </text:span><text:span text:style-name="T15">ﭶ</text:span><text:span text:style-name="T64"> </text:span><text:span text:style-name="T15">ﭷ</text:span><text:span text:style-name="T64"> </text:span><text:span text:style-name="T15">ﭸ</text:span><text:span text:style-name="T64"> </text:span><text:span text:style-name="T15">ﭹ</text:span><text:span text:style-name="T64"> </text:span><text:span text:style-name="T15">ﭺ</text:span><text:span text:style-name="T64"> </text:span><text:span text:style-name="T15">ﭻ</text:span><text:span text:style-name="T64"> </text:span><text:span text:style-name="T15">ﭼ</text:span><text:span text:style-name="T64"> </text:span><text:span text:style-name="T15">ﭽ</text:span><text:span text:style-name="T64"> </text:span><text:span text:style-name="T15">ﭾ</text:span><text:span text:style-name="T64"> </text:span><text:span text:style-name="T15">ﭿ</text:span><text:span text:style-name="T64"> </text:span><text:span text:style-name="T15">ﮀ</text:span><text:span text:style-name="T64"> </text:span><text:span text:style-name="T15">ﮁ</text:span><text:span text:style-name="T64"> </text:span><text:span text:style-name="T15">ﮂ</text:span><text:span text:style-name="T64"> </text:span><text:span text:style-name="T15">ﮃ</text:span><text:span text:style-name="T64"> </text:span><text:span text:style-name="T15">ﮄ</text:span></text:p>
      <text:p text:style-name="P28"><text:span text:style-name="T15">ﮅ</text:span><text:span text:style-name="T64"> </text:span><text:span text:style-name="T15">ﮆ</text:span><text:span text:style-name="T64"> </text:span><text:span text:style-name="T15">ﮇ</text:span><text:span text:style-name="T64"> </text:span><text:span text:style-name="T15">ﮈ</text:span><text:span text:style-name="T64"> </text:span><text:span text:style-name="T15">ﮉ</text:span><text:span text:style-name="T64"> </text:span><text:span text:style-name="T15">ﮊ</text:span><text:span text:style-name="T64"> </text:span><text:span text:style-name="T15">ﮋ</text:span><text:span text:style-name="T64"> </text:span><text:span text:style-name="T15">ﮌ</text:span><text:span text:style-name="T64"> </text:span><text:span text:style-name="T15">ﮍ</text:span><text:span text:style-name="T64"> </text:span><text:span text:style-name="T15">ﮎ</text:span></text:p>
      <text:p text:style-name="P28"><text:span text:style-name="T15">ﮏ</text:span><text:span text:style-name="T64"> </text:span><text:span text:style-name="T15">ﮐﮑ</text:span><text:span text:style-name="T64"> </text:span><text:span text:style-name="T15">ﮒ</text:span><text:span text:style-name="T64"> </text:span><text:span text:style-name="T15">ﮓ</text:span><text:span text:style-name="T64"> </text:span><text:span text:style-name="T15">ﮔ</text:span><text:span text:style-name="T64"> </text:span><text:span text:style-name="T15">ﮕ</text:span><text:span text:style-name="T64"> </text:span><text:span text:style-name="T15">ﮖ</text:span><text:span text:style-name="T64"> </text:span><text:span text:style-name="T15">ﮗ</text:span><text:span text:style-name="T64"> </text:span><text:span text:style-name="T15">ﮘ</text:span><text:span text:style-name="T64"> </text:span><text:span text:style-name="T15">ﮙ</text:span><text:span text:style-name="T64"> </text:span><text:span text:style-name="T15">ﮚ</text:span><text:span text:style-name="T64"> </text:span><text:span text:style-name="T15">ﮛ</text:span><text:span text:style-name="T64"> </text:span><text:span text:style-name="T15">ﮜﮝ</text:span><text:span text:style-name="T64"> </text:span><text:span text:style-name="T15">ﮞ</text:span><text:span text:style-name="T64"> </text:span><text:span text:style-name="T15">ﮟ</text:span><text:span text:style-name="T64"> </text:span><text:span text:style-name="T15">ﮠ</text:span><text:span text:style-name="T64"> </text:span><text:span text:style-name="T15">ﮡ</text:span><text:span text:style-name="T64"> </text:span><text:span text:style-name="T15">ﮢ</text:span><text:span text:style-name="T64"> </text:span><text:span text:style-name="T15">ﮣ</text:span><text:span text:style-name="T64"> </text:span><text:span text:style-name="T15">ﮤ</text:span><text:span text:style-name="T64"> </text:span><text:span text:style-name="T15">ﮥ</text:span><text:span text:style-name="T64"> </text:span><text:span text:style-name="T15">ﮦ</text:span><text:span text:style-name="T64"> </text:span><text:span text:style-name="T15">ﮧ</text:span><text:span text:style-name="T64"> </text:span><text:span text:style-name="T15">ﮨ</text:span><text:span text:style-name="T64"> </text:span><text:span text:style-name="T15">ﮩ</text:span><text:span text:style-name="T64"> </text:span><text:span text:style-name="T15">ﮪ</text:span><text:span text:style-name="T64"> </text:span><text:span text:style-name="T15">ﮫ</text:span><text:span text:style-name="T64"> </text:span><text:span text:style-name="T15">ﮬ</text:span><text:span text:style-name="T64"> </text:span><text:span text:style-name="T15">ﮭ</text:span><text:span text:style-name="T64"> </text:span><text:span text:style-name="T15">ﮮ</text:span><text:span text:style-name="T64"> </text:span><text:span text:style-name="T15">ﮯ</text:span><text:span text:style-name="T64"> </text:span><text:span text:style-name="T15">ﮰﮱ</text:span><text:span text:style-name="T64"> </text:span><text:span text:style-name="T15">ﯓ</text:span><text:span text:style-name="T64"> </text:span><text:span text:style-name="T15">ﯔ</text:span><text:span text:style-name="T64"> </text:span><text:span text:style-name="T15">ﯕ</text:span><text:span text:style-name="T64"> </text:span><text:span text:style-name="T15">ﯖ</text:span><text:span text:style-name="T64"> </text:span><text:span text:style-name="T15">ﯗﯘ</text:span><text:span text:style-name="T64"> </text:span><text:span text:style-name="T15">ﯙ</text:span><text:span text:style-name="T64"> </text:span><text:span text:style-name="T15">ﯚ</text:span><text:span text:style-name="T64"> </text:span><text:span text:style-name="T15">ﯛ</text:span><text:span text:style-name="T64"> </text:span><text:span text:style-name="T15">ﯜ</text:span><text:span text:style-name="T64"> </text:span><text:span text:style-name="T15">ﯝ</text:span><text:span text:style-name="T64"> </text:span><text:span text:style-name="T15">ﯞ</text:span><text:span text:style-name="T64"> </text:span><text:span text:style-name="T15">ﯟ</text:span></text:p>
      <text:p text:style-name="P28"><text:span text:style-name="T15">ﯠ</text:span><text:span text:style-name="T64"> </text:span><text:span text:style-name="T15">ﯡ</text:span><text:span text:style-name="T64"> </text:span><text:span text:style-name="T15">ﯢ</text:span><text:span text:style-name="T64"> </text:span><text:span text:style-name="T15">ﯣ</text:span><text:span text:style-name="T64"> </text:span><text:span text:style-name="T15">ﯤ</text:span><text:span text:style-name="T64"> </text:span><text:span text:style-name="T15">ﯥ</text:span><text:span text:style-name="T64"> </text:span><text:span text:style-name="T15">ﯦ</text:span><text:span text:style-name="T64"> </text:span><text:span text:style-name="T15">ﯧﯨ</text:span><text:span text:style-name="T64"> </text:span><text:span text:style-name="T15">ﯩ</text:span><text:span text:style-name="T64"> </text:span><text:span text:style-name="T15">ﯪ</text:span><text:span text:style-name="T64"> </text:span><text:span text:style-name="T15">ﯫ</text:span><text:span text:style-name="T64"> </text:span><text:span text:style-name="T15">ﯬ</text:span><text:span text:style-name="T64"> </text:span><text:span text:style-name="T15">ﯭ</text:span><text:span text:style-name="T64"> </text:span><text:span text:style-name="T15">ﯮ</text:span><text:span text:style-name="T64"> </text:span><text:span text:style-name="T15">ﯯ</text:span><text:span text:style-name="T64"> </text:span><text:span text:style-name="T15">ﯰﯱ</text:span><text:span text:style-name="T64"> </text:span><text:span text:style-name="T15">ﯲ</text:span><text:span text:style-name="T64"> </text:span><text:span text:style-name="T15">ﯳ</text:span><text:span text:style-name="T64"> </text:span><text:span text:style-name="T15">ﯴ</text:span><text:span text:style-name="T64"> </text:span><text:span text:style-name="T15">ﯵ</text:span><text:span text:style-name="T64"> </text:span><text:span text:style-name="T15">ﯶ</text:span><text:span text:style-name="T64"> </text:span><text:span text:style-name="T15">ﯷ</text:span><text:span text:style-name="T64"> </text:span><text:span text:style-name="T15">ﯸ</text:span><text:span text:style-name="T64"> </text:span><text:span text:style-name="T15">ﯹ</text:span><text:span text:style-name="T64"> </text:span><text:span text:style-name="T15">ﯺ</text:span><text:span text:style-name="T64"> </text:span><text:span text:style-name="T15">ﯻ</text:span><text:span text:style-name="T64"> </text:span><text:span text:style-name="T15">ﯼﯽ</text:span><text:span text:style-name="T64"> </text:span><text:span text:style-name="T15">ﯾ</text:span><text:span text:style-name="T64"> </text:span><text:span text:style-name="T15">ﯿ</text:span><text:span text:style-name="T64"> </text:span><text:span text:style-name="T15">ﰀ</text:span><text:span text:style-name="T64"> </text:span><text:span text:style-name="T15">ﰁ</text:span><text:span text:style-name="T64"> </text:span><text:span text:style-name="T15">ﰂ</text:span><text:span text:style-name="T64"> </text:span><text:span text:style-name="T15">ﰃ</text:span><text:span text:style-name="T64"> </text:span><text:span text:style-name="T15">ﰄ</text:span><text:span text:style-name="T64"> </text:span><text:span text:style-name="T15">ﰅ</text:span><text:span text:style-name="T64"> </text:span><text:span text:style-name="T15">ﰆ</text:span><text:span text:style-name="T64"> </text:span><text:span text:style-name="T15">ﰇ</text:span><text:span text:style-name="T64"> </text:span><text:span text:style-name="T15">ﰈ</text:span><text:span text:style-name="T64"> </text:span><text:span text:style-name="T15">ﰉ</text:span><text:span text:style-name="T64"> </text:span><text:span text:style-name="T15">ﰊ</text:span><text:span text:style-name="T64"> </text:span><text:span text:style-name="T15">ﰋ</text:span><text:span text:style-name="T64"> </text:span><text:span text:style-name="T15">ﰌ</text:span><text:span text:style-name="T64"> </text:span><text:span text:style-name="T15">ﰍ</text:span></text:p>
      <text:p text:style-name="P15"><text:span text:style-name="T17">ﭑ</text:span><text:span text:style-name="T64"> </text:span><text:span text:style-name="T17">ﭒ</text:span><text:span text:style-name="T64"> </text:span><text:span text:style-name="T17">ﭓ</text:span><text:span text:style-name="T64"> </text:span><text:span text:style-name="T17">ﭔ</text:span><text:span text:style-name="T64"> </text:span><text:span text:style-name="T17">ﭕﭖ</text:span><text:span text:style-name="T64"> </text:span><text:span text:style-name="T17">ﭗ</text:span><text:span text:style-name="T64"> </text:span><text:span text:style-name="T17">ﭘ</text:span><text:span text:style-name="T64"> </text:span><text:span text:style-name="T17">ﭙ</text:span><text:span text:style-name="T64"> </text:span><text:span text:style-name="T17">ﭚ</text:span><text:span text:style-name="T64"> </text:span><text:span text:style-name="T17">ﭛ</text:span><text:span text:style-name="T64"> </text:span><text:span text:style-name="T17">ﭜ</text:span><text:span text:style-name="T64"> </text:span><text:span text:style-name="T17">ﭝ</text:span><text:span text:style-name="T64"> </text:span><text:span text:style-name="T17">ﭞ</text:span><text:span text:style-name="T64"> </text:span><text:span text:style-name="T17">ﭟ</text:span><text:span text:style-name="T64"> </text:span><text:span text:style-name="T17">ﭠ</text:span><text:span text:style-name="T64"> </text:span><text:span text:style-name="T17">ﭡ</text:span><text:span text:style-name="T64"> </text:span><text:span text:style-name="T17">ﭢ</text:span><text:span text:style-name="T64"> </text:span><text:span text:style-name="T17">ﭣ</text:span><text:span text:style-name="T64"> </text:span><text:span text:style-name="T17">ﭤ</text:span><text:span text:style-name="T64"> </text:span><text:span text:style-name="T17">ﭥ</text:span><text:span text:style-name="T64"> </text:span><text:span text:style-name="T17">ﭦ</text:span><text:span text:style-name="T64"> </text:span><text:span text:style-name="T17">ﭧ</text:span><text:span text:style-name="T64"> </text:span><text:span text:style-name="T17">ﭨ</text:span><text:span text:style-name="T64"> </text:span><text:span text:style-name="T17">ﭩ</text:span><text:span text:style-name="T64"> </text:span><text:span text:style-name="T17">ﭪ</text:span><text:span text:style-name="T64"> </text:span><text:span text:style-name="T17">ﭫ</text:span><text:span text:style-name="T64"> </text:span><text:span text:style-name="T17">ﭬ</text:span><text:span text:style-name="T64"> </text:span><text:span text:style-name="T17">ﭭ</text:span><text:span text:style-name="T64"> </text:span><text:span text:style-name="T17">ﭮ</text:span><text:span text:style-name="T64"> </text:span><text:span text:style-name="T17">ﭯ</text:span><text:span text:style-name="T64"> </text:span><text:span text:style-name="T17">ﭰ</text:span><text:span text:style-name="T64"> </text:span><text:span text:style-name="T17">ﭱ</text:span><text:span text:style-name="T64"> </text:span><text:span text:style-name="T17">ﭲ</text:span><text:span text:style-name="T64"> </text:span><text:span text:style-name="T17">ﭳ</text:span><text:span text:style-name="T64"> </text:span><text:span text:style-name="T17">ﭴ</text:span><text:span text:style-name="T64"> </text:span><text:span text:style-name="T17">ﭵ</text:span><text:span text:style-name="T64"> </text:span><text:span text:style-name="T17">ﭶ</text:span><text:span text:style-name="T64"> </text:span><text:span text:style-name="T17">ﭷ</text:span><text:span text:style-name="T64"> </text:span><text:span text:style-name="T17">ﭸ</text:span><text:span text:style-name="T64"> </text:span><text:span text:style-name="T17">ﭹ</text:span><text:span text:style-name="T64"> </text:span><text:span text:style-name="T17">ﭺ</text:span><text:span text:style-name="T64"> </text:span><text:span text:style-name="T17">ﭻ</text:span><text:span text:style-name="T64"> </text:span><text:span text:style-name="T17">ﭼ</text:span><text:span text:style-name="T64"> </text:span><text:span text:style-name="T17">ﭽ</text:span><text:span text:style-name="T64"> </text:span><text:span text:style-name="T17">ﭾ</text:span><text:span text:style-name="T64"> </text:span><text:span text:style-name="T17">ﭿ</text:span><text:span text:style-name="T64"> </text:span><text:span text:style-name="T17">ﮀ</text:span><text:span text:style-name="T64"> </text:span><text:span text:style-name="T17">ﮁ</text:span><text:span text:style-name="T64"> </text:span><text:span text:style-name="T17">ﮂ</text:span><text:span text:style-name="T64"> </text:span><text:span text:style-name="T17">ﮃ</text:span><text:span text:style-name="T64"> </text:span><text:span text:style-name="T17">ﮄ</text:span><text:span text:style-name="T64"> </text:span><text:span text:style-name="T17">ﮅﮆ</text:span><text:span text:style-name="T64"> </text:span><text:span text:style-name="T17">ﮇ</text:span><text:span text:style-name="T64"> </text:span><text:span text:style-name="T17">ﮈ</text:span><text:span text:style-name="T64"> </text:span><text:span text:style-name="T17">ﮉ</text:span><text:span text:style-name="T64"> </text:span><text:span text:style-name="T17">ﮊ</text:span><text:span text:style-name="T64"> </text:span><text:span text:style-name="T17">ﮋﮌ</text:span><text:span text:style-name="T64"> </text:span><text:span text:style-name="T17">ﮍ</text:span><text:span text:style-name="T64"> </text:span><text:span text:style-name="T17">ﮎ</text:span><text:span text:style-name="T64"> </text:span><text:span text:style-name="T17">ﮏ</text:span><text:span text:style-name="T64"> </text:span><text:span text:style-name="T17">ﮐ</text:span><text:span text:style-name="T64"> </text:span><text:span text:style-name="T17">ﮑ</text:span><text:span text:style-name="T64"> </text:span><text:span text:style-name="T17">ﮒ</text:span><text:span text:style-name="T64"> </text:span><text:span text:style-name="T17">ﮓ</text:span><text:span text:style-name="T64"> </text:span><text:span text:style-name="T17">ﮔ</text:span><text:span text:style-name="T64"> </text:span><text:span text:style-name="T17">ﮕ</text:span><text:span text:style-name="T64"> </text:span><text:span text:style-name="T17">ﮖ</text:span><text:span text:style-name="T64"> </text:span><text:span text:style-name="T17">ﮗ</text:span><text:span text:style-name="T64"> </text:span><text:span text:style-name="T17">ﮘ</text:span><text:span text:style-name="T64"> </text:span><text:span text:style-name="T17">ﮙ</text:span><text:span text:style-name="T64"> </text:span><text:span text:style-name="T17">ﮚ</text:span><text:span text:style-name="T64"> </text:span><text:span text:style-name="T17">ﮛ</text:span><text:span text:style-name="T64"> </text:span><text:span text:style-name="T17">ﮜ</text:span><text:span text:style-name="T64"> </text:span><text:span text:style-name="T17">ﮝ</text:span><text:span text:style-name="T64"> </text:span><text:span text:style-name="T17">ﮞﮟ</text:span><text:span text:style-name="T64"> </text:span><text:span text:style-name="T17">ﮠ</text:span><text:span text:style-name="T64"> </text:span><text:span text:style-name="T17">ﮡ</text:span><text:span text:style-name="T64"> </text:span><text:span text:style-name="T17">ﮢ</text:span><text:span text:style-name="T64"> </text:span><text:span text:style-name="T17">ﮣ</text:span><text:span text:style-name="T64"> </text:span><text:span text:style-name="T17">ﮤ</text:span><text:span text:style-name="T64"> </text:span><text:span text:style-name="T17">ﮥ</text:span><text:span text:style-name="T64"> </text:span><text:span text:style-name="T17">ﮦ</text:span><text:span text:style-name="T64"> </text:span><text:span text:style-name="T17">ﮧ</text:span><text:span text:style-name="T64"> </text:span><text:span text:style-name="T17">ﮨ</text:span><text:span text:style-name="T64"> </text:span><text:span text:style-name="T17">ﮩ</text:span><text:span text:style-name="T64"> </text:span><text:span text:style-name="T17">ﮪﮫ</text:span><text:span text:style-name="T64"> </text:span><text:span text:style-name="T17">ﮬ</text:span><text:span text:style-name="T64"> </text:span><text:span text:style-name="T17">ﮭ</text:span><text:span text:style-name="T64"> </text:span><text:span text:style-name="T17">ﮮ</text:span><text:span text:style-name="T64"> </text:span><text:span text:style-name="T17">ﮯ</text:span><text:span text:style-name="T64"> </text:span><text:span text:style-name="T17">ﮰﮱ</text:span><text:span text:style-name="T64"> </text:span><text:span text:style-name="T17">ﯓ</text:span><text:span text:style-name="T64"> </text:span><text:span text:style-name="T17">ﯔ</text:span><text:span text:style-name="T64"> </text:span><text:span text:style-name="T17">ﯕ</text:span><text:span text:style-name="T64"> </text:span><text:span text:style-name="T17">ﯖ</text:span><text:span text:style-name="T64"> </text:span><text:span text:style-name="T17">ﯗ</text:span><text:span text:style-name="T64"> </text:span><text:span text:style-name="T17">ﯘ</text:span><text:span text:style-name="T64"> </text:span><text:span text:style-name="T17">ﯙ</text:span><text:span text:style-name="T64"> </text:span><text:span text:style-name="T17">ﯚ</text:span><text:span text:style-name="T64"> </text:span><text:span text:style-name="T17">ﯛ</text:span><text:span text:style-name="T64"> </text:span><text:span text:style-name="T17">ﯜ</text:span><text:span text:style-name="T64"> </text:span><text:span text:style-name="T17">ﯝ</text:span><text:span text:style-name="T64"> </text:span><text:span text:style-name="T17">ﯞ</text:span><text:span text:style-name="T64"> </text:span><text:span text:style-name="T17">ﯟ</text:span><text:span text:style-name="T64"> </text:span><text:span text:style-name="T17">ﯠ</text:span><text:span text:style-name="T64"> </text:span><text:span text:style-name="T17">ﯡ</text:span><text:span text:style-name="T64"> </text:span><text:span text:style-name="T17">ﯢﯣ</text:span><text:span text:style-name="T64"> </text:span><text:span text:style-name="T17">ﯤ</text:span><text:span text:style-name="T64"> </text:span><text:span text:style-name="T17">ﯥ</text:span><text:span text:style-name="T64"> </text:span><text:span text:style-name="T17">ﯦ</text:span><text:span text:style-name="T64"> </text:span><text:span text:style-name="T17">ﯧ</text:span><text:span text:style-name="T64"> </text:span><text:span text:style-name="T17">ﯨ</text:span><text:span text:style-name="T64"> </text:span><text:span text:style-name="T17">ﯩ</text:span><text:span text:style-name="T64"> </text:span><text:span text:style-name="T17">ﯪ</text:span><text:span text:style-name="T64"> </text:span><text:span text:style-name="T17">ﯫ</text:span><text:span text:style-name="T64"> </text:span><text:span text:style-name="T17">ﯬ</text:span><text:span text:style-name="T64"> </text:span><text:span text:style-name="T17">ﯭ</text:span><text:span text:style-name="T64"> </text:span><text:span text:style-name="T17">ﯮ</text:span><text:span text:style-name="T64"> </text:span><text:span text:style-name="T17">ﯯ</text:span><text:span text:style-name="T64"> </text:span><text:span text:style-name="T17">ﯰ</text:span><text:span text:style-name="T64"> </text:span><text:span text:style-name="T17">ﯱﯲ</text:span></text:p>
      <text:p text:style-name="P29"><text:span text:style-name="T17">ﯳ</text:span><text:span text:style-name="T64"> </text:span><text:span text:style-name="T17">ﯴ</text:span><text:span text:style-name="T64"> </text:span><text:span text:style-name="T17">ﯵ</text:span><text:span text:style-name="T64"> </text:span><text:span text:style-name="T17">ﯶ</text:span><text:span text:style-name="T64"> </text:span><text:span text:style-name="T17">ﯷ</text:span><text:span text:style-name="T64"> </text:span><text:span text:style-name="T17">ﯸ</text:span><text:span text:style-name="T64"> </text:span><text:span text:style-name="T17">ﯹ</text:span><text:span text:style-name="T64"> </text:span><text:span text:style-name="T17">ﯺ</text:span><text:span text:style-name="T64"> </text:span><text:span text:style-name="T17">ﯻ</text:span><text:span text:style-name="T64"> </text:span><text:span text:style-name="T17">ﯼ</text:span><text:span text:style-name="T64"> </text:span><text:span text:style-name="T17">ﯽ</text:span><text:span text:style-name="T64"> </text:span><text:span text:style-name="T17">ﯾ</text:span><text:span text:style-name="T64"> </text:span><text:span text:style-name="T17">ﯿ</text:span><text:span text:style-name="T64"> </text:span><text:span text:style-name="T17">ﰀ</text:span><text:span text:style-name="T64"> </text:span><text:span text:style-name="T17">ﰁ</text:span><text:span text:style-name="T64"> </text:span><text:span text:style-name="T17">ﰂ</text:span><text:span text:style-name="T64"> </text:span><text:span text:style-name="T17">ﰃ</text:span></text:p>
      <text:p text:style-name="P6"><text:span text:style-name="T20">ﮌﮙ</text:span></text:p>
      <text:p text:style-name="P31"><text:span text:style-name="T20">ﭤﭥﭦ</text:span></text:p>
      <text:p text:style-name="P30"><text:span text:style-name="T19">ﭑﭒ</text:span><text:span text:style-name="T64"> </text:span><text:span text:style-name="T19">ﭓ</text:span><text:span text:style-name="T64"> </text:span><text:span text:style-name="T19">ﭔ</text:span><text:span text:style-name="T64"> </text:span><text:span text:style-name="T19">ﭕﭖ</text:span><text:span text:style-name="T64"> </text:span><text:span text:style-name="T19">ﭗ</text:span><text:span text:style-name="T64"> </text:span><text:span text:style-name="T19">ﭘ</text:span><text:span text:style-name="T64"> </text:span><text:span text:style-name="T19">ﭙ</text:span><text:span text:style-name="T64"> </text:span><text:span text:style-name="T19">ﭚ</text:span><text:span text:style-name="T64"> </text:span><text:span text:style-name="T19">ﭛ</text:span><text:span text:style-name="T64"> </text:span><text:span text:style-name="T19">ﭜ</text:span><text:span text:style-name="T64"> </text:span><text:span text:style-name="T19">ﭝ</text:span><text:span text:style-name="T64"> </text:span><text:span text:style-name="T19">ﭞ</text:span><text:span text:style-name="T64"> </text:span><text:span text:style-name="T19">ﭟ</text:span><text:span text:style-name="T64"> </text:span><text:span text:style-name="T19">ﭠ</text:span><text:span text:style-name="T64"> </text:span><text:span text:style-name="T19">ﭡ</text:span><text:span text:style-name="T64"> </text:span><text:span text:style-name="T19">ﭢ</text:span><text:span text:style-name="T64"> </text:span><text:span text:style-name="T19">ﭣ</text:span><text:span text:style-name="T64"> </text:span><text:span text:style-name="T19">ﭤ</text:span><text:span text:style-name="T64"> </text:span><text:span text:style-name="T19">ﭥ</text:span><text:span text:style-name="T64"> </text:span><text:span text:style-name="T19">ﭦ</text:span><text:span text:style-name="T64"> </text:span><text:span text:style-name="T19">ﭧ</text:span><text:span text:style-name="T64"> </text:span><text:span text:style-name="T19">ﭨ</text:span><text:span text:style-name="T64"> </text:span><text:span text:style-name="T19">ﭩﭪ</text:span><text:span text:style-name="T64"> </text:span><text:span text:style-name="T19">ﭫ</text:span><text:span text:style-name="T64"> </text:span><text:span text:style-name="T19">ﭬ</text:span><text:span text:style-name="T64"> </text:span><text:span text:style-name="T19">ﭭ</text:span><text:span text:style-name="T64"> </text:span><text:span text:style-name="T19">ﭮﭯ</text:span><text:span text:style-name="T64"> </text:span><text:span text:style-name="T19">ﭰ</text:span><text:span text:style-name="T64"> </text:span><text:span text:style-name="T19">ﭱ</text:span><text:span text:style-name="T64"> </text:span><text:span text:style-name="T19">ﭲﭳ</text:span><text:span text:style-name="T64"> </text:span><text:span text:style-name="T19">ﭴ</text:span><text:span text:style-name="T64"> </text:span><text:span text:style-name="T19">ﭵ</text:span><text:span text:style-name="T64"> </text:span><text:span text:style-name="T19">ﭶ</text:span><text:span text:style-name="T64"> </text:span><text:span text:style-name="T19">ﭷﭸ</text:span><text:span text:style-name="T64"> </text:span><text:span text:style-name="T19">ﭹ</text:span><text:span text:style-name="T64"> </text:span><text:span text:style-name="T19">ﭺ</text:span><text:span text:style-name="T64"> </text:span><text:span text:style-name="T19">ﭻ</text:span><text:span text:style-name="T64"> </text:span><text:span text:style-name="T19">ﭼ</text:span><text:span text:style-name="T64"> </text:span><text:span text:style-name="T19">ﭽ</text:span><text:span text:style-name="T64"> </text:span><text:span text:style-name="T19">ﭾ</text:span><text:span text:style-name="T64"> </text:span><text:span text:style-name="T19">ﭿ</text:span><text:span text:style-name="T64"> </text:span><text:span text:style-name="T19">ﮀ</text:span><text:span text:style-name="T64"> </text:span><text:span text:style-name="T19">ﮁ</text:span><text:span text:style-name="T64"> </text:span><text:span text:style-name="T19">ﮂ</text:span><text:span text:style-name="T64"> </text:span><text:span text:style-name="T19">ﮃ</text:span><text:span text:style-name="T64"> </text:span><text:span text:style-name="T19">ﮄ</text:span><text:span text:style-name="T64"> </text:span><text:span text:style-name="T19">ﮅ</text:span><text:span text:style-name="T64"> </text:span><text:span text:style-name="T19">ﮆ</text:span><text:span text:style-name="T64"> </text:span><text:span text:style-name="T19">ﮇ</text:span><text:span text:style-name="T64"> </text:span><text:span text:style-name="T19">ﮈ</text:span><text:span text:style-name="T64"> </text:span><text:span text:style-name="T19">ﮉﮊ</text:span><text:span text:style-name="T64"> </text:span><text:span text:style-name="T19">ﮋ</text:span><text:span text:style-name="T64"> </text:span><text:span text:style-name="T19">ﮌ</text:span><text:span text:style-name="T64"> </text:span><text:span text:style-name="T19">ﮍ</text:span><text:span text:style-name="T64"> </text:span><text:span text:style-name="T19">ﮎ</text:span><text:span text:style-name="T64"> </text:span><text:span text:style-name="T19">ﮏ</text:span><text:span text:style-name="T64"> </text:span><text:span text:style-name="T19">ﮐ</text:span><text:span text:style-name="T64"> </text:span><text:span text:style-name="T19">ﮑﮒ</text:span><text:span text:style-name="T64"> </text:span><text:span text:style-name="T19">ﮓ</text:span><text:span text:style-name="T64"> </text:span><text:span text:style-name="T19">ﮔ</text:span><text:span text:style-name="T64"> </text:span><text:span text:style-name="T19">ﮕﮖ</text:span><text:span text:style-name="T64"> </text:span><text:span text:style-name="T19">ﮗ</text:span><text:span text:style-name="T64"> </text:span><text:span text:style-name="T19">ﮘ</text:span><text:span text:style-name="T64"> </text:span><text:span text:style-name="T19">ﮙ</text:span><text:span text:style-name="T64"> </text:span><text:span text:style-name="T19">ﮚ</text:span><text:span text:style-name="T64"> </text:span><text:span text:style-name="T19">ﮛ</text:span><text:span text:style-name="T64"> </text:span><text:span text:style-name="T19">ﮜ</text:span><text:span text:style-name="T64"> </text:span><text:span text:style-name="T19">ﮝ</text:span><text:span text:style-name="T64"> </text:span><text:span text:style-name="T19">ﮞ</text:span><text:span text:style-name="T64"> </text:span><text:span text:style-name="T19">ﮟ</text:span><text:span text:style-name="T64"> </text:span><text:span text:style-name="T19">ﮠ</text:span><text:span text:style-name="T64"> </text:span><text:span text:style-name="T19">ﮡ</text:span><text:span text:style-name="T64"> </text:span><text:span text:style-name="T19">ﮢ</text:span><text:span text:style-name="T64"> </text:span><text:span text:style-name="T19">ﮣ</text:span><text:span text:style-name="T64"> </text:span><text:span text:style-name="T19">ﮤ</text:span><text:span text:style-name="T64"> </text:span><text:span text:style-name="T19">ﮥ</text:span><text:span text:style-name="T64"> </text:span><text:span text:style-name="T19">ﮦ</text:span><text:span text:style-name="T64"> </text:span><text:span text:style-name="T19">ﮧ</text:span><text:span text:style-name="T64"> </text:span><text:span text:style-name="T19">ﮨ</text:span><text:span text:style-name="T64"> </text:span><text:span text:style-name="T19">ﮩ</text:span><text:span text:style-name="T64"> </text:span><text:span text:style-name="T19">ﮪ</text:span><text:span text:style-name="T64"> </text:span><text:span text:style-name="T19">ﮫ</text:span><text:span text:style-name="T64"> </text:span><text:span text:style-name="T19">ﮬ</text:span><text:span text:style-name="T64"> </text:span><text:span text:style-name="T19">ﮭ</text:span><text:span text:style-name="T64"> </text:span><text:span text:style-name="T19">ﮮ</text:span><text:span text:style-name="T64"> </text:span><text:span text:style-name="T19">ﮯ</text:span><text:span text:style-name="T64"> </text:span><text:span text:style-name="T19">ﮰ</text:span><text:span text:style-name="T64"> </text:span><text:span text:style-name="T19">ﮱ</text:span><text:span text:style-name="T64"> </text:span><text:span text:style-name="T19">ﯓﯔ</text:span><text:span text:style-name="T64"> </text:span><text:span text:style-name="T19">ﯕ</text:span><text:span text:style-name="T64"> </text:span><text:span text:style-name="T19">ﯖ</text:span><text:span text:style-name="T64"> </text:span><text:span text:style-name="T19">ﯗ</text:span><text:span text:style-name="T64"> </text:span><text:span text:style-name="T19">ﯘ</text:span><text:span text:style-name="T64"> </text:span><text:span text:style-name="T19">ﯙ</text:span><text:span text:style-name="T64"> </text:span><text:span text:style-name="T19">ﯚ</text:span><text:span text:style-name="T64"> </text:span><text:span text:style-name="T19">ﯛ</text:span><text:span text:style-name="T64"> </text:span><text:span text:style-name="T19">ﯜ</text:span><text:span text:style-name="T64"> </text:span><text:span text:style-name="T19">ﯝ</text:span><text:span text:style-name="T64"> </text:span><text:span text:style-name="T19">ﯞ</text:span><text:span text:style-name="T64"> </text:span><text:span text:style-name="T19">ﯟ</text:span><text:span text:style-name="T64"> </text:span><text:span text:style-name="T19">ﯠ</text:span><text:span text:style-name="T64"> </text:span><text:span text:style-name="T19">ﯡ</text:span><text:span text:style-name="T64"> </text:span><text:span text:style-name="T19">ﯢ</text:span><text:span text:style-name="T64"> </text:span><text:span text:style-name="T19">ﯣ</text:span><text:span text:style-name="T64"> </text:span><text:span text:style-name="T19">ﯤ</text:span><text:span text:style-name="T64"> </text:span><text:span text:style-name="T19">ﯥ</text:span><text:span text:style-name="T64"> </text:span><text:span text:style-name="T19">ﯦ</text:span><text:span text:style-name="T64"> </text:span><text:span text:style-name="T19">ﯧﯨ</text:span><text:span text:style-name="T64"> </text:span><text:span text:style-name="T19">ﯩ</text:span><text:span text:style-name="T64"> </text:span><text:span text:style-name="T19">ﯪ</text:span><text:span text:style-name="T64"> </text:span><text:span text:style-name="T19">ﯫ</text:span><text:span text:style-name="T64"> </text:span><text:span text:style-name="T19">ﯬﯭ</text:span><text:span text:style-name="T64"> </text:span><text:span text:style-name="T19">ﯮ</text:span><text:span text:style-name="T64"> </text:span><text:span text:style-name="T19">ﯯ</text:span><text:span text:style-name="T64"> </text:span><text:span text:style-name="T19">ﯰ</text:span><text:span text:style-name="T64"> </text:span><text:span text:style-name="T19">ﯱﯲ</text:span><text:span text:style-name="T64"> </text:span><text:span text:style-name="T19">ﯳ</text:span><text:span text:style-name="T64"> </text:span><text:span text:style-name="T19">ﯴ</text:span><text:span text:style-name="T64"> </text:span><text:span text:style-name="T19">ﯵﯶ</text:span><text:span text:style-name="T64"> </text:span><text:span text:style-name="T19">ﯷ</text:span><text:span text:style-name="T64"> </text:span><text:span text:style-name="T19">ﯸ</text:span><text:span text:style-name="T64"> </text:span><text:span text:style-name="T19">ﯹ</text:span><text:span text:style-name="T64"> </text:span><text:span text:style-name="T19">ﯺ</text:span></text:p>
      <text:p text:style-name="P16"><text:span text:style-name="T22">ﭑ</text:span><text:span text:style-name="T64"> </text:span><text:span text:style-name="T22">ﭒ</text:span><text:span text:style-name="T64"> </text:span><text:span text:style-name="T22">ﭓ</text:span><text:span text:style-name="T64"> </text:span><text:span text:style-name="T22">ﭔ</text:span><text:span text:style-name="T64"> </text:span><text:span text:style-name="T22">ﭕ</text:span><text:span text:style-name="T64"> </text:span><text:span text:style-name="T22">ﭖ</text:span><text:span text:style-name="T64"> </text:span><text:span text:style-name="T22">ﭗ</text:span><text:span text:style-name="T64"> </text:span><text:span text:style-name="T22">ﭘ</text:span><text:span text:style-name="T64"> </text:span><text:span text:style-name="T22">ﭙﭚ</text:span><text:span text:style-name="T64"> </text:span><text:span text:style-name="T22">ﭛ</text:span><text:span text:style-name="T64"> </text:span><text:span text:style-name="T22">ﭜ</text:span><text:span text:style-name="T64"> </text:span><text:span text:style-name="T22">ﭝ</text:span><text:span text:style-name="T64"> </text:span><text:span text:style-name="T22">ﭞ</text:span><text:span text:style-name="T64"> </text:span><text:span text:style-name="T22">ﭟ</text:span><text:span text:style-name="T64"> </text:span><text:span text:style-name="T22">ﭠ</text:span><text:span text:style-name="T64"> </text:span><text:span text:style-name="T22">ﭡﭢ</text:span><text:span text:style-name="T64"> </text:span><text:span text:style-name="T22">ﭣ</text:span><text:span text:style-name="T64"> </text:span><text:span text:style-name="T22">ﭤ</text:span><text:span text:style-name="T64"> </text:span><text:span text:style-name="T22">ﭥ</text:span><text:span text:style-name="T64"> </text:span><text:span text:style-name="T22">ﭦ</text:span><text:span text:style-name="T64"> </text:span><text:span text:style-name="T22">ﭧ</text:span><text:span text:style-name="T64"> </text:span><text:span text:style-name="T22">ﭨ</text:span><text:span text:style-name="T64"> </text:span><text:span text:style-name="T22">ﭩ</text:span><text:span text:style-name="T64"> </text:span><text:span text:style-name="T22">ﭪ</text:span><text:span text:style-name="T64"> </text:span><text:span text:style-name="T22">ﭫ</text:span><text:span text:style-name="T64"> </text:span><text:span text:style-name="T22">ﭬ</text:span><text:span text:style-name="T64"> </text:span><text:span text:style-name="T22">ﭭ</text:span><text:span text:style-name="T64"> </text:span><text:span text:style-name="T22">ﭮ</text:span><text:span text:style-name="T64"> </text:span><text:span text:style-name="T22">ﭯ</text:span><text:span text:style-name="T64"> </text:span><text:span text:style-name="T22">ﭰﭱ</text:span><text:span text:style-name="T64"> </text:span><text:span text:style-name="T22">ﭲ</text:span><text:span text:style-name="T64"> </text:span><text:span text:style-name="T22">ﭳ</text:span><text:span text:style-name="T64"> </text:span><text:span text:style-name="T22">ﭴﭵ</text:span><text:span text:style-name="T64"> </text:span><text:span text:style-name="T22">ﭶ</text:span><text:span text:style-name="T64"> </text:span><text:span text:style-name="T22">ﭷ</text:span><text:span text:style-name="T64"> </text:span><text:span text:style-name="T22">ﭸ</text:span><text:span text:style-name="T64"> </text:span><text:span text:style-name="T22">ﭹ</text:span><text:span text:style-name="T64"> </text:span><text:span text:style-name="T22">ﭺ</text:span><text:span text:style-name="T64"> </text:span><text:span text:style-name="T22">ﭻ</text:span><text:span text:style-name="T64"> </text:span><text:span text:style-name="T22">ﭼ</text:span><text:span text:style-name="T64"> </text:span><text:span text:style-name="T22">ﭽ</text:span><text:span text:style-name="T64"> </text:span><text:span text:style-name="T22">ﭾ</text:span><text:span text:style-name="T64"> </text:span><text:span text:style-name="T22">ﭿ</text:span><text:span text:style-name="T64"> </text:span><text:span text:style-name="T22">ﮀ</text:span><text:span text:style-name="T64"> </text:span><text:span text:style-name="T22">ﮁ</text:span><text:span text:style-name="T64"> </text:span><text:span text:style-name="T22">ﮂ</text:span><text:span text:style-name="T64"> </text:span><text:span text:style-name="T22">ﮃ</text:span><text:span text:style-name="T64"> </text:span><text:span text:style-name="T22">ﮄﮅ</text:span><text:span text:style-name="T64"> </text:span><text:span text:style-name="T22">ﮆ</text:span><text:span text:style-name="T64"> </text:span><text:span text:style-name="T22">ﮇ</text:span><text:span text:style-name="T64"> </text:span><text:span text:style-name="T22">ﮈ</text:span><text:span text:style-name="T64"> </text:span><text:span text:style-name="T22">ﮉ</text:span><text:span text:style-name="T64"> </text:span><text:span text:style-name="T22">ﮊ</text:span><text:span text:style-name="T64"> </text:span><text:span text:style-name="T22">ﮋ</text:span><text:span text:style-name="T64"> </text:span><text:span text:style-name="T22">ﮌ</text:span><text:span text:style-name="T64"> </text:span><text:span text:style-name="T22">ﮍ</text:span><text:span text:style-name="T64"> </text:span><text:span text:style-name="T22">ﮎ</text:span><text:span text:style-name="T64"> </text:span><text:span text:style-name="T22">ﮏ</text:span><text:span text:style-name="T64"> </text:span><text:span text:style-name="T22">ﮐ</text:span><text:span text:style-name="T64"> </text:span><text:span text:style-name="T22">ﮑ</text:span><text:span text:style-name="T64"> </text:span><text:span text:style-name="T22">ﮒ</text:span><text:span text:style-name="T64"> </text:span><text:span text:style-name="T22">ﮓ</text:span><text:span text:style-name="T64"> </text:span><text:span text:style-name="T22">ﮔ</text:span><text:span text:style-name="T64"> </text:span><text:span text:style-name="T22">ﮕ</text:span><text:span text:style-name="T64"> </text:span><text:span text:style-name="T22">ﮖ</text:span><text:span text:style-name="T64"> </text:span><text:span text:style-name="T22">ﮗ</text:span><text:span text:style-name="T64"> </text:span><text:span text:style-name="T22">ﮘ</text:span><text:span text:style-name="T64"> </text:span><text:span text:style-name="T22">ﮙ</text:span><text:span text:style-name="T64"> </text:span><text:span text:style-name="T22">ﮚ</text:span><text:span text:style-name="T64"> </text:span><text:span text:style-name="T22">ﮛ</text:span><text:span text:style-name="T64"> </text:span><text:span text:style-name="T22">ﮜ</text:span><text:span text:style-name="T64"> </text:span><text:span text:style-name="T22">ﮝ</text:span><text:span text:style-name="T64"> </text:span><text:span text:style-name="T22">ﮞ</text:span><text:span text:style-name="T64"> </text:span><text:span text:style-name="T22">ﮟ</text:span><text:span text:style-name="T64"> </text:span><text:span text:style-name="T22">ﮠ</text:span><text:span text:style-name="T64"> </text:span><text:span text:style-name="T22">ﮡ</text:span><text:span text:style-name="T64"> </text:span><text:span text:style-name="T22">ﮢ</text:span><text:span text:style-name="T64"> </text:span><text:span text:style-name="T22">ﮣ</text:span><text:span text:style-name="T64"> </text:span><text:span text:style-name="T22">ﮤ</text:span><text:span text:style-name="T64"> </text:span><text:span text:style-name="T22">ﮥ</text:span><text:span text:style-name="T64"> </text:span><text:span text:style-name="T22">ﮦ</text:span><text:span text:style-name="T64"> </text:span><text:span text:style-name="T22">ﮧ</text:span><text:span text:style-name="T64"> </text:span><text:span text:style-name="T22">ﮨ</text:span><text:span text:style-name="T64"> </text:span><text:span text:style-name="T22">ﮩ</text:span><text:span text:style-name="T64"> </text:span><text:span text:style-name="T22">ﮪﮫ</text:span><text:span text:style-name="T64"> </text:span><text:span text:style-name="T22">ﮬ</text:span><text:span text:style-name="T64"> </text:span><text:span text:style-name="T22">ﮭ</text:span><text:span text:style-name="T64"> </text:span><text:span text:style-name="T22">ﮮ</text:span><text:span text:style-name="T64"> </text:span><text:span text:style-name="T22">ﮯ</text:span><text:span text:style-name="T64"> </text:span><text:span text:style-name="T22">ﮰ</text:span><text:span text:style-name="T64"> </text:span><text:span text:style-name="T22">ﮱ</text:span><text:span text:style-name="T64"> </text:span><text:span text:style-name="T22">ﯓ</text:span><text:span text:style-name="T64"> </text:span><text:span text:style-name="T22">ﯔ</text:span><text:span text:style-name="T64"> </text:span><text:span text:style-name="T22">ﯕ</text:span><text:span text:style-name="T64"> </text:span><text:span text:style-name="T22">ﯖﯗ</text:span><text:span text:style-name="T64"> </text:span><text:span text:style-name="T22">ﯘ</text:span><text:span text:style-name="T64"> </text:span><text:span text:style-name="T22">ﯙ</text:span><text:span text:style-name="T64"> </text:span><text:span text:style-name="T22">ﯚ</text:span><text:span text:style-name="T64"> </text:span><text:span text:style-name="T22">ﯛ</text:span><text:span text:style-name="T64"> </text:span><text:span text:style-name="T22">ﯜ</text:span><text:span text:style-name="T64"> </text:span><text:span text:style-name="T22">ﯝ</text:span><text:span text:style-name="T64"> </text:span><text:span text:style-name="T22">ﯞ</text:span><text:span text:style-name="T64"> </text:span><text:span text:style-name="T22">ﯟﯠ</text:span><text:span text:style-name="T64"> </text:span><text:span text:style-name="T22">ﯡ</text:span><text:span text:style-name="T64"> </text:span><text:span text:style-name="T22">ﯢ</text:span><text:span text:style-name="T64"> </text:span><text:span text:style-name="T22">ﯣ</text:span><text:span text:style-name="T64"> </text:span><text:span text:style-name="T22">ﯤ</text:span><text:span text:style-name="T64"> </text:span><text:span text:style-name="T22">ﯥ</text:span><text:span text:style-name="T64"> </text:span><text:span text:style-name="T22">ﯦ</text:span><text:span text:style-name="T64"> </text:span><text:span text:style-name="T22">ﯧ</text:span><text:span text:style-name="T64"> </text:span><text:span text:style-name="T22">ﯨ</text:span><text:span text:style-name="T64"> </text:span><text:span text:style-name="T22">ﯩ</text:span><text:span text:style-name="T64"> </text:span><text:span text:style-name="T22">ﯪ</text:span><text:span text:style-name="T64"> </text:span><text:span text:style-name="T22">ﯫ</text:span><text:span text:style-name="T64"> </text:span><text:span text:style-name="T22">ﯬ</text:span><text:span text:style-name="T64"> </text:span><text:span text:style-name="T22">ﯭ</text:span><text:span text:style-name="T64"> </text:span><text:span text:style-name="T22">ﯮ</text:span><text:span text:style-name="T64"> </text:span><text:span text:style-name="T22">ﯯ</text:span><text:span text:style-name="T64"> </text:span><text:span text:style-name="T22">ﯰ</text:span><text:span text:style-name="T64"> </text:span><text:span text:style-name="T22">ﯱ</text:span><text:span text:style-name="T64"> </text:span><text:span text:style-name="T22">ﯲ</text:span><text:span text:style-name="T64"> </text:span><text:span text:style-name="T22">ﯳ</text:span><text:span text:style-name="T64"> </text:span><text:span text:style-name="T22">ﯴ</text:span><text:span text:style-name="T64"> </text:span><text:span text:style-name="T22">ﯵ</text:span><text:span text:style-name="T64"> </text:span><text:span text:style-name="T22">ﯶ</text:span><text:span text:style-name="T64"> </text:span><text:span text:style-name="T22">ﯷ</text:span><text:span text:style-name="T64"> </text:span><text:span text:style-name="T22">ﯸ</text:span><text:span text:style-name="T64"> </text:span><text:span text:style-name="T22">ﯹ</text:span><text:span text:style-name="T64"> </text:span><text:span text:style-name="T22">ﯺ</text:span><text:span text:style-name="T64"> </text:span><text:span text:style-name="T22">ﯻ</text:span><text:span text:style-name="T64"> </text:span><text:span text:style-name="T22">ﯼ</text:span><text:span text:style-name="T64"> </text:span><text:span text:style-name="T22">ﯽ</text:span><text:span text:style-name="T64"> </text:span><text:span text:style-name="T22">ﯾ</text:span><text:span text:style-name="T64"> </text:span><text:span text:style-name="T22">ﯿ</text:span><text:span text:style-name="T64"> </text:span><text:span text:style-name="T22">ﰀ</text:span><text:span text:style-name="T64"> </text:span><text:span text:style-name="T22">ﰁ</text:span><text:span text:style-name="T64"> </text:span><text:span text:style-name="T22">ﰂ</text:span><text:span text:style-name="T64"> </text:span><text:span text:style-name="T22">ﰃ</text:span><text:span text:style-name="T64"> </text:span><text:span text:style-name="T22">ﰄ</text:span><text:span text:style-name="T64"> </text:span><text:span text:style-name="T22">ﰅ</text:span></text:p>
      <text:p text:style-name="P17"><text:span text:style-name="T24">ﭑ</text:span><text:span text:style-name="T64"> </text:span><text:span text:style-name="T24">ﭒ</text:span><text:span text:style-name="T64"> </text:span><text:span text:style-name="T24">ﭓﭔ</text:span><text:span text:style-name="T64"> </text:span><text:span text:style-name="T24">ﭕ</text:span><text:span text:style-name="T64"> </text:span><text:span text:style-name="T24">ﭖ</text:span><text:span text:style-name="T64"> </text:span><text:span text:style-name="T24">ﭗ</text:span><text:span text:style-name="T64"> </text:span><text:span text:style-name="T24">ﭘ</text:span><text:span text:style-name="T64"> </text:span><text:span text:style-name="T24">ﭙ</text:span><text:span text:style-name="T64"> </text:span><text:span text:style-name="T24">ﭚ</text:span><text:span text:style-name="T64"> </text:span><text:span text:style-name="T24">ﭛ</text:span><text:span text:style-name="T64"> </text:span><text:span text:style-name="T24">ﭜ</text:span><text:span text:style-name="T64"> </text:span><text:span text:style-name="T24">ﭝ</text:span><text:span text:style-name="T64"> </text:span><text:span text:style-name="T24">ﭞ</text:span><text:span text:style-name="T64"> </text:span><text:span text:style-name="T24">ﭟ</text:span><text:span text:style-name="T64"> </text:span><text:span text:style-name="T24">ﭠ</text:span><text:span text:style-name="T64"> </text:span><text:span text:style-name="T24">ﭡ</text:span><text:span text:style-name="T64"> </text:span><text:span text:style-name="T24">ﭢ</text:span><text:span text:style-name="T64"> </text:span><text:span text:style-name="T24">ﭣ</text:span><text:span text:style-name="T64"> </text:span><text:span text:style-name="T24">ﭤ</text:span><text:span text:style-name="T64"> </text:span><text:span text:style-name="T24">ﭥ</text:span><text:span text:style-name="T64"> </text:span><text:span text:style-name="T24">ﭦﭧ</text:span><text:span text:style-name="T64"> </text:span><text:span text:style-name="T24">ﭨ</text:span><text:span text:style-name="T64"> </text:span><text:span text:style-name="T24">ﭩ</text:span><text:span text:style-name="T64"> </text:span><text:span text:style-name="T24">ﭪ</text:span><text:span text:style-name="T64"> </text:span><text:span text:style-name="T24">ﭫ</text:span><text:span text:style-name="T64"> </text:span><text:span text:style-name="T24">ﭬ</text:span><text:span text:style-name="T64"> </text:span><text:span text:style-name="T24">ﭭ</text:span><text:span text:style-name="T64"> </text:span><text:span text:style-name="T24">ﭮ</text:span><text:span text:style-name="T64"> </text:span><text:span text:style-name="T24">ﭯ</text:span><text:span text:style-name="T64"> </text:span><text:span text:style-name="T24">ﭰ</text:span><text:span text:style-name="T64"> </text:span><text:span text:style-name="T24">ﭱ</text:span><text:span text:style-name="T64"> </text:span><text:span text:style-name="T24">ﭲ</text:span><text:span text:style-name="T64"> </text:span><text:span text:style-name="T24">ﭳ</text:span><text:span text:style-name="T64"> </text:span><text:span text:style-name="T24">ﭴ</text:span><text:span text:style-name="T64"> </text:span><text:span text:style-name="T24">ﭵ</text:span><text:span text:style-name="T64"> </text:span><text:span text:style-name="T24">ﭶ</text:span><text:span text:style-name="T64"> </text:span><text:span text:style-name="T24">ﭷ</text:span><text:span text:style-name="T64"> </text:span><text:span text:style-name="T24">ﭸ</text:span><text:span text:style-name="T64"> </text:span><text:span text:style-name="T24">ﭹ</text:span><text:span text:style-name="T64"> </text:span><text:span text:style-name="T24">ﭺ</text:span><text:span text:style-name="T64"> </text:span><text:span text:style-name="T24">ﭻ</text:span><text:span text:style-name="T64"> </text:span><text:span text:style-name="T24">ﭼ</text:span><text:span text:style-name="T64"> </text:span><text:span text:style-name="T24">ﭽ</text:span><text:span text:style-name="T64"> </text:span><text:span text:style-name="T24">ﭾ</text:span><text:span text:style-name="T64"> </text:span><text:span text:style-name="T24">ﭿ</text:span><text:span text:style-name="T64"> </text:span><text:span text:style-name="T24">ﮀ</text:span><text:span text:style-name="T64"> </text:span><text:span text:style-name="T24">ﮁ</text:span><text:span text:style-name="T64"> </text:span><text:span text:style-name="T24">ﮂﮃ</text:span><text:span text:style-name="T64"> </text:span><text:span text:style-name="T24">ﮄ</text:span><text:span text:style-name="T64"> </text:span><text:span text:style-name="T24">ﮅ</text:span><text:span text:style-name="T64"> </text:span><text:span text:style-name="T24">ﮆ</text:span><text:span text:style-name="T64"> </text:span><text:span text:style-name="T24">ﮇ</text:span><text:span text:style-name="T64"> </text:span><text:span text:style-name="T24">ﮈ</text:span><text:span text:style-name="T64"> </text:span><text:span text:style-name="T24">ﮉ</text:span><text:span text:style-name="T64"> </text:span><text:span text:style-name="T24">ﮊ</text:span><text:span text:style-name="T64"> </text:span><text:span text:style-name="T24">ﮋ</text:span><text:span text:style-name="T64"> </text:span><text:span text:style-name="T24">ﮌ</text:span><text:span text:style-name="T64"> </text:span><text:span text:style-name="T24">ﮍ</text:span><text:span text:style-name="T64"> </text:span><text:span text:style-name="T24">ﮎﮏ</text:span><text:span text:style-name="T64"> </text:span><text:span text:style-name="T24">ﮐ</text:span><text:span text:style-name="T64"> </text:span><text:span text:style-name="T24">ﮑ</text:span><text:span text:style-name="T64"> </text:span><text:span text:style-name="T24">ﮒ</text:span><text:span text:style-name="T64"> </text:span><text:span text:style-name="T24">ﮓ</text:span><text:span text:style-name="T64"> </text:span><text:span text:style-name="T24">ﮔ</text:span><text:span text:style-name="T64"> </text:span><text:span text:style-name="T24">ﮕ</text:span><text:span text:style-name="T64"> </text:span><text:span text:style-name="T24">ﮖ</text:span><text:span text:style-name="T64"> </text:span><text:span text:style-name="T24">ﮗ</text:span><text:span text:style-name="T64"> </text:span><text:span text:style-name="T24">ﮘ</text:span><text:span text:style-name="T64"> </text:span><text:span text:style-name="T24">ﮙﮚ</text:span><text:span text:style-name="T64"> </text:span><text:span text:style-name="T24">ﮛ</text:span><text:span text:style-name="T64"> </text:span><text:span text:style-name="T24">ﮜ</text:span><text:span text:style-name="T64"> </text:span><text:span text:style-name="T24">ﮝ</text:span><text:span text:style-name="T64"> </text:span><text:span text:style-name="T24">ﮞ</text:span><text:span text:style-name="T64"> </text:span><text:span text:style-name="T24">ﮟ</text:span><text:span text:style-name="T64"> </text:span><text:span text:style-name="T24">ﮠ</text:span><text:span text:style-name="T64"> </text:span><text:span text:style-name="T24">ﮡ</text:span><text:span text:style-name="T64"> </text:span><text:span text:style-name="T24">ﮢ</text:span><text:span text:style-name="T64"> </text:span><text:span text:style-name="T24">ﮣﮤ</text:span><text:span text:style-name="T64"> </text:span><text:span text:style-name="T24">ﮥ</text:span><text:span text:style-name="T64"> </text:span><text:span text:style-name="T24">ﮦ</text:span><text:span text:style-name="T64"> </text:span><text:span text:style-name="T24">ﮧ</text:span><text:span text:style-name="T64"> </text:span><text:span text:style-name="T24">ﮨ</text:span><text:span text:style-name="T64"> </text:span><text:span text:style-name="T24">ﮩ</text:span><text:span text:style-name="T64"> </text:span><text:span text:style-name="T24">ﮪ</text:span><text:span text:style-name="T64"> </text:span><text:span text:style-name="T24">ﮫ</text:span><text:span text:style-name="T64"> </text:span><text:span text:style-name="T24">ﮬ</text:span><text:span text:style-name="T64"> </text:span><text:span text:style-name="T24">ﮭ</text:span><text:span text:style-name="T64"> </text:span><text:span text:style-name="T24">ﮮ</text:span><text:span text:style-name="T64"> </text:span><text:span text:style-name="T24">ﮯ</text:span><text:span text:style-name="T64"> </text:span><text:span text:style-name="T24">ﮰ</text:span><text:span text:style-name="T64"> </text:span><text:span text:style-name="T24">ﮱ</text:span><text:span text:style-name="T64"> </text:span><text:span text:style-name="T24">ﯓ</text:span><text:span text:style-name="T64"> </text:span><text:span text:style-name="T24">ﯔ</text:span><text:span text:style-name="T64"> </text:span><text:span text:style-name="T24">ﯕ</text:span><text:span text:style-name="T64"> </text:span><text:span text:style-name="T24">ﯖ</text:span><text:span text:style-name="T64"> </text:span><text:span text:style-name="T24">ﯗ</text:span><text:span text:style-name="T64"> </text:span><text:span text:style-name="T24">ﯘ</text:span><text:span text:style-name="T64"> </text:span><text:span text:style-name="T24">ﯙﯚ</text:span><text:span text:style-name="T64"> </text:span><text:span text:style-name="T24">ﯛ</text:span><text:span text:style-name="T64"> </text:span><text:span text:style-name="T24">ﯜ</text:span><text:span text:style-name="T64"> </text:span><text:span text:style-name="T24">ﯝ</text:span><text:span text:style-name="T64"> </text:span><text:span text:style-name="T24">ﯞ</text:span><text:span text:style-name="T64"> </text:span><text:span text:style-name="T24">ﯟ</text:span><text:span text:style-name="T64"> </text:span><text:span text:style-name="T24">ﯠ</text:span><text:span text:style-name="T64"> </text:span><text:span text:style-name="T24">ﯡ</text:span><text:span text:style-name="T64"> </text:span><text:span text:style-name="T24">ﯢ</text:span><text:span text:style-name="T64"> </text:span><text:span text:style-name="T24">ﯣ</text:span><text:span text:style-name="T64"> </text:span><text:span text:style-name="T24">ﯤ</text:span><text:span text:style-name="T64"> </text:span><text:span text:style-name="T24">ﯥﯦ</text:span><text:span text:style-name="T64"> </text:span><text:span text:style-name="T24">ﯧ</text:span><text:span text:style-name="T64"> </text:span><text:span text:style-name="T24">ﯨ</text:span><text:span text:style-name="T64"> </text:span><text:span text:style-name="T24">ﯩ</text:span><text:span text:style-name="T64"> </text:span><text:span text:style-name="T24">ﯪ</text:span><text:span text:style-name="T64"> </text:span><text:span text:style-name="T24">ﯫﯬ</text:span><text:span text:style-name="T64"> </text:span><text:span text:style-name="T24">ﯭ</text:span><text:span text:style-name="T64"> </text:span><text:span text:style-name="T24">ﯮ</text:span><text:span text:style-name="T64"> </text:span><text:span text:style-name="T24">ﯯ</text:span><text:span text:style-name="T64"> </text:span><text:span text:style-name="T24">ﯰﯱ</text:span><text:span text:style-name="T64"> </text:span><text:span text:style-name="T24">ﯲ</text:span><text:span text:style-name="T64"> </text:span><text:span text:style-name="T24">ﯳ</text:span><text:span text:style-name="T64"> </text:span><text:span text:style-name="T24">ﯴ</text:span><text:span text:style-name="T64"> </text:span><text:span text:style-name="T24">ﯵ</text:span><text:span text:style-name="T64"> </text:span><text:span text:style-name="T24">ﯶ</text:span><text:span text:style-name="T64"> </text:span><text:span text:style-name="T24">ﯷ</text:span><text:span text:style-name="T64"> </text:span><text:span text:style-name="T24">ﯸﯹ</text:span><text:span text:style-name="T64"> </text:span><text:span text:style-name="T24">ﯺ</text:span><text:span text:style-name="T64"> </text:span><text:span text:style-name="T24">ﯻ</text:span><text:span text:style-name="T64"> </text:span><text:span text:style-name="T24">ﯼ</text:span><text:span text:style-name="T64"> </text:span><text:span text:style-name="T24">ﯽ</text:span><text:span text:style-name="T64"> </text:span><text:span text:style-name="T24">ﯾ</text:span><text:span text:style-name="T64"> </text:span><text:span text:style-name="T24">ﯿ</text:span><text:span text:style-name="T64"> </text:span><text:span text:style-name="T24">ﰀ</text:span><text:span text:style-name="T64"> </text:span><text:span text:style-name="T24">ﰁ</text:span><text:span text:style-name="T64"> </text:span><text:span text:style-name="T24">ﰂﰃ</text:span><text:span text:style-name="T64"> </text:span><text:span text:style-name="T24">ﰄ</text:span><text:span text:style-name="T64"> </text:span><text:span text:style-name="T24">ﰅ</text:span><text:span text:style-name="T64"> </text:span><text:span text:style-name="T24">ﰆ</text:span><text:span text:style-name="T64"> </text:span><text:span text:style-name="T24">ﰇ</text:span><text:span text:style-name="T64"> </text:span><text:span text:style-name="T24">ﰈ</text:span><text:span text:style-name="T64"> </text:span><text:span text:style-name="T24">ﰉ</text:span><text:span text:style-name="T64"> </text:span><text:span text:style-name="T24">ﰊ</text:span><text:span text:style-name="T64"> </text:span><text:span text:style-name="T24">ﰋ</text:span><text:span text:style-name="T64"> </text:span><text:span text:style-name="T24">ﰌ</text:span><text:span text:style-name="T64"> </text:span><text:span text:style-name="T24">ﰍ</text:span><text:span text:style-name="T64"> </text:span><text:span text:style-name="T24">ﰎ</text:span><text:span text:style-name="T64"> </text:span><text:span text:style-name="T24">ﰏ</text:span><text:span text:style-name="T64"> </text:span><text:span text:style-name="T24">ﰐ</text:span><text:span text:style-name="T64"> </text:span><text:span text:style-name="T24">ﰑ</text:span><text:span text:style-name="T64"> </text:span><text:span text:style-name="T24">ﰒﰓ</text:span><text:span text:style-name="T64"> </text:span><text:span text:style-name="T24">ﰔ</text:span><text:span text:style-name="T64"> </text:span><text:span text:style-name="T24">ﰕ</text:span><text:span text:style-name="T64"> </text:span><text:span text:style-name="T24">ﰖ</text:span><text:span text:style-name="T64"> </text:span><text:span text:style-name="T24">ﰗ</text:span><text:span text:style-name="T64"> </text:span><text:span text:style-name="T24">ﰘ</text:span><text:span text:style-name="T64"> </text:span><text:span text:style-name="T24">ﰙﰚ</text:span><text:span text:style-name="T64"> </text:span><text:span text:style-name="T24">ﰛ</text:span><text:span text:style-name="T64"> </text:span><text:span text:style-name="T24">ﰜ</text:span><text:span text:style-name="T64"> </text:span><text:span text:style-name="T24">ﰝ</text:span></text:p>
      <text:p text:style-name="P18"><text:span text:style-name="T26">ﭑ</text:span><text:span text:style-name="T64"> </text:span><text:span text:style-name="T26">ﭒ</text:span><text:span text:style-name="T64"> </text:span><text:span text:style-name="T26">ﭓ</text:span><text:span text:style-name="T64"> </text:span><text:span text:style-name="T26">ﭔ</text:span><text:span text:style-name="T64"> </text:span><text:span text:style-name="T26">ﭕ</text:span><text:span text:style-name="T64"> </text:span><text:span text:style-name="T26">ﭖ</text:span><text:span text:style-name="T64"> </text:span><text:span text:style-name="T26">ﭗ</text:span><text:span text:style-name="T64"> </text:span><text:span text:style-name="T26">ﭘ</text:span><text:span text:style-name="T64"> </text:span><text:span text:style-name="T26">ﭙ</text:span><text:span text:style-name="T64"> </text:span><text:span text:style-name="T26">ﭚ</text:span><text:span text:style-name="T64"> </text:span><text:span text:style-name="T26">ﭛ</text:span><text:span text:style-name="T64"> </text:span><text:span text:style-name="T26">ﭜﭝ</text:span><text:span text:style-name="T64"> </text:span><text:span text:style-name="T26">ﭞ</text:span><text:span text:style-name="T64"> </text:span><text:span text:style-name="T26">ﭟ</text:span><text:span text:style-name="T64"> </text:span><text:span text:style-name="T26">ﭠ</text:span><text:span text:style-name="T64"> </text:span><text:span text:style-name="T26">ﭡ</text:span><text:span text:style-name="T64"> </text:span><text:span text:style-name="T26">ﭢ</text:span><text:span text:style-name="T64"> </text:span><text:span text:style-name="T26">ﭣ</text:span><text:span text:style-name="T64"> </text:span><text:span text:style-name="T26">ﭤ</text:span><text:span text:style-name="T64"> </text:span><text:span text:style-name="T26">ﭥ</text:span><text:span text:style-name="T64"> </text:span><text:span text:style-name="T26">ﭦ</text:span><text:span text:style-name="T64"> </text:span><text:span text:style-name="T26">ﭧ</text:span><text:span text:style-name="T64"> </text:span><text:span text:style-name="T26">ﭨ</text:span><text:span text:style-name="T64"> </text:span><text:span text:style-name="T26">ﭩ</text:span><text:span text:style-name="T64"> </text:span><text:span text:style-name="T26">ﭪ</text:span><text:span text:style-name="T64"> </text:span><text:span text:style-name="T26">ﭫ</text:span><text:span text:style-name="T64"> </text:span><text:span text:style-name="T26">ﭬ</text:span><text:span text:style-name="T64"> </text:span><text:span text:style-name="T26">ﭭ</text:span><text:span text:style-name="T64"> </text:span><text:span text:style-name="T26">ﭮ</text:span><text:span text:style-name="T64"> </text:span><text:span text:style-name="T26">ﭯ</text:span><text:span text:style-name="T64"> </text:span><text:span text:style-name="T26">ﭰ</text:span><text:span text:style-name="T64"> </text:span><text:span text:style-name="T26">ﭱ</text:span><text:span text:style-name="T64"> </text:span><text:span text:style-name="T26">ﭲ</text:span><text:span text:style-name="T64"> </text:span><text:span text:style-name="T26">ﭳ</text:span><text:span text:style-name="T64"> </text:span><text:span text:style-name="T26">ﭴ</text:span><text:span text:style-name="T64"> </text:span><text:span text:style-name="T26">ﭵ</text:span><text:span text:style-name="T64"> </text:span><text:span text:style-name="T26">ﭶ</text:span><text:span text:style-name="T64"> </text:span><text:span text:style-name="T26">ﭷ</text:span><text:span text:style-name="T64"> </text:span><text:span text:style-name="T26">ﭸ</text:span><text:span text:style-name="T64"> </text:span><text:span text:style-name="T26">ﭹ</text:span><text:span text:style-name="T64"> </text:span><text:span text:style-name="T26">ﭺ</text:span><text:span text:style-name="T64"> </text:span><text:span text:style-name="T26">ﭻ</text:span><text:span text:style-name="T64"> </text:span><text:span text:style-name="T26">ﭼ</text:span><text:span text:style-name="T64"> </text:span><text:span text:style-name="T26">ﭽ</text:span><text:span text:style-name="T64"> </text:span><text:span text:style-name="T26">ﭾ</text:span><text:span text:style-name="T64"> </text:span><text:span text:style-name="T26">ﭿ</text:span><text:span text:style-name="T64"> </text:span><text:span text:style-name="T26">ﮀ</text:span><text:span text:style-name="T64"> </text:span><text:span text:style-name="T26">ﮁ</text:span><text:span text:style-name="T64"> </text:span><text:span text:style-name="T26">ﮂ</text:span><text:span text:style-name="T64"> </text:span><text:span text:style-name="T26">ﮃ</text:span><text:span text:style-name="T64"> </text:span><text:span text:style-name="T26">ﮄ</text:span><text:span text:style-name="T64"> </text:span><text:span text:style-name="T26">ﮅ</text:span><text:span text:style-name="T64"> </text:span><text:span text:style-name="T26">ﮆ</text:span><text:span text:style-name="T64"> </text:span><text:span text:style-name="T26">ﮇ</text:span><text:span text:style-name="T64"> </text:span><text:span text:style-name="T26">ﮈ</text:span><text:span text:style-name="T64"> </text:span><text:span text:style-name="T26">ﮉ</text:span><text:span text:style-name="T64"> </text:span><text:span text:style-name="T26">ﮊ</text:span><text:span text:style-name="T64"> </text:span><text:span text:style-name="T26">ﮋ</text:span><text:span text:style-name="T64"> </text:span><text:span text:style-name="T26">ﮌ</text:span><text:span text:style-name="T64"> </text:span><text:span text:style-name="T26">ﮍ</text:span><text:span text:style-name="T64"> </text:span><text:span text:style-name="T26">ﮎ</text:span><text:span text:style-name="T64"> </text:span><text:span text:style-name="T26">ﮏ</text:span><text:span text:style-name="T64"> </text:span><text:span text:style-name="T26">ﮐ</text:span><text:span text:style-name="T64"> </text:span><text:span text:style-name="T26">ﮑ</text:span><text:span text:style-name="T64"> </text:span><text:span text:style-name="T26">ﮒ</text:span><text:span text:style-name="T64"> </text:span><text:span text:style-name="T26">ﮓ</text:span><text:span text:style-name="T64"> </text:span><text:span text:style-name="T26">ﮔ</text:span><text:span text:style-name="T64"> </text:span><text:span text:style-name="T26">ﮕﮖ</text:span><text:span text:style-name="T64"> </text:span><text:span text:style-name="T26">ﮗ</text:span><text:span text:style-name="T64"> </text:span><text:span text:style-name="T26">ﮘ</text:span><text:span text:style-name="T64"> </text:span><text:span text:style-name="T27">ﮙ</text:span><text:span text:style-name="T65"> </text:span><text:span text:style-name="T27">ﮚ</text:span><text:span text:style-name="T65"> </text:span><text:span text:style-name="T27">ﮛ</text:span><text:span text:style-name="T65"> </text:span><text:span text:style-name="T27">ﮜﮝﮞ ﮟ ﮠ ﮡﮣﮤﮥﮦ</text:span><text:span text:style-name="T64"> </text:span><text:span text:style-name="T26">ﮧ</text:span><text:span text:style-name="T64"> </text:span><text:span text:style-name="T26">ﮨ</text:span><text:span text:style-name="T64"> </text:span><text:span text:style-name="T26">ﮩ</text:span><text:span text:style-name="T64"> </text:span><text:span text:style-name="T26">ﮪ</text:span><text:span text:style-name="T64"> </text:span><text:span text:style-name="T26">ﮫ</text:span><text:span text:style-name="T64"> </text:span><text:span text:style-name="T26">ﮬ</text:span><text:span text:style-name="T64"> </text:span><text:span text:style-name="T26">ﮭ</text:span><text:span text:style-name="T64"> </text:span><text:span text:style-name="T26">ﮮ</text:span></text:p>
      <text:p text:style-name="P32"><text:span text:style-name="T26">ﮯ</text:span><text:span text:style-name="T64"> </text:span><text:span text:style-name="T26">ﮰ</text:span><text:span text:style-name="T64"> </text:span><text:span text:style-name="T26">ﮱ</text:span><text:span text:style-name="T64"> </text:span><text:span text:style-name="T26">ﯓ</text:span><text:span text:style-name="T64"> </text:span><text:span text:style-name="T26">ﯔ</text:span><text:span text:style-name="T64"> </text:span><text:span text:style-name="T26">ﯕ</text:span><text:span text:style-name="T64"> </text:span><text:span text:style-name="T26">ﯖ</text:span><text:span text:style-name="T64"> </text:span><text:span text:style-name="T26">ﯗ</text:span><text:span text:style-name="T64"> </text:span><text:span text:style-name="T26">ﯘﯙ</text:span><text:span text:style-name="T64"> </text:span><text:span text:style-name="T26">ﯚ</text:span><text:span text:style-name="T64"> </text:span><text:span text:style-name="T26">ﯛ</text:span><text:span text:style-name="T64"> </text:span><text:span text:style-name="T26">ﯜ</text:span><text:span text:style-name="T64"> </text:span><text:span text:style-name="T26">ﯝ</text:span><text:span text:style-name="T64"> </text:span><text:span text:style-name="T26">ﯞ</text:span><text:span text:style-name="T64"> </text:span><text:span text:style-name="T26">ﯟ</text:span><text:span text:style-name="T64"> </text:span><text:span text:style-name="T26">ﯠ</text:span><text:span text:style-name="T64"> </text:span><text:span text:style-name="T26">ﯡ</text:span><text:span text:style-name="T64"> </text:span><text:span text:style-name="T26">ﯢ</text:span><text:span text:style-name="T64"> </text:span><text:span text:style-name="T26">ﯣ</text:span><text:span text:style-name="T64"> </text:span><text:span text:style-name="T26">ﯤ</text:span><text:span text:style-name="T64"> </text:span><text:span text:style-name="T26">ﯥ</text:span><text:span text:style-name="T64"> </text:span><text:span text:style-name="T26">ﯦﯧ</text:span><text:span text:style-name="T64"> </text:span><text:span text:style-name="T26">ﯨ</text:span><text:span text:style-name="T64"> </text:span><text:span text:style-name="T26">ﯩ</text:span><text:span text:style-name="T64"> </text:span><text:span text:style-name="T26">ﯪ</text:span><text:span text:style-name="T64"> </text:span><text:span text:style-name="T26">ﯫ</text:span><text:span text:style-name="T64"> </text:span><text:span text:style-name="T26">ﯬ</text:span><text:span text:style-name="T64"> </text:span><text:span text:style-name="T26">ﯭ</text:span><text:span text:style-name="T64"> </text:span><text:span text:style-name="T26">ﯮ</text:span><text:span text:style-name="T64"> </text:span><text:span text:style-name="T26">ﯯ</text:span><text:span text:style-name="T64"> </text:span><text:span text:style-name="T26">ﯰ</text:span><text:span text:style-name="T64"> </text:span><text:span text:style-name="T26">ﯱ</text:span><text:span text:style-name="T64"> </text:span><text:span text:style-name="T26">ﯲ</text:span><text:span text:style-name="T64"> </text:span><text:span text:style-name="T26">ﯳ</text:span><text:span text:style-name="T64"> </text:span><text:span text:style-name="T26">ﯴ</text:span><text:span text:style-name="T64"> </text:span><text:span text:style-name="T26">ﯵ</text:span><text:span text:style-name="T64"> </text:span><text:span text:style-name="T26">ﯶ</text:span><text:span text:style-name="T64"> </text:span><text:span text:style-name="T26">ﯷ</text:span><text:span text:style-name="T64"> </text:span><text:span text:style-name="T26">ﯸ</text:span><text:span text:style-name="T64"> </text:span><text:span text:style-name="T26">ﯹ</text:span><text:span text:style-name="T64"> </text:span><text:span text:style-name="T26">ﯺ</text:span><text:span text:style-name="T64"> </text:span><text:span text:style-name="T26">ﯻﯼ</text:span><text:span text:style-name="T64"> </text:span><text:span text:style-name="T26">ﯽ</text:span><text:span text:style-name="T64"> </text:span><text:span text:style-name="T26">ﯾ</text:span><text:span text:style-name="T64"> </text:span><text:span text:style-name="T26">ﯿ</text:span><text:span text:style-name="T64"> </text:span><text:span text:style-name="T26">ﰀ</text:span><text:span text:style-name="T64"> </text:span><text:span text:style-name="T26">ﰁ</text:span><text:span text:style-name="T64"> </text:span><text:span text:style-name="T26">ﰂ</text:span><text:span text:style-name="T64"> </text:span><text:span text:style-name="T26">ﰃ</text:span><text:span text:style-name="T64"> </text:span><text:span text:style-name="T26">ﰄ</text:span><text:span text:style-name="T64"> </text:span><text:span text:style-name="T26">ﰅ</text:span><text:span text:style-name="T64"> </text:span><text:span text:style-name="T26">ﰆ</text:span><text:span text:style-name="T64"> </text:span><text:span text:style-name="T26">ﰇ</text:span><text:span text:style-name="T64"> </text:span><text:span text:style-name="T26">ﰈ</text:span><text:span text:style-name="T64"> </text:span><text:span text:style-name="T26">ﰉ</text:span><text:span text:style-name="T64"> </text:span><text:span text:style-name="T26">ﰊ</text:span><text:span text:style-name="T64"> </text:span><text:span text:style-name="T26">ﰋ</text:span><text:span text:style-name="T64"> </text:span><text:span text:style-name="T26">ﰌ</text:span><text:span text:style-name="T64"> </text:span><text:span text:style-name="T26">ﰍﰎ</text:span><text:span text:style-name="T64"> </text:span><text:span text:style-name="T26">ﰏ</text:span><text:span text:style-name="T64"> </text:span><text:span text:style-name="T26">ﰐ</text:span><text:span text:style-name="T64"> </text:span><text:span text:style-name="T26">ﰑ</text:span><text:span text:style-name="T64"> </text:span><text:span text:style-name="T26">ﰒ</text:span><text:span text:style-name="T64"> </text:span><text:span text:style-name="T26">ﰓ</text:span><text:span text:style-name="T64"> </text:span><text:span text:style-name="T26">ﰔ</text:span></text:p>
      <text:p text:style-name="P19"><text:span text:style-name="T29"><text:s/></text:span><text:span text:style-name="T31">ﭑ</text:span><text:span text:style-name="T64"> </text:span><text:span text:style-name="T31">ﭒ</text:span><text:span text:style-name="T64"> </text:span><text:span text:style-name="T31">ﭓ</text:span><text:span text:style-name="T64"> </text:span><text:span text:style-name="T31">ﭔ</text:span><text:span text:style-name="T64"> </text:span><text:span text:style-name="T31">ﭕ</text:span><text:span text:style-name="T64"> </text:span><text:span text:style-name="T31">ﭖ</text:span><text:span text:style-name="T64"> </text:span><text:span text:style-name="T31">ﭗ</text:span><text:span text:style-name="T64"> </text:span><text:span text:style-name="T31">ﭘ</text:span><text:span text:style-name="T64"> </text:span><text:span text:style-name="T31">ﭙ</text:span><text:span text:style-name="T64"> </text:span><text:span text:style-name="T31">ﭚ</text:span><text:span text:style-name="T64"> </text:span><text:span text:style-name="T31">ﭛ</text:span><text:span text:style-name="T64"> </text:span><text:span text:style-name="T31">ﭜ</text:span><text:span text:style-name="T64"> </text:span><text:span text:style-name="T31">ﭝ</text:span><text:span text:style-name="T64"> </text:span><text:span text:style-name="T31">ﭞ</text:span><text:span text:style-name="T64"> </text:span><text:span text:style-name="T31">ﭟ</text:span><text:span text:style-name="T64"> </text:span><text:span text:style-name="T31">ﭠ</text:span><text:span text:style-name="T64"> </text:span><text:span text:style-name="T31">ﭡ</text:span><text:span text:style-name="T64"> </text:span><text:span text:style-name="T31">ﭢ</text:span><text:span text:style-name="T64"> </text:span><text:span text:style-name="T31">ﭣ</text:span><text:span text:style-name="T64"> </text:span><text:span text:style-name="T31">ﭤ</text:span><text:span text:style-name="T64"> </text:span><text:span text:style-name="T31">ﭥ</text:span><text:span text:style-name="T64"> </text:span><text:span text:style-name="T31">ﭦ</text:span><text:span text:style-name="T64"> </text:span><text:span text:style-name="T31">ﭧ</text:span><text:span text:style-name="T64"> </text:span><text:span text:style-name="T31">ﭨ</text:span><text:span text:style-name="T64"> </text:span><text:span text:style-name="T31">ﭩ</text:span><text:span text:style-name="T64"> </text:span><text:span text:style-name="T31">ﭪﭫ</text:span><text:span text:style-name="T64"> </text:span><text:span text:style-name="T31">ﭬ</text:span><text:span text:style-name="T64"> </text:span><text:span text:style-name="T31">ﭭ</text:span><text:span text:style-name="T64"> </text:span><text:span text:style-name="T31">ﭮ</text:span><text:span text:style-name="T64"> </text:span><text:span text:style-name="T31">ﭯ</text:span><text:span text:style-name="T64"> </text:span><text:span text:style-name="T31">ﭰ</text:span><text:span text:style-name="T64"> </text:span><text:span text:style-name="T31">ﭱ</text:span><text:span text:style-name="T64"> </text:span><text:span text:style-name="T31">ﭲ</text:span><text:span text:style-name="T64"> </text:span><text:span text:style-name="T31">ﭳ</text:span><text:span text:style-name="T64"> </text:span><text:span text:style-name="T31">ﭴ</text:span><text:span text:style-name="T64"> </text:span><text:span text:style-name="T31">ﭵ</text:span><text:span text:style-name="T64"> </text:span><text:span text:style-name="T31">ﭶ</text:span><text:span text:style-name="T64"> </text:span><text:span text:style-name="T31">ﭷ</text:span><text:span text:style-name="T64"> </text:span><text:span text:style-name="T31">ﭸ</text:span><text:span text:style-name="T64"> </text:span><text:span text:style-name="T31">ﭹ</text:span><text:span text:style-name="T64"> </text:span><text:span text:style-name="T31">ﭺ</text:span><text:span text:style-name="T64"> </text:span><text:span text:style-name="T31">ﭻ</text:span><text:span text:style-name="T64"> </text:span><text:span text:style-name="T31">ﭼ</text:span><text:span text:style-name="T64"> </text:span><text:span text:style-name="T31">ﭽ</text:span><text:span text:style-name="T64"> </text:span><text:span text:style-name="T31">ﭾ</text:span><text:span text:style-name="T64"> </text:span><text:span text:style-name="T31">ﭿ</text:span><text:span text:style-name="T64"> </text:span><text:span text:style-name="T31">ﮀ</text:span><text:span text:style-name="T64"> </text:span><text:span text:style-name="T31">ﮁ</text:span><text:span text:style-name="T64"> </text:span><text:span text:style-name="T31">ﮂ</text:span><text:span text:style-name="T64"> </text:span><text:span text:style-name="T31">ﮃ</text:span><text:span text:style-name="T64"> </text:span><text:span text:style-name="T31">ﮄ</text:span><text:span text:style-name="T64"> </text:span><text:span text:style-name="T31">ﮅﮆ</text:span><text:span text:style-name="T64"> </text:span><text:span text:style-name="T31">ﮇ</text:span><text:span text:style-name="T64"> </text:span><text:span text:style-name="T31">ﮈ</text:span><text:span text:style-name="T64"> </text:span><text:span text:style-name="T31">ﮉ</text:span><text:span text:style-name="T64"> </text:span><text:span text:style-name="T31">ﮊﮋ</text:span><text:span text:style-name="T64"> </text:span><text:span text:style-name="T31">ﮌ</text:span><text:span text:style-name="T64"> </text:span><text:span text:style-name="T31">ﮍ</text:span><text:span text:style-name="T64"> </text:span><text:span text:style-name="T31">ﮎ</text:span><text:span text:style-name="T64"> </text:span><text:span text:style-name="T31">ﮏ</text:span><text:span text:style-name="T64"> </text:span><text:span text:style-name="T31">ﮐ</text:span><text:span text:style-name="T64"> </text:span><text:span text:style-name="T31">ﮑ</text:span><text:span text:style-name="T64"> </text:span><text:span text:style-name="T31">ﮒ</text:span><text:span text:style-name="T64"> </text:span><text:span text:style-name="T31">ﮓ</text:span><text:span text:style-name="T64"> </text:span><text:span text:style-name="T31">ﮔ</text:span><text:span text:style-name="T64"> </text:span><text:span text:style-name="T31">ﮕ</text:span><text:span text:style-name="T64"> </text:span><text:span text:style-name="T31">ﮖﮗ</text:span><text:span text:style-name="T64"> </text:span><text:span text:style-name="T31">ﮘ</text:span><text:span text:style-name="T64"> </text:span><text:span text:style-name="T31">ﮙ</text:span><text:span text:style-name="T64"> </text:span><text:span text:style-name="T31">ﮚ</text:span><text:span text:style-name="T64"> </text:span><text:span text:style-name="T31">ﮛ</text:span><text:span text:style-name="T64"> </text:span><text:span text:style-name="T31">ﮜ</text:span><text:span text:style-name="T64"> </text:span><text:span text:style-name="T31">ﮝ</text:span><text:span text:style-name="T64"> </text:span><text:span text:style-name="T31">ﮞ</text:span><text:span text:style-name="T64"> </text:span><text:span text:style-name="T31">ﮟ</text:span><text:span text:style-name="T64"> </text:span><text:span text:style-name="T31">ﮠ</text:span><text:span text:style-name="T64"> </text:span><text:span text:style-name="T31">ﮡ</text:span><text:span text:style-name="T64"> </text:span><text:span text:style-name="T31">ﮢ</text:span><text:span text:style-name="T64"> </text:span><text:span text:style-name="T31">ﮣ</text:span><text:span text:style-name="T64"> </text:span><text:span text:style-name="T31">ﮤ</text:span><text:span text:style-name="T64"> </text:span><text:span text:style-name="T31">ﮥ</text:span><text:span text:style-name="T64"> </text:span><text:span text:style-name="T31">ﮦ</text:span><text:span text:style-name="T64"> </text:span><text:span text:style-name="T31">ﮧ</text:span><text:span text:style-name="T64"> </text:span><text:span text:style-name="T31">ﮨﮩ</text:span><text:span text:style-name="T64"> </text:span><text:span text:style-name="T31">ﮪ</text:span><text:span text:style-name="T64"> </text:span><text:span text:style-name="T31">ﮫ</text:span><text:span text:style-name="T64"> </text:span><text:span text:style-name="T31">ﮬ</text:span><text:span text:style-name="T64"> </text:span><text:span text:style-name="T31">ﮭ</text:span><text:span text:style-name="T64"> </text:span><text:span text:style-name="T31">ﮮ</text:span><text:span text:style-name="T64"> </text:span><text:span text:style-name="T31">ﮯ</text:span><text:span text:style-name="T64"> </text:span><text:span text:style-name="T31">ﮰ</text:span><text:span text:style-name="T64"> </text:span><text:span text:style-name="T31">ﮱ</text:span><text:span text:style-name="T64"> </text:span><text:span text:style-name="T31">ﯓ</text:span><text:span text:style-name="T64"> </text:span><text:span text:style-name="T31">ﯔ</text:span><text:span text:style-name="T64"> </text:span><text:span text:style-name="T31">ﯕ</text:span><text:span text:style-name="T64"> </text:span><text:span text:style-name="T31">ﯖ</text:span><text:span text:style-name="T64"> </text:span><text:span text:style-name="T31">ﯗ</text:span><text:span text:style-name="T64"> </text:span><text:span text:style-name="T31">ﯘ</text:span><text:span text:style-name="T64"> </text:span><text:span text:style-name="T31">ﯙ</text:span><text:span text:style-name="T64"> </text:span><text:span text:style-name="T31">ﯚﯛ</text:span><text:span text:style-name="T64"> </text:span><text:span text:style-name="T31">ﯜ</text:span><text:span text:style-name="T64"> </text:span><text:span text:style-name="T31">ﯝ</text:span><text:span text:style-name="T64"> </text:span><text:span text:style-name="T31">ﯞ</text:span><text:span text:style-name="T64"> </text:span><text:span text:style-name="T31">ﯟ</text:span><text:span text:style-name="T64"> </text:span><text:span text:style-name="T31">ﯠ</text:span><text:span text:style-name="T64"> </text:span><text:span text:style-name="T31">ﯡ</text:span><text:span text:style-name="T64"> </text:span><text:span text:style-name="T31">ﯢ</text:span><text:span text:style-name="T64"> </text:span><text:span text:style-name="T31">ﯣ</text:span><text:span text:style-name="T64"> </text:span><text:span text:style-name="T31">ﯤ</text:span><text:span text:style-name="T64"> </text:span><text:span text:style-name="T31">ﯥ</text:span><text:span text:style-name="T64"> </text:span><text:span text:style-name="T31">ﯦ</text:span><text:span text:style-name="T64"> </text:span><text:span text:style-name="T31">ﯧﯨ</text:span><text:span text:style-name="T64"> </text:span><text:span text:style-name="T31">ﯩ</text:span><text:span text:style-name="T64"> </text:span><text:span text:style-name="T31">ﯪ</text:span><text:span text:style-name="T64"> </text:span><text:span text:style-name="T31">ﯫ</text:span><text:span text:style-name="T64"> </text:span><text:span text:style-name="T31">ﯬ</text:span><text:span text:style-name="T64"> </text:span><text:span text:style-name="T31">ﯭﯮ</text:span><text:span text:style-name="T64"> </text:span><text:span text:style-name="T31">ﯯ</text:span><text:span text:style-name="T64"> </text:span><text:span text:style-name="T31">ﯰ</text:span><text:span text:style-name="T64"> </text:span><text:span text:style-name="T31">ﯱ</text:span><text:span text:style-name="T64"> </text:span><text:span text:style-name="T31">ﯲ</text:span><text:span text:style-name="T64"> </text:span><text:span text:style-name="T31">ﯳ</text:span><text:span text:style-name="T64"> </text:span><text:span text:style-name="T31">ﯴ</text:span><text:span text:style-name="T64"> </text:span><text:span text:style-name="T31">ﯵ</text:span><text:span text:style-name="T64"> </text:span><text:span text:style-name="T31">ﯶ</text:span><text:span text:style-name="T64"> </text:span><text:span text:style-name="T31">ﯷ</text:span><text:span text:style-name="T64"> </text:span><text:span text:style-name="T31">ﯸ</text:span><text:span text:style-name="T64"> </text:span><text:span text:style-name="T31">ﯹﯺ</text:span><text:span text:style-name="T64"> </text:span><text:span text:style-name="T31">ﯻ</text:span><text:span text:style-name="T64"> </text:span><text:span text:style-name="T31">ﯼ</text:span><text:span text:style-name="T64"> </text:span><text:span text:style-name="T31">ﯽ</text:span><text:span text:style-name="T64"> </text:span><text:span text:style-name="T31">ﯾ</text:span><text:span text:style-name="T64"> </text:span><text:span text:style-name="T31">ﯿ</text:span><text:span text:style-name="T64"> </text:span><text:span text:style-name="T31">ﰀ</text:span><text:span text:style-name="T64"> </text:span><text:span text:style-name="T31">ﰁ</text:span><text:span text:style-name="T64"> </text:span><text:span text:style-name="T31">ﰂﰃ</text:span><text:span text:style-name="T64"> </text:span><text:span text:style-name="T31">ﰄ</text:span><text:span text:style-name="T64"> </text:span><text:span text:style-name="T31">ﰅ</text:span><text:span text:style-name="T64"> </text:span><text:span text:style-name="T31">ﰆ</text:span><text:span text:style-name="T64"> </text:span><text:span text:style-name="T31">ﰇ</text:span><text:span text:style-name="T64"> </text:span><text:span text:style-name="T31">ﰈ</text:span><text:span text:style-name="T64"> </text:span><text:span text:style-name="T31">ﰉ</text:span><text:span text:style-name="T64"> </text:span><text:span text:style-name="T31">ﰊ</text:span><text:span text:style-name="T64"> </text:span><text:span text:style-name="T31">ﰋ</text:span><text:span text:style-name="T64"> </text:span><text:span text:style-name="T31">ﰌ</text:span><text:span text:style-name="T64"> </text:span><text:span text:style-name="T31">ﰍ</text:span><text:span text:style-name="T64"> </text:span><text:span text:style-name="T31">ﰎ</text:span><text:span text:style-name="T64"> </text:span><text:span text:style-name="T31">ﰏ</text:span><text:span text:style-name="T64"> </text:span><text:span text:style-name="T31">ﰐﰑ</text:span><text:span text:style-name="T64"> </text:span><text:span text:style-name="T31">ﰒ</text:span><text:span text:style-name="T64"> </text:span><text:span text:style-name="T31">ﰓ</text:span><text:span text:style-name="T64"> </text:span><text:span text:style-name="T31">ﰔﰕ</text:span><text:span text:style-name="T64"> </text:span><text:span text:style-name="T31">ﰖ</text:span><text:span text:style-name="T64"> </text:span><text:span text:style-name="T31">ﰗ</text:span><text:span text:style-name="T64"> </text:span><text:span text:style-name="T31">ﰘ</text:span><text:span text:style-name="T64"> </text:span><text:span text:style-name="T31">ﰙ</text:span><text:span text:style-name="T64"> </text:span><text:span text:style-name="T31">ﰚ</text:span><text:span text:style-name="T64"> </text:span><text:span text:style-name="T31">ﰛ</text:span><text:span text:style-name="T64"> </text:span><text:span text:style-name="T31">ﰜ</text:span></text:p>
      <text:p text:style-name="P20"><text:span text:style-name="T29"><text:s/></text:span><text:span text:style-name="T33">ﭑ</text:span><text:span text:style-name="T64"> </text:span><text:span text:style-name="T33">ﭒ</text:span><text:span text:style-name="T64"> </text:span><text:span text:style-name="T33">ﭓ</text:span><text:span text:style-name="T64"> </text:span><text:span text:style-name="T33">ﭔ</text:span><text:span text:style-name="T64"> </text:span><text:span text:style-name="T33">ﭕ</text:span><text:span text:style-name="T64"> </text:span><text:span text:style-name="T33">ﭖﭗ</text:span><text:span text:style-name="T64"> </text:span><text:span text:style-name="T33">ﭘ</text:span><text:span text:style-name="T64"> </text:span><text:span text:style-name="T33">ﭙ</text:span><text:span text:style-name="T64"> </text:span><text:span text:style-name="T33">ﭚ</text:span><text:span text:style-name="T64"> </text:span><text:span text:style-name="T33">ﭛﭜ</text:span><text:span text:style-name="T64"> </text:span><text:span text:style-name="T33">ﭝ</text:span><text:span text:style-name="T64"> </text:span><text:span text:style-name="T33">ﭞ</text:span><text:span text:style-name="T64"> </text:span><text:span text:style-name="T33">ﭟﭠ</text:span><text:span text:style-name="T64"> </text:span><text:span text:style-name="T33">ﭡ</text:span><text:span text:style-name="T64"> </text:span><text:span text:style-name="T33">ﭢ</text:span><text:span text:style-name="T64"> </text:span><text:span text:style-name="T33">ﭣ</text:span><text:span text:style-name="T64"> </text:span><text:span text:style-name="T33">ﭤﭥ</text:span><text:span text:style-name="T64"> </text:span><text:span text:style-name="T33">ﭦ</text:span><text:span text:style-name="T64"> </text:span><text:span text:style-name="T33">ﭧ</text:span><text:span text:style-name="T64"> </text:span><text:span text:style-name="T33">ﭨ</text:span><text:span text:style-name="T64"> </text:span><text:span text:style-name="T33">ﭩ</text:span><text:span text:style-name="T64"> </text:span><text:span text:style-name="T33">ﭪ</text:span><text:span text:style-name="T64"> </text:span><text:span text:style-name="T33">ﭫ</text:span><text:span text:style-name="T64"> </text:span><text:span text:style-name="T33">ﭬ</text:span><text:span text:style-name="T64"> </text:span><text:span text:style-name="T33">ﭭ</text:span><text:span text:style-name="T64"> </text:span><text:span text:style-name="T33">ﭮ</text:span><text:span text:style-name="T64"> </text:span><text:span text:style-name="T33">ﭯ</text:span><text:span text:style-name="T64"> </text:span><text:span text:style-name="T33">ﭰﭱ</text:span><text:span text:style-name="T64"> </text:span><text:span text:style-name="T33">ﭲ</text:span><text:span text:style-name="T64"> </text:span><text:span text:style-name="T33">ﭳ</text:span><text:span text:style-name="T64"> </text:span><text:span text:style-name="T33">ﭴ</text:span><text:span text:style-name="T64"> </text:span><text:span text:style-name="T33">ﭵ</text:span><text:span text:style-name="T64"> </text:span><text:span text:style-name="T33">ﭶﭷ</text:span><text:span text:style-name="T64"> </text:span><text:span text:style-name="T33">ﭸ</text:span><text:span text:style-name="T64"> </text:span><text:span text:style-name="T33">ﭹ</text:span><text:span text:style-name="T64"> </text:span><text:span text:style-name="T33">ﭺ</text:span><text:span text:style-name="T64"> </text:span><text:span text:style-name="T33">ﭻ</text:span><text:span text:style-name="T64"> </text:span><text:span text:style-name="T33">ﭼ</text:span><text:span text:style-name="T64"> </text:span><text:span text:style-name="T33">ﭽ</text:span><text:span text:style-name="T64"> </text:span><text:span text:style-name="T33">ﭾ</text:span><text:span text:style-name="T64"> </text:span><text:span text:style-name="T33">ﭿ</text:span><text:span text:style-name="T64"> </text:span><text:span text:style-name="T33">ﮀﮁ</text:span><text:span text:style-name="T64"> </text:span><text:span text:style-name="T33">ﮂ</text:span><text:span text:style-name="T64"> </text:span><text:span text:style-name="T33">ﮃ</text:span><text:span text:style-name="T64"> </text:span><text:span text:style-name="T33">ﮄ</text:span><text:span text:style-name="T64"> </text:span><text:span text:style-name="T33">ﮅ</text:span><text:span text:style-name="T64"> </text:span><text:span text:style-name="T34">ﮆ</text:span><text:span text:style-name="T65"> </text:span><text:span text:style-name="T34">ﮇ</text:span><text:span text:style-name="T65"> </text:span><text:span text:style-name="T34">ﮈ</text:span><text:span text:style-name="T65"> </text:span><text:span text:style-name="T34">ﮉ</text:span><text:span text:style-name="T65"> </text:span><text:span text:style-name="T34">ﮊﮋ</text:span><text:span text:style-name="T65"> </text:span><text:span text:style-name="T34">ﮌ</text:span><text:span text:style-name="T65"> </text:span><text:span text:style-name="T34">ﮍ</text:span><text:span text:style-name="T65"> </text:span><text:span text:style-name="T34">ﮎ</text:span><text:span text:style-name="T65"> </text:span><text:span text:style-name="T34">ﮏ</text:span><text:span text:style-name="T64"> </text:span><text:span text:style-name="T33">ﮐ</text:span><text:span text:style-name="T64"> </text:span><text:span text:style-name="T33">ﮑ</text:span><text:span text:style-name="T64"> </text:span><text:span text:style-name="T33">ﮒ</text:span><text:span text:style-name="T64"> </text:span><text:span text:style-name="T33">ﮓ</text:span><text:span text:style-name="T64"> </text:span><text:span text:style-name="T33">ﮔ</text:span><text:span text:style-name="T64"> </text:span><text:span text:style-name="T33">ﮕ</text:span><text:span text:style-name="T64"> </text:span><text:span text:style-name="T33">ﮖ</text:span><text:span text:style-name="T64"> </text:span><text:span text:style-name="T33">ﮗ</text:span><text:span text:style-name="T64"> </text:span><text:span text:style-name="T33">ﮘ</text:span><text:span text:style-name="T64"> </text:span><text:span text:style-name="T33">ﮙ</text:span><text:span text:style-name="T64"> </text:span><text:span text:style-name="T33">ﮚ</text:span><text:span text:style-name="T64"> </text:span><text:span text:style-name="T33">ﮛ</text:span><text:span text:style-name="T64"> </text:span><text:span text:style-name="T33">ﮜ</text:span><text:span text:style-name="T64"> </text:span><text:span text:style-name="T33">ﮝ</text:span><text:span text:style-name="T64"> </text:span><text:span text:style-name="T33">ﮞ</text:span><text:span text:style-name="T64"> </text:span><text:span text:style-name="T33">ﮟ</text:span><text:span text:style-name="T64"> </text:span><text:span text:style-name="T33">ﮠ</text:span><text:span text:style-name="T64"> </text:span><text:span text:style-name="T33">ﮡ</text:span><text:span text:style-name="T64"> </text:span><text:span text:style-name="T33">ﮢ</text:span><text:span text:style-name="T64"> </text:span><text:span text:style-name="T33">ﮣ</text:span><text:span text:style-name="T64"> </text:span><text:span text:style-name="T33">ﮤﮥ</text:span><text:span text:style-name="T64"> </text:span><text:span text:style-name="T33">ﮦ</text:span><text:span text:style-name="T64"> </text:span><text:span text:style-name="T33">ﮧ</text:span><text:span text:style-name="T64"> </text:span><text:span text:style-name="T33">ﮨ</text:span><text:span text:style-name="T64"> </text:span><text:span text:style-name="T33">ﮩ</text:span><text:span text:style-name="T64"> </text:span><text:span text:style-name="T33">ﮪ</text:span><text:span text:style-name="T64"> </text:span><text:span text:style-name="T33">ﮫ</text:span><text:span text:style-name="T64"> </text:span><text:span text:style-name="T33">ﮬ</text:span><text:span text:style-name="T64"> </text:span><text:span text:style-name="T33">ﮭ</text:span><text:span text:style-name="T64"> </text:span><text:span text:style-name="T33">ﮮﮯ</text:span><text:span text:style-name="T64"> </text:span><text:span text:style-name="T33">ﮰ</text:span><text:span text:style-name="T64"> </text:span><text:span text:style-name="T33">ﮱ</text:span><text:span text:style-name="T64"> </text:span><text:span text:style-name="T33">ﯓ</text:span><text:span text:style-name="T64"> </text:span><text:span text:style-name="T33">ﯔ</text:span><text:span text:style-name="T64"> </text:span><text:span text:style-name="T33">ﯕ</text:span><text:span text:style-name="T64"> </text:span><text:span text:style-name="T33">ﯖ</text:span><text:span text:style-name="T64"> </text:span><text:span text:style-name="T33">ﯗ</text:span><text:span text:style-name="T64"> </text:span><text:span text:style-name="T33">ﯘ</text:span><text:span text:style-name="T64"> </text:span><text:span text:style-name="T33">ﯙﯚ</text:span><text:span text:style-name="T64"> </text:span><text:span text:style-name="T33">ﯛ</text:span><text:span text:style-name="T64"> </text:span><text:span text:style-name="T33">ﯜ</text:span><text:span text:style-name="T64"> </text:span><text:span text:style-name="T33">ﯝ</text:span><text:span text:style-name="T64"> </text:span><text:span text:style-name="T33">ﯞ</text:span><text:span text:style-name="T64"> </text:span><text:span text:style-name="T33">ﯟ</text:span><text:span text:style-name="T64"> </text:span><text:span text:style-name="T33">ﯠ</text:span><text:span text:style-name="T64"> </text:span><text:span text:style-name="T33">ﯡ</text:span><text:span text:style-name="T64"> </text:span><text:span text:style-name="T33">ﯢ</text:span><text:span text:style-name="T64"> </text:span><text:span text:style-name="T33">ﯣ</text:span><text:span text:style-name="T64"> </text:span><text:span text:style-name="T33">ﯤ</text:span><text:span text:style-name="T64"> </text:span><text:span text:style-name="T33">ﯥ</text:span><text:span text:style-name="T64"> </text:span><text:span text:style-name="T33">ﯦ</text:span><text:span text:style-name="T64"> </text:span><text:span text:style-name="T33">ﯧ</text:span><text:span text:style-name="T64"> </text:span><text:span text:style-name="T33">ﯨ</text:span><text:span text:style-name="T64"> </text:span><text:span text:style-name="T33">ﯩ</text:span><text:span text:style-name="T64"> </text:span><text:span text:style-name="T33">ﯪ</text:span><text:span text:style-name="T64"> </text:span><text:span text:style-name="T33">ﯫ</text:span><text:span text:style-name="T64"> </text:span><text:span text:style-name="T33">ﯬ</text:span><text:span text:style-name="T64"> </text:span><text:span text:style-name="T33">ﯭ</text:span><text:span text:style-name="T64"> </text:span><text:span text:style-name="T33">ﯮ</text:span><text:span text:style-name="T64"> </text:span><text:span text:style-name="T33">ﯯ</text:span><text:span text:style-name="T64"> </text:span><text:span text:style-name="T33">ﯰ</text:span><text:span text:style-name="T64"> </text:span><text:span text:style-name="T33">ﯱ</text:span><text:span text:style-name="T64"> </text:span><text:span text:style-name="T33">ﯲ</text:span><text:span text:style-name="T64"> </text:span><text:span text:style-name="T33">ﯳ</text:span><text:span text:style-name="T64"> </text:span><text:span text:style-name="T33">ﯴﯵ</text:span><text:span text:style-name="T64"> </text:span><text:span text:style-name="T33">ﯶ</text:span><text:span text:style-name="T64"> </text:span><text:span text:style-name="T33">ﯷ</text:span><text:span text:style-name="T64"> </text:span><text:span text:style-name="T33">ﯸ</text:span><text:span text:style-name="T64"> </text:span><text:span text:style-name="T33">ﯹ</text:span><text:span text:style-name="T64"> </text:span><text:span text:style-name="T33">ﯺﯻ</text:span><text:span text:style-name="T64"> </text:span><text:span text:style-name="T33">ﯼ</text:span><text:span text:style-name="T64"> </text:span><text:span text:style-name="T33">ﯽ</text:span><text:span text:style-name="T64"> </text:span><text:span text:style-name="T33">ﯾ</text:span><text:span text:style-name="T64"> </text:span><text:span text:style-name="T33">ﯿ</text:span><text:span text:style-name="T64"> </text:span><text:span text:style-name="T33">ﰀ</text:span><text:span text:style-name="T64"> </text:span><text:span text:style-name="T33">ﰁ</text:span><text:span text:style-name="T64"> </text:span><text:span text:style-name="T33">ﰂ</text:span><text:span text:style-name="T64"> </text:span><text:span text:style-name="T33">ﰃ</text:span><text:span text:style-name="T64"> </text:span><text:span text:style-name="T33">ﰄ</text:span><text:span text:style-name="T64"> </text:span><text:span text:style-name="T33">ﰅ</text:span><text:span text:style-name="T64"> </text:span><text:span text:style-name="T33">ﰆ</text:span><text:span text:style-name="T64"> </text:span><text:span text:style-name="T33">ﰇﰈ</text:span><text:span text:style-name="T64"> </text:span><text:span text:style-name="T33">ﰉ</text:span><text:span text:style-name="T64"> </text:span><text:span text:style-name="T33">ﰊ</text:span><text:span text:style-name="T64"> </text:span><text:span text:style-name="T33">ﰋ</text:span><text:span text:style-name="T64"> </text:span><text:span text:style-name="T33">ﰌ</text:span><text:span text:style-name="T64"> </text:span><text:span text:style-name="T33">ﰍﰎ</text:span><text:span text:style-name="T64"> </text:span><text:span text:style-name="T33">ﰏ</text:span><text:span text:style-name="T64"> </text:span><text:span text:style-name="T33">ﰐ</text:span><text:span text:style-name="T64"> </text:span><text:span text:style-name="T33">ﰑ</text:span><text:span text:style-name="T64"> </text:span><text:span text:style-name="T33">ﰒ</text:span><text:span text:style-name="T64"> </text:span><text:span text:style-name="T33">ﰓ</text:span><text:span text:style-name="T64"> </text:span><text:span text:style-name="T33">ﰔ</text:span></text:p>
      <text:p text:style-name="P7"><text:span text:style-name="T36">ﭑ</text:span><text:span text:style-name="T64"> </text:span><text:span text:style-name="T36">ﭒ</text:span><text:span text:style-name="T64"> </text:span><text:span text:style-name="T36">ﭓ</text:span><text:span text:style-name="T64"> </text:span><text:span text:style-name="T36">ﭔ</text:span><text:span text:style-name="T64"> </text:span><text:span text:style-name="T36">ﭕﭖ</text:span><text:span text:style-name="T64"> </text:span><text:span text:style-name="T36">ﭗ</text:span><text:span text:style-name="T64"> </text:span><text:span text:style-name="T36">ﭘ</text:span><text:span text:style-name="T64"> </text:span><text:span text:style-name="T36">ﭙ</text:span><text:span text:style-name="T64"> </text:span><text:span text:style-name="T36">ﭚ</text:span></text:p>
      <text:p text:style-name="P8"><text:span text:style-name="T36">ﭛ </text:span><text:span text:style-name="T64"><text:s/></text:span><text:span text:style-name="T36">ﭜ <text:s text:c="2"/></text:span><text:span text:style-name="T64"><text:s/></text:span><text:span text:style-name="T36">ﭝ </text:span><text:span text:style-name="T64"><text:s/></text:span><text:span text:style-name="T36">ﭞ </text:span><text:span text:style-name="T64"><text:s/></text:span><text:span text:style-name="T36">ﭟ </text:span><text:span text:style-name="T64"><text:s text:c="2"/></text:span><text:span text:style-name="T36">ﭠ </text:span><text:span text:style-name="T64"><text:s/></text:span><text:span text:style-name="T36">ﭡ</text:span></text:p>
      <text:p text:style-name="P9"><text:span text:style-name="T37">ﮌﮚ</text:span></text:p>
      <text:p text:style-name="P9"><text:span text:style-name="T37">ﭔﭕﭖ</text:span></text:p>
      <text:p text:style-name="P33"><text:span text:style-name="T36">ﭢﭣ</text:span><text:span text:style-name="T64"> </text:span><text:span text:style-name="T36">ﭤ</text:span><text:span text:style-name="T64"> </text:span><text:span text:style-name="T36">ﭥ</text:span><text:span text:style-name="T64"> </text:span><text:span text:style-name="T36">ﭦ</text:span><text:span text:style-name="T64"> </text:span><text:span text:style-name="T36">ﭧ</text:span><text:span text:style-name="T64"> </text:span><text:span text:style-name="T36">ﭨ</text:span><text:span text:style-name="T64"> </text:span><text:span text:style-name="T36">ﭩ</text:span><text:span text:style-name="T64"> </text:span><text:span text:style-name="T36">ﭪ</text:span><text:span text:style-name="T64"> </text:span><text:span text:style-name="T36">ﭫ</text:span><text:span text:style-name="T64"> </text:span><text:span text:style-name="T36">ﭬ</text:span><text:span text:style-name="T64"> </text:span><text:span text:style-name="T36">ﭭ</text:span><text:span text:style-name="T64"> </text:span><text:span text:style-name="T36">ﭮ</text:span><text:span text:style-name="T64"> </text:span><text:span text:style-name="T36">ﭯ</text:span><text:span text:style-name="T64"> </text:span><text:span text:style-name="T36">ﭰ</text:span><text:span text:style-name="T64"> </text:span><text:span text:style-name="T36">ﭱ</text:span><text:span text:style-name="T64"> </text:span><text:span text:style-name="T36">ﭲ</text:span><text:span text:style-name="T64"> </text:span><text:span text:style-name="T36">ﭳ</text:span><text:span text:style-name="T64"> </text:span><text:span text:style-name="T36">ﭴ</text:span><text:span text:style-name="T64"> </text:span><text:span text:style-name="T36">ﭵ</text:span><text:span text:style-name="T64"> </text:span><text:span text:style-name="T36">ﭶ</text:span><text:span text:style-name="T64"> </text:span><text:span text:style-name="T36">ﭷ</text:span><text:span text:style-name="T64"> </text:span><text:span text:style-name="T36">ﭸ</text:span><text:span text:style-name="T64"> </text:span><text:span text:style-name="T36">ﭹ</text:span><text:span text:style-name="T64"> </text:span><text:span text:style-name="T36">ﭺ</text:span><text:span text:style-name="T64"> </text:span><text:span text:style-name="T36">ﭻ</text:span><text:span text:style-name="T64"> </text:span><text:span text:style-name="T36">ﭼﭽ</text:span><text:span text:style-name="T64"> </text:span><text:span text:style-name="T36">ﭾ</text:span><text:span text:style-name="T64"> </text:span><text:span text:style-name="T36">ﭿ</text:span><text:span text:style-name="T64"> </text:span><text:span text:style-name="T36">ﮀ</text:span><text:span text:style-name="T64"> </text:span><text:span text:style-name="T36">ﮁ</text:span><text:span text:style-name="T64"> </text:span><text:span text:style-name="T36">ﮂ</text:span><text:span text:style-name="T64"> </text:span><text:span text:style-name="T36">ﮃ</text:span><text:span text:style-name="T64"> </text:span><text:span text:style-name="T36">ﮄ</text:span><text:span text:style-name="T64"> </text:span><text:span text:style-name="T36">ﮅ</text:span><text:span text:style-name="T64"> </text:span><text:span text:style-name="T36">ﮆ</text:span><text:span text:style-name="T64"> </text:span><text:span text:style-name="T36">ﮇ</text:span><text:span text:style-name="T64"> </text:span><text:span text:style-name="T36">ﮈ</text:span><text:span text:style-name="T64"> </text:span><text:span text:style-name="T36">ﮉ</text:span><text:span text:style-name="T64"> </text:span><text:span text:style-name="T36">ﮊ</text:span><text:span text:style-name="T64"> </text:span><text:span text:style-name="T36">ﮋ</text:span><text:span text:style-name="T64"> </text:span><text:span text:style-name="T36">ﮌ</text:span><text:span text:style-name="T64"> </text:span><text:span text:style-name="T36">ﮍ</text:span><text:span text:style-name="T64"> </text:span><text:span text:style-name="T36">ﮎ</text:span><text:span text:style-name="T64"> </text:span><text:span text:style-name="T36">ﮏﮐ</text:span><text:span text:style-name="T64"> </text:span><text:span text:style-name="T36">ﮑ</text:span><text:span text:style-name="T64"> </text:span><text:span text:style-name="T36">ﮒ</text:span><text:span text:style-name="T64"> </text:span><text:span text:style-name="T36">ﮓ</text:span><text:span text:style-name="T64"> </text:span><text:span text:style-name="T36">ﮔ</text:span><text:span text:style-name="T64"> </text:span><text:span text:style-name="T36">ﮕ</text:span><text:span text:style-name="T64"> </text:span><text:span text:style-name="T36">ﮖ</text:span><text:span text:style-name="T64"> </text:span><text:span text:style-name="T36">ﮗ</text:span><text:span text:style-name="T64"> </text:span><text:span text:style-name="T36">ﮘ</text:span><text:span text:style-name="T64"> </text:span><text:span text:style-name="T36">ﮙ</text:span><text:span text:style-name="T64"> </text:span><text:span text:style-name="T36">ﮚ</text:span><text:span text:style-name="T64"> </text:span><text:span text:style-name="T36">ﮛ</text:span><text:span text:style-name="T64"> </text:span><text:span text:style-name="T36">ﮜ</text:span><text:span text:style-name="T64"> </text:span><text:span text:style-name="T36">ﮝ</text:span><text:span text:style-name="T64"> </text:span><text:span text:style-name="T36">ﮞﮟ</text:span><text:span text:style-name="T64"> </text:span><text:span text:style-name="T36">ﮠ</text:span><text:span text:style-name="T64"> </text:span><text:span text:style-name="T36">ﮡ</text:span><text:span text:style-name="T64"> </text:span><text:span text:style-name="T36">ﮢ</text:span><text:span text:style-name="T64"> </text:span><text:span text:style-name="T36">ﮣ</text:span><text:span text:style-name="T64"> </text:span><text:span text:style-name="T36">ﮤ</text:span><text:span text:style-name="T64"> </text:span><text:span text:style-name="T36">ﮥ</text:span><text:span text:style-name="T64"> </text:span><text:span text:style-name="T36">ﮦﮧ</text:span><text:span text:style-name="T64"> </text:span><text:span text:style-name="T36">ﮨ</text:span><text:span text:style-name="T64"> </text:span><text:span text:style-name="T36">ﮩ</text:span><text:span text:style-name="T64"> </text:span><text:span text:style-name="T36">ﮪ</text:span><text:span text:style-name="T64"> </text:span><text:span text:style-name="T36">ﮫ</text:span><text:span text:style-name="T64"> </text:span><text:span text:style-name="T36">ﮬ</text:span><text:span text:style-name="T64"> </text:span><text:span text:style-name="T36">ﮭ</text:span><text:span text:style-name="T64"> </text:span><text:span text:style-name="T36">ﮮ</text:span><text:span text:style-name="T64"> </text:span><text:span text:style-name="T36">ﮯ</text:span><text:span text:style-name="T64"> </text:span><text:span text:style-name="T36">ﮰ</text:span><text:span text:style-name="T64"> </text:span><text:span text:style-name="T36">ﮱ</text:span><text:span text:style-name="T64"> </text:span><text:span text:style-name="T36">ﯓ</text:span><text:span text:style-name="T64"> </text:span><text:span text:style-name="T36">ﯔ</text:span><text:span text:style-name="T64"> </text:span><text:span text:style-name="T36">ﯕ</text:span><text:span text:style-name="T64"> </text:span><text:span text:style-name="T36">ﯖ</text:span><text:span text:style-name="T64"> </text:span><text:span text:style-name="T36">ﯗ</text:span><text:span text:style-name="T64"> </text:span><text:span text:style-name="T36">ﯘ</text:span><text:span text:style-name="T64"> </text:span><text:span text:style-name="T36">ﯙ</text:span><text:span text:style-name="T64"> </text:span><text:span text:style-name="T36">ﯚﯛ</text:span><text:span text:style-name="T64"> </text:span><text:span text:style-name="T36">ﯜ</text:span><text:span text:style-name="T64"> </text:span><text:span text:style-name="T36">ﯝ</text:span><text:span text:style-name="T64"> </text:span><text:span text:style-name="T36">ﯞ</text:span><text:span text:style-name="T64"> </text:span><text:span text:style-name="T36">ﯟ</text:span><text:span text:style-name="T64"> </text:span><text:span text:style-name="T36">ﯠ</text:span><text:span text:style-name="T64"> </text:span><text:span text:style-name="T36">ﯡ</text:span><text:span text:style-name="T64"> </text:span><text:span text:style-name="T36">ﯢ</text:span><text:span text:style-name="T64"> </text:span><text:span text:style-name="T36">ﯣ</text:span></text:p>
      <text:p text:style-name="P21"><text:span text:style-name="T39">ﭑ</text:span><text:span text:style-name="T64"> </text:span><text:span text:style-name="T39">ﭒ</text:span><text:span text:style-name="T64"> </text:span><text:span text:style-name="T39">ﭓ</text:span><text:span text:style-name="T64"> </text:span><text:span text:style-name="T39">ﭔ</text:span><text:span text:style-name="T64"> </text:span><text:span text:style-name="T39">ﭕ</text:span><text:span text:style-name="T64"> </text:span><text:span text:style-name="T39">ﭖ</text:span><text:span text:style-name="T64"> </text:span><text:span text:style-name="T39">ﭗ</text:span><text:span text:style-name="T64"> </text:span><text:span text:style-name="T39">ﭘ</text:span></text:p>
      <text:p text:style-name="P34"><text:span text:style-name="T39">ﭙ</text:span><text:span text:style-name="T64"> </text:span><text:span text:style-name="T39">ﭚ</text:span><text:span text:style-name="T64"> </text:span><text:span text:style-name="T39">ﭛ</text:span><text:span text:style-name="T64"> </text:span><text:span text:style-name="T39">ﭜ</text:span><text:span text:style-name="T64"> </text:span><text:span text:style-name="T39">ﭝ</text:span><text:span text:style-name="T64"> </text:span><text:span text:style-name="T39">ﭞ</text:span><text:span text:style-name="T64"> </text:span><text:span text:style-name="T39">ﭟ</text:span><text:span text:style-name="T64"> </text:span><text:span text:style-name="T39">ﭠ</text:span><text:span text:style-name="T64"> </text:span><text:span text:style-name="T39">ﭡ</text:span><text:span text:style-name="T64"> </text:span><text:span text:style-name="T39">ﭢ</text:span><text:span text:style-name="T64"> </text:span><text:span text:style-name="T39">ﭣ</text:span><text:span text:style-name="T64"> </text:span><text:span text:style-name="T39">ﭤﭥ</text:span><text:span text:style-name="T64"> </text:span><text:span text:style-name="T39">ﭦ</text:span><text:span text:style-name="T64"> </text:span><text:span text:style-name="T39">ﭧ</text:span><text:span text:style-name="T64"> </text:span><text:span text:style-name="T39">ﭨ</text:span><text:span text:style-name="T64"> </text:span><text:span text:style-name="T39">ﭩ</text:span><text:span text:style-name="T64"> </text:span><text:span text:style-name="T39">ﭪ</text:span><text:span text:style-name="T64"> </text:span><text:span text:style-name="T39">ﭫ</text:span><text:span text:style-name="T64"> </text:span><text:span text:style-name="T39">ﭬ</text:span><text:span text:style-name="T64"> </text:span><text:span text:style-name="T39">ﭭ</text:span><text:span text:style-name="T64"> </text:span><text:span text:style-name="T39">ﭮ</text:span><text:span text:style-name="T64"> </text:span><text:span text:style-name="T39">ﭯ</text:span><text:span text:style-name="T64"> </text:span><text:span text:style-name="T39">ﭰ</text:span><text:span text:style-name="T64"> </text:span><text:span text:style-name="T39">ﭱ</text:span><text:span text:style-name="T64"> </text:span><text:span text:style-name="T39">ﭲﭳ</text:span><text:span text:style-name="T64"> </text:span><text:span text:style-name="T39">ﭴ</text:span><text:span text:style-name="T64"> </text:span><text:span text:style-name="T39">ﭵ</text:span><text:span text:style-name="T64"> </text:span><text:span text:style-name="T39">ﭶ</text:span><text:span text:style-name="T64"> </text:span><text:span text:style-name="T39">ﭷ</text:span><text:span text:style-name="T64"> </text:span><text:span text:style-name="T39">ﭸ</text:span><text:span text:style-name="T64"> </text:span><text:span text:style-name="T39">ﭹ</text:span><text:span text:style-name="T64"> </text:span><text:span text:style-name="T39">ﭺ</text:span><text:span text:style-name="T64"> </text:span><text:span text:style-name="T39">ﭻ</text:span><text:span text:style-name="T64"> </text:span><text:span text:style-name="T39">ﭼ</text:span><text:span text:style-name="T64"> </text:span><text:span text:style-name="T39">ﭽ</text:span><text:span text:style-name="T64"> </text:span><text:span text:style-name="T39">ﭾ</text:span><text:span text:style-name="T64"> </text:span><text:span text:style-name="T39">ﭿ</text:span><text:span text:style-name="T64"> </text:span><text:span text:style-name="T39">ﮀ</text:span><text:span text:style-name="T64"> </text:span><text:span text:style-name="T39">ﮁ</text:span><text:span text:style-name="T64"> </text:span><text:span text:style-name="T39">ﮂ</text:span><text:span text:style-name="T64"> </text:span><text:span text:style-name="T39">ﮃ</text:span><text:span text:style-name="T64"> </text:span><text:span text:style-name="T39">ﮄ</text:span><text:span text:style-name="T64"> </text:span><text:span text:style-name="T39">ﮅ</text:span><text:span text:style-name="T64"> </text:span><text:span text:style-name="T39">ﮆ</text:span><text:span text:style-name="T64"> </text:span><text:span text:style-name="T39">ﮇ</text:span><text:span text:style-name="T64"> </text:span><text:span text:style-name="T39">ﮈ</text:span><text:span text:style-name="T64"> </text:span><text:span text:style-name="T39">ﮉ</text:span><text:span text:style-name="T64"> </text:span><text:span text:style-name="T39">ﮊ</text:span><text:span text:style-name="T64"> </text:span><text:span text:style-name="T39">ﮋ</text:span><text:span text:style-name="T64"> </text:span><text:span text:style-name="T39">ﮌ</text:span><text:span text:style-name="T64"> </text:span><text:span text:style-name="T39">ﮍ</text:span><text:span text:style-name="T64"> </text:span><text:span text:style-name="T39">ﮎ</text:span><text:span text:style-name="T64"> </text:span><text:span text:style-name="T39">ﮏ</text:span><text:span text:style-name="T64"> </text:span><text:span text:style-name="T39">ﮐ</text:span><text:span text:style-name="T64"> </text:span><text:span text:style-name="T39">ﮑﮒ</text:span><text:span text:style-name="T64"> </text:span><text:span text:style-name="T39">ﮓ</text:span><text:span text:style-name="T64"> </text:span><text:span text:style-name="T39">ﮔ</text:span><text:span text:style-name="T64"> </text:span><text:span text:style-name="T39">ﮕﮖ</text:span><text:span text:style-name="T64"> </text:span><text:span text:style-name="T39">ﮗ</text:span><text:span text:style-name="T64"> </text:span><text:span text:style-name="T39">ﮘ</text:span><text:span text:style-name="T64"> </text:span><text:span text:style-name="T39">ﮙ</text:span><text:span text:style-name="T64"> </text:span><text:span text:style-name="T39">ﮚﮛ</text:span><text:span text:style-name="T64"> </text:span><text:span text:style-name="T39">ﮜ</text:span><text:span text:style-name="T64"> </text:span><text:span text:style-name="T39">ﮝ</text:span><text:span text:style-name="T64"> </text:span><text:span text:style-name="T39">ﮞ</text:span><text:span text:style-name="T64"> </text:span><text:span text:style-name="T39">ﮟ</text:span><text:span text:style-name="T64"> </text:span><text:span text:style-name="T39">ﮠ</text:span><text:span text:style-name="T64"> </text:span><text:span text:style-name="T39">ﮡ</text:span><text:span text:style-name="T64"> </text:span><text:span text:style-name="T39">ﮢ</text:span><text:span text:style-name="T64"> </text:span><text:span text:style-name="T39">ﮣ</text:span><text:span text:style-name="T64"> </text:span><text:span text:style-name="T39">ﮤ</text:span><text:span text:style-name="T64"> </text:span><text:span text:style-name="T39">ﮥ</text:span><text:span text:style-name="T64"> </text:span><text:span text:style-name="T39">ﮦ</text:span><text:span text:style-name="T64"> </text:span><text:span text:style-name="T39">ﮧ</text:span><text:span text:style-name="T64"> </text:span><text:span text:style-name="T39">ﮨ</text:span><text:span text:style-name="T64"> </text:span><text:span text:style-name="T39">ﮩ</text:span><text:span text:style-name="T64"> </text:span><text:span text:style-name="T39">ﮪ</text:span><text:span text:style-name="T64"> </text:span><text:span text:style-name="T39">ﮫ</text:span><text:span text:style-name="T64"> </text:span><text:span text:style-name="T39">ﮬ</text:span><text:span text:style-name="T64"> </text:span><text:span text:style-name="T39">ﮭ</text:span><text:span text:style-name="T64"> </text:span><text:span text:style-name="T39">ﮮ</text:span><text:span text:style-name="T64"> </text:span><text:span text:style-name="T39">ﮯ</text:span><text:span text:style-name="T64"> </text:span><text:span text:style-name="T39">ﮰ</text:span></text:p>
      <text:p text:style-name="P34"><text:span text:style-name="T39">ﮱ</text:span><text:span text:style-name="T64"> </text:span><text:span text:style-name="T39">ﯓ</text:span><text:span text:style-name="T64"> </text:span><text:span text:style-name="T39">ﯔ</text:span><text:span text:style-name="T64"> </text:span><text:span text:style-name="T39">ﯕ</text:span><text:span text:style-name="T64"> </text:span><text:span text:style-name="T39">ﯖ</text:span><text:span text:style-name="T64"> </text:span><text:span text:style-name="T39">ﯗ</text:span><text:span text:style-name="T64"> </text:span><text:span text:style-name="T39">ﯘ</text:span><text:span text:style-name="T64"> </text:span><text:span text:style-name="T39">ﯙ</text:span><text:span text:style-name="T64"> </text:span><text:span text:style-name="T39">ﯚﯛ</text:span><text:span text:style-name="T64"> </text:span><text:span text:style-name="T39">ﯜ</text:span><text:span text:style-name="T64"> </text:span><text:span text:style-name="T39">ﯝ</text:span><text:span text:style-name="T64"> </text:span><text:span text:style-name="T39">ﯞ</text:span><text:span text:style-name="T64"> </text:span><text:span text:style-name="T39">ﯟ</text:span><text:span text:style-name="T64"> </text:span><text:span text:style-name="T39">ﯠ</text:span><text:span text:style-name="T64"> </text:span><text:span text:style-name="T39">ﯡ</text:span><text:span text:style-name="T64"> </text:span><text:span text:style-name="T39">ﯢ</text:span><text:span text:style-name="T64"> </text:span><text:span text:style-name="T39">ﯣ</text:span><text:span text:style-name="T64"> </text:span><text:span text:style-name="T39">ﯤﯥ</text:span><text:span text:style-name="T64"> </text:span><text:span text:style-name="T39">ﯦ</text:span><text:span text:style-name="T64"> </text:span><text:span text:style-name="T39">ﯧ</text:span><text:span text:style-name="T64"> </text:span><text:span text:style-name="T39">ﯨ</text:span><text:span text:style-name="T64"> </text:span><text:span text:style-name="T39">ﯩ</text:span><text:span text:style-name="T64"> </text:span><text:span text:style-name="T39">ﯪ</text:span><text:span text:style-name="T64"> </text:span><text:span text:style-name="T39">ﯫ</text:span><text:span text:style-name="T64"> </text:span><text:span text:style-name="T39">ﯬ</text:span><text:span text:style-name="T64"> </text:span><text:span text:style-name="T39">ﯭ</text:span><text:span text:style-name="T64"> </text:span><text:span text:style-name="T39">ﯮ</text:span><text:span text:style-name="T64"> </text:span><text:span text:style-name="T39">ﯯ</text:span><text:span text:style-name="T64"> </text:span><text:span text:style-name="T39">ﯰ</text:span><text:span text:style-name="T64"> </text:span><text:span text:style-name="T39">ﯱ</text:span><text:span text:style-name="T64"> </text:span><text:span text:style-name="T39">ﯲ</text:span><text:span text:style-name="T64"> </text:span><text:span text:style-name="T39">ﯳ</text:span><text:span text:style-name="T64"> </text:span><text:span text:style-name="T39">ﯴ</text:span><text:span text:style-name="T64"> </text:span><text:span text:style-name="T39">ﯵ</text:span><text:span text:style-name="T64"> </text:span><text:span text:style-name="T39">ﯶ</text:span></text:p>
      <text:p text:style-name="P22"><text:span text:style-name="T41">ﭑ</text:span><text:span text:style-name="T64"> </text:span><text:span text:style-name="T41">ﭒ</text:span><text:span text:style-name="T64"> </text:span><text:span text:style-name="T41">ﭓ</text:span><text:span text:style-name="T64"> </text:span><text:span text:style-name="T41">ﭔ</text:span><text:span text:style-name="T64"> </text:span><text:span text:style-name="T41">ﭕ</text:span><text:span text:style-name="T64"> </text:span><text:span text:style-name="T41">ﭖ</text:span><text:span text:style-name="T64"> </text:span><text:span text:style-name="T41">ﭗ</text:span><text:span text:style-name="T64"> </text:span><text:span text:style-name="T41">ﭘ</text:span><text:span text:style-name="T64"> </text:span><text:span text:style-name="T41">ﭙ</text:span><text:span text:style-name="T64"> </text:span><text:span text:style-name="T41">ﭚ</text:span><text:span text:style-name="T64"> </text:span><text:span text:style-name="T41">ﭛ</text:span><text:span text:style-name="T64"> </text:span><text:span text:style-name="T41">ﭜ</text:span><text:span text:style-name="T64"> </text:span><text:span text:style-name="T41">ﭝ</text:span><text:span text:style-name="T64"> </text:span><text:span text:style-name="T41">ﭞ</text:span><text:span text:style-name="T64"> </text:span><text:span text:style-name="T41">ﭟ</text:span><text:span text:style-name="T64"> </text:span><text:span text:style-name="T41">ﭠﭡ</text:span><text:span text:style-name="T64"> </text:span><text:span text:style-name="T41">ﭢ</text:span><text:span text:style-name="T64"> </text:span><text:span text:style-name="T41">ﭣ</text:span><text:span text:style-name="T64"> </text:span><text:span text:style-name="T41">ﭤ</text:span><text:span text:style-name="T64"> </text:span><text:span text:style-name="T41">ﭥ</text:span><text:span text:style-name="T64"> </text:span><text:span text:style-name="T41">ﭦ</text:span><text:span text:style-name="T64"> </text:span><text:span text:style-name="T41">ﭧ</text:span><text:span text:style-name="T64"> </text:span><text:span text:style-name="T41">ﭨ</text:span><text:span text:style-name="T64"> </text:span><text:span text:style-name="T41">ﭩ</text:span><text:span text:style-name="T64"> </text:span><text:span text:style-name="T41">ﭪﭫ</text:span><text:span text:style-name="T64"> </text:span><text:span text:style-name="T41">ﭬ</text:span><text:span text:style-name="T64"> </text:span><text:span text:style-name="T41">ﭭ</text:span><text:span text:style-name="T64"> </text:span><text:span text:style-name="T41">ﭮ</text:span><text:span text:style-name="T64"> </text:span><text:span text:style-name="T41">ﭯ</text:span><text:span text:style-name="T64"> </text:span><text:span text:style-name="T41">ﭰ</text:span><text:span text:style-name="T64"> </text:span><text:span text:style-name="T41">ﭱ</text:span><text:span text:style-name="T64"> </text:span><text:span text:style-name="T41">ﭲ</text:span><text:span text:style-name="T64"> </text:span><text:span text:style-name="T41">ﭳ</text:span><text:span text:style-name="T64"> </text:span><text:span text:style-name="T41">ﭴ</text:span><text:span text:style-name="T64"> </text:span><text:span text:style-name="T41">ﭵ</text:span><text:span text:style-name="T64"> </text:span><text:span text:style-name="T41">ﭶ</text:span><text:span text:style-name="T64"> </text:span><text:span text:style-name="T41">ﭷ</text:span><text:span text:style-name="T64"> </text:span><text:span text:style-name="T41">ﭸ</text:span><text:span text:style-name="T64"> </text:span><text:span text:style-name="T41">ﭹﭺ</text:span><text:span text:style-name="T64"> </text:span><text:span text:style-name="T41">ﭻ</text:span><text:span text:style-name="T64"> </text:span><text:span text:style-name="T41">ﭼ</text:span><text:span text:style-name="T64"> </text:span><text:span text:style-name="T41">ﭽ</text:span><text:span text:style-name="T64"> </text:span><text:span text:style-name="T41">ﭾﭿ</text:span><text:span text:style-name="T64"> </text:span><text:span text:style-name="T41">ﮀ</text:span><text:span text:style-name="T64"> </text:span><text:span text:style-name="T41">ﮁ</text:span><text:span text:style-name="T64"> </text:span><text:span text:style-name="T41">ﮂ</text:span><text:span text:style-name="T64"> </text:span><text:span text:style-name="T41">ﮃ</text:span><text:span text:style-name="T64"> </text:span><text:span text:style-name="T41">ﮄ</text:span><text:span text:style-name="T64"> </text:span><text:span text:style-name="T41">ﮅ</text:span><text:span text:style-name="T64"> </text:span><text:span text:style-name="T41">ﮆ</text:span><text:span text:style-name="T64"> </text:span><text:span text:style-name="T41">ﮇ</text:span><text:span text:style-name="T64"> </text:span><text:span text:style-name="T41">ﮈ</text:span><text:span text:style-name="T64"> </text:span><text:span text:style-name="T41">ﮉ</text:span><text:span text:style-name="T64"> </text:span><text:span text:style-name="T41">ﮊ</text:span><text:span text:style-name="T64"> </text:span><text:span text:style-name="T41">ﮋ</text:span><text:span text:style-name="T64"> </text:span><text:span text:style-name="T41">ﮌ</text:span><text:span text:style-name="T64"> </text:span><text:span text:style-name="T41">ﮍ</text:span><text:span text:style-name="T64"> </text:span><text:span text:style-name="T41">ﮎ</text:span><text:span text:style-name="T64"> </text:span><text:span text:style-name="T41">ﮏﮐ</text:span><text:span text:style-name="T64"> </text:span><text:span text:style-name="T41">ﮑ</text:span><text:span text:style-name="T64"> </text:span><text:span text:style-name="T41">ﮒ</text:span><text:span text:style-name="T64"> </text:span><text:span text:style-name="T41">ﮓ</text:span><text:span text:style-name="T64"> </text:span><text:span text:style-name="T41">ﮔ</text:span><text:span text:style-name="T64"> </text:span><text:span text:style-name="T41">ﮕ</text:span><text:span text:style-name="T64"> </text:span><text:span text:style-name="T41">ﮖ</text:span><text:span text:style-name="T64"> </text:span><text:span text:style-name="T41">ﮗ</text:span><text:span text:style-name="T64"> </text:span><text:span text:style-name="T41">ﮘ</text:span><text:span text:style-name="T64"> </text:span><text:span text:style-name="T41">ﮙ</text:span><text:span text:style-name="T64"> </text:span><text:span text:style-name="T41">ﮚﮛ</text:span><text:span text:style-name="T64"> </text:span><text:span text:style-name="T41">ﮜ</text:span><text:span text:style-name="T64"> </text:span><text:span text:style-name="T41">ﮝ</text:span><text:span text:style-name="T64"> </text:span><text:span text:style-name="T41">ﮞ</text:span><text:span text:style-name="T64"> </text:span><text:span text:style-name="T41">ﮟ</text:span><text:span text:style-name="T64"> </text:span><text:span text:style-name="T41">ﮠ</text:span><text:span text:style-name="T64"> </text:span><text:span text:style-name="T41">ﮡ</text:span><text:span text:style-name="T64"> </text:span><text:span text:style-name="T41">ﮢ</text:span><text:span text:style-name="T64"> </text:span><text:span text:style-name="T41">ﮣ</text:span><text:span text:style-name="T64"> </text:span><text:span text:style-name="T41">ﮤ</text:span><text:span text:style-name="T64"> </text:span><text:span text:style-name="T41">ﮥ</text:span><text:span text:style-name="T64"> </text:span><text:span text:style-name="T41">ﮦ</text:span><text:span text:style-name="T64"> </text:span><text:span text:style-name="T41">ﮧ</text:span><text:span text:style-name="T64"> </text:span><text:span text:style-name="T41">ﮨ</text:span><text:span text:style-name="T64"> </text:span><text:span text:style-name="T41">ﮩ</text:span><text:span text:style-name="T64"> </text:span><text:span text:style-name="T41">ﮪ</text:span><text:span text:style-name="T64"> </text:span><text:span text:style-name="T41">ﮫ</text:span><text:span text:style-name="T64"> </text:span><text:span text:style-name="T41">ﮬ</text:span><text:span text:style-name="T64"> </text:span><text:span text:style-name="T41">ﮭ</text:span><text:span text:style-name="T64"> </text:span><text:span text:style-name="T41">ﮮ</text:span><text:span text:style-name="T64"> </text:span><text:span text:style-name="T41">ﮯ</text:span><text:span text:style-name="T64"> </text:span><text:span text:style-name="T41">ﮰ</text:span><text:span text:style-name="T64"> </text:span><text:span text:style-name="T41">ﮱ</text:span><text:span text:style-name="T64"> </text:span><text:span text:style-name="T41">ﯓ</text:span><text:span text:style-name="T64"> </text:span><text:span text:style-name="T41">ﯔ</text:span><text:span text:style-name="T64"> </text:span><text:span text:style-name="T41">ﯕ</text:span><text:span text:style-name="T64"> </text:span><text:span text:style-name="T41">ﯖ</text:span><text:span text:style-name="T64"> </text:span><text:span text:style-name="T41">ﯗ</text:span><text:span text:style-name="T64"> </text:span><text:span text:style-name="T41">ﯘ</text:span><text:span text:style-name="T64"> </text:span><text:span text:style-name="T41">ﯙ</text:span><text:span text:style-name="T64"> </text:span><text:span text:style-name="T41">ﯚ</text:span><text:span text:style-name="T64"> </text:span><text:span text:style-name="T41">ﯛ</text:span><text:span text:style-name="T64"> </text:span><text:span text:style-name="T41">ﯜ</text:span><text:span text:style-name="T64"> </text:span><text:span text:style-name="T41">ﯝﯞ</text:span><text:span text:style-name="T64"> </text:span><text:span text:style-name="T41">ﯟ</text:span><text:span text:style-name="T64"> </text:span><text:span text:style-name="T41">ﯠ</text:span><text:span text:style-name="T64"> </text:span><text:span text:style-name="T41">ﯡ</text:span><text:span text:style-name="T64"> </text:span><text:span text:style-name="T41">ﯢ</text:span><text:span text:style-name="T64"> </text:span><text:span text:style-name="T41">ﯣ</text:span><text:span text:style-name="T64"> </text:span><text:span text:style-name="T41">ﯤ</text:span><text:span text:style-name="T64"> </text:span><text:span text:style-name="T41">ﯥ</text:span><text:span text:style-name="T64"> </text:span><text:span text:style-name="T41">ﯦ</text:span><text:span text:style-name="T64"> </text:span><text:span text:style-name="T41">ﯧﯨ</text:span><text:span text:style-name="T64"> </text:span><text:span text:style-name="T41">ﯩ</text:span><text:span text:style-name="T64"> </text:span><text:span text:style-name="T41">ﯪ</text:span><text:span text:style-name="T64"> </text:span><text:span text:style-name="T41">ﯫ</text:span><text:span text:style-name="T64"> </text:span><text:span text:style-name="T41">ﯬ</text:span><text:span text:style-name="T64"> </text:span><text:span text:style-name="T41">ﯭ</text:span><text:span text:style-name="T64"> </text:span><text:span text:style-name="T41">ﯮ</text:span><text:span text:style-name="T64"> </text:span><text:span text:style-name="T41">ﯯ</text:span><text:span text:style-name="T64"> </text:span><text:span text:style-name="T41">ﯰﯱ</text:span><text:span text:style-name="T64"> </text:span><text:span text:style-name="T41">ﯲ</text:span><text:span text:style-name="T64"> </text:span><text:span text:style-name="T41">ﯳ</text:span><text:span text:style-name="T64"> </text:span><text:span text:style-name="T41">ﯴ</text:span><text:span text:style-name="T64"> </text:span><text:span text:style-name="T41">ﯵ</text:span><text:span text:style-name="T64"> </text:span><text:span text:style-name="T41">ﯶ</text:span><text:span text:style-name="T64"> </text:span><text:span text:style-name="T41">ﯷﯸ</text:span><text:span text:style-name="T64"> </text:span><text:span text:style-name="T41">ﯹ</text:span><text:span text:style-name="T64"> </text:span><text:span text:style-name="T41">ﯺ</text:span><text:span text:style-name="T64"> </text:span><text:span text:style-name="T41">ﯻ</text:span><text:span text:style-name="T64"> </text:span><text:span text:style-name="T41">ﯼ</text:span><text:span text:style-name="T64"> </text:span><text:span text:style-name="T41">ﯽ</text:span></text:p>
      <text:p text:style-name="P23"><text:span text:style-name="T43">ﭑ</text:span><text:span text:style-name="T64"> </text:span><text:span text:style-name="T43">ﭒ</text:span><text:span text:style-name="T64"> </text:span><text:span text:style-name="T43">ﭓ</text:span><text:span text:style-name="T64"> </text:span><text:span text:style-name="T43">ﭔ</text:span><text:span text:style-name="T64"> </text:span><text:span text:style-name="T43">ﭕ</text:span><text:span text:style-name="T64"> </text:span><text:span text:style-name="T43">ﭖ</text:span><text:span text:style-name="T64"> </text:span><text:span text:style-name="T43">ﭗ</text:span><text:span text:style-name="T64"> </text:span><text:span text:style-name="T43">ﭘﭙ</text:span><text:span text:style-name="T64"> </text:span><text:span text:style-name="T43">ﭚ</text:span><text:span text:style-name="T64"> </text:span><text:span text:style-name="T43">ﭛ</text:span><text:span text:style-name="T64"> </text:span><text:span text:style-name="T43">ﭜ</text:span><text:span text:style-name="T64"> </text:span><text:span text:style-name="T43">ﭝ</text:span><text:span text:style-name="T64"> </text:span><text:span text:style-name="T43">ﭞ</text:span><text:span text:style-name="T64"> </text:span><text:span text:style-name="T43">ﭟ</text:span><text:span text:style-name="T64"> </text:span><text:span text:style-name="T43">ﭠ</text:span><text:span text:style-name="T64"> </text:span><text:span text:style-name="T43">ﭡ</text:span><text:span text:style-name="T64"> </text:span><text:span text:style-name="T43">ﭢ</text:span><text:span text:style-name="T64"> </text:span><text:span text:style-name="T43">ﭣ</text:span><text:span text:style-name="T64"> </text:span><text:span text:style-name="T43">ﭤ</text:span><text:span text:style-name="T64"> </text:span><text:span text:style-name="T43">ﭥ</text:span><text:span text:style-name="T64"> </text:span><text:span text:style-name="T43">ﭦ</text:span><text:span text:style-name="T64"> </text:span><text:span text:style-name="T43">ﭧ</text:span><text:span text:style-name="T64"> </text:span><text:span text:style-name="T43">ﭨ</text:span><text:span text:style-name="T64"> </text:span><text:span text:style-name="T43">ﭩ</text:span><text:span text:style-name="T64"> </text:span><text:span text:style-name="T43">ﭪ</text:span><text:span text:style-name="T64"> </text:span><text:span text:style-name="T43">ﭫ</text:span><text:span text:style-name="T64"> </text:span><text:span text:style-name="T43">ﭬ</text:span><text:span text:style-name="T64"> </text:span><text:span text:style-name="T43">ﭭ</text:span><text:span text:style-name="T64"> </text:span><text:span text:style-name="T43">ﭮ</text:span><text:span text:style-name="T64"> </text:span><text:span text:style-name="T43">ﭯ</text:span><text:span text:style-name="T64"> </text:span><text:span text:style-name="T43">ﭰ</text:span><text:span text:style-name="T64"> </text:span><text:span text:style-name="T43">ﭱ</text:span><text:span text:style-name="T64"> </text:span><text:span text:style-name="T43">ﭲ</text:span><text:span text:style-name="T64"> </text:span><text:span text:style-name="T43">ﭳ</text:span><text:span text:style-name="T64"> </text:span><text:span text:style-name="T43">ﭴ</text:span><text:span text:style-name="T64"> </text:span><text:span text:style-name="T43">ﭵ</text:span><text:span text:style-name="T64"> </text:span><text:span text:style-name="T43">ﭶ</text:span><text:span text:style-name="T64"> </text:span><text:span text:style-name="T43">ﭷ</text:span><text:span text:style-name="T64"> </text:span><text:span text:style-name="T43">ﭸ</text:span><text:span text:style-name="T64"> </text:span><text:span text:style-name="T43">ﭹ</text:span><text:span text:style-name="T64"> </text:span><text:span text:style-name="T43">ﭺﭻ</text:span><text:span text:style-name="T64"> </text:span><text:span text:style-name="T43">ﭼ</text:span><text:span text:style-name="T64"> </text:span><text:span text:style-name="T43">ﭽ</text:span><text:span text:style-name="T64"> </text:span><text:span text:style-name="T43">ﭾ</text:span><text:span text:style-name="T64"> </text:span><text:span text:style-name="T43">ﭿ</text:span><text:span text:style-name="T64"> </text:span><text:span text:style-name="T43">ﮀﮁ</text:span><text:span text:style-name="T64"> </text:span><text:span text:style-name="T43">ﮂ</text:span><text:span text:style-name="T64"> </text:span><text:span text:style-name="T43">ﮃ</text:span><text:span text:style-name="T64"> </text:span><text:span text:style-name="T43">ﮄ</text:span><text:span text:style-name="T64"> </text:span><text:span text:style-name="T43">ﮅ</text:span><text:span text:style-name="T64"> </text:span><text:span text:style-name="T43">ﮆ</text:span><text:span text:style-name="T64"> </text:span><text:span text:style-name="T43">ﮇ</text:span><text:span text:style-name="T64"> </text:span><text:span text:style-name="T43">ﮈ</text:span><text:span text:style-name="T64"> </text:span><text:span text:style-name="T43">ﮉ</text:span><text:span text:style-name="T64"> </text:span><text:span text:style-name="T43">ﮊ</text:span><text:span text:style-name="T64"> </text:span><text:span text:style-name="T43">ﮋ</text:span><text:span text:style-name="T64"> </text:span><text:span text:style-name="T43">ﮌ</text:span><text:span text:style-name="T64"> </text:span><text:span text:style-name="T43">ﮍ</text:span><text:span text:style-name="T64"> </text:span><text:span text:style-name="T43">ﮎ</text:span><text:span text:style-name="T64"> </text:span><text:span text:style-name="T43">ﮏ</text:span><text:span text:style-name="T64"> </text:span><text:span text:style-name="T43">ﮐ</text:span><text:span text:style-name="T64"> </text:span><text:span text:style-name="T43">ﮑ</text:span><text:span text:style-name="T64"> </text:span><text:span text:style-name="T43">ﮒ</text:span><text:span text:style-name="T64"> </text:span><text:span text:style-name="T43">ﮓ</text:span><text:span text:style-name="T64"> </text:span><text:span text:style-name="T43">ﮔ</text:span><text:span text:style-name="T64"> </text:span><text:span text:style-name="T43">ﮕ</text:span><text:span text:style-name="T64"> </text:span><text:span text:style-name="T43">ﮖ</text:span><text:span text:style-name="T64"> </text:span><text:span text:style-name="T43">ﮗﮘ</text:span><text:span text:style-name="T64"> </text:span><text:span text:style-name="T43">ﮙ</text:span><text:span text:style-name="T64"> </text:span><text:span text:style-name="T43">ﮚ</text:span><text:span text:style-name="T64"> </text:span><text:span text:style-name="T43">ﮛ</text:span><text:span text:style-name="T64"> </text:span><text:span text:style-name="T43">ﮜ</text:span><text:span text:style-name="T64"> </text:span><text:span text:style-name="T43">ﮝ</text:span><text:span text:style-name="T64"> </text:span><text:span text:style-name="T43">ﮞ</text:span><text:span text:style-name="T64"> </text:span><text:span text:style-name="T43">ﮟ</text:span><text:span text:style-name="T64"> </text:span><text:span text:style-name="T43">ﮠ</text:span><text:span text:style-name="T64"> </text:span><text:span text:style-name="T43">ﮡ</text:span><text:span text:style-name="T64"> </text:span><text:span text:style-name="T43">ﮢ</text:span><text:span text:style-name="T64"> </text:span><text:span text:style-name="T43">ﮣﮤ</text:span><text:span text:style-name="T64"> </text:span><text:span text:style-name="T43">ﮥ</text:span><text:span text:style-name="T64"> </text:span><text:span text:style-name="T43">ﮦ</text:span><text:span text:style-name="T64"> </text:span><text:span text:style-name="T43">ﮧ</text:span><text:span text:style-name="T64"> </text:span><text:span text:style-name="T43">ﮨﮩ</text:span><text:span text:style-name="T64"> </text:span><text:span text:style-name="T43">ﮪ</text:span><text:span text:style-name="T64"> </text:span><text:span text:style-name="T43">ﮫ</text:span><text:span text:style-name="T64"> </text:span><text:span text:style-name="T43">ﮬ</text:span><text:span text:style-name="T64"> </text:span><text:span text:style-name="T43">ﮭ</text:span><text:span text:style-name="T64"> </text:span><text:span text:style-name="T43">ﮮ</text:span><text:span text:style-name="T64"> </text:span><text:span text:style-name="T43">ﮯﮰ</text:span><text:span text:style-name="T64"> </text:span><text:span text:style-name="T43">ﮱ</text:span><text:span text:style-name="T64"> </text:span><text:span text:style-name="T43">ﯓ</text:span><text:span text:style-name="T64"> </text:span><text:span text:style-name="T43">ﯔ</text:span><text:span text:style-name="T64"> </text:span><text:span text:style-name="T43">ﯕ</text:span><text:span text:style-name="T64"> </text:span><text:span text:style-name="T43">ﯖ</text:span><text:span text:style-name="T64"> </text:span><text:span text:style-name="T43">ﯗﯘ</text:span><text:span text:style-name="T64"> </text:span><text:span text:style-name="T43">ﯙ</text:span><text:span text:style-name="T64"> </text:span><text:span text:style-name="T43">ﯚ</text:span><text:span text:style-name="T64"> </text:span><text:span text:style-name="T43">ﯛ</text:span><text:span text:style-name="T64"> </text:span><text:span text:style-name="T43">ﯜ</text:span><text:span text:style-name="T64"> </text:span><text:span text:style-name="T43">ﯝ</text:span><text:span text:style-name="T64"> </text:span><text:span text:style-name="T43">ﯞ</text:span><text:span text:style-name="T64"> </text:span><text:span text:style-name="T43">ﯟ</text:span><text:span text:style-name="T64"> </text:span><text:span text:style-name="T43">ﯠ</text:span><text:span text:style-name="T64"> </text:span><text:span text:style-name="T43">ﯡ</text:span><text:span text:style-name="T64"> </text:span><text:span text:style-name="T43">ﯢ</text:span><text:span text:style-name="T64"> </text:span><text:span text:style-name="T43">ﯣ</text:span><text:span text:style-name="T64"> </text:span><text:span text:style-name="T43">ﯤ</text:span><text:span text:style-name="T64"> </text:span><text:span text:style-name="T43">ﯥ</text:span><text:span text:style-name="T64"> </text:span><text:span text:style-name="T43">ﯦ</text:span><text:span text:style-name="T64"> </text:span><text:span text:style-name="T43">ﯧ</text:span><text:span text:style-name="T64"> </text:span><text:span text:style-name="T43">ﯨ</text:span><text:span text:style-name="T64"> </text:span><text:span text:style-name="T43">ﯩ</text:span><text:span text:style-name="T64"> </text:span><text:span text:style-name="T43">ﯪ</text:span><text:span text:style-name="T64"> </text:span><text:span text:style-name="T43">ﯫ</text:span><text:span text:style-name="T64"> </text:span><text:span text:style-name="T43">ﯬﯭ</text:span><text:span text:style-name="T64"> </text:span><text:span text:style-name="T43">ﯮ</text:span><text:span text:style-name="T64"> </text:span><text:span text:style-name="T43">ﯯ</text:span><text:span text:style-name="T64"> </text:span><text:span text:style-name="T43">ﯰ</text:span><text:span text:style-name="T64"> </text:span><text:span text:style-name="T43">ﯱ</text:span><text:span text:style-name="T64"> </text:span><text:span text:style-name="T43">ﯲ</text:span><text:span text:style-name="T64"> </text:span><text:span text:style-name="T43">ﯳ</text:span><text:span text:style-name="T64"> </text:span><text:span text:style-name="T43">ﯴ</text:span><text:span text:style-name="T64"> </text:span><text:span text:style-name="T43">ﯵ</text:span><text:span text:style-name="T64"> </text:span><text:span text:style-name="T43">ﯶ</text:span><text:span text:style-name="T64"> </text:span><text:span text:style-name="T43">ﯷ</text:span><text:span text:style-name="T64"> </text:span><text:span text:style-name="T43">ﯸ</text:span><text:span text:style-name="T64"> </text:span><text:span text:style-name="T43">ﯹ</text:span><text:span text:style-name="T64"> </text:span><text:span text:style-name="T43">ﯺ</text:span><text:span text:style-name="T64"> </text:span><text:span text:style-name="T43">ﯻ</text:span><text:span text:style-name="T64"> </text:span><text:span text:style-name="T43">ﯼ</text:span><text:span text:style-name="T64"> </text:span><text:span text:style-name="T43">ﯽ</text:span><text:span text:style-name="T64"> </text:span><text:span text:style-name="T43">ﯾ</text:span><text:span text:style-name="T64"> </text:span><text:span text:style-name="T43">ﯿ</text:span><text:span text:style-name="T64"> </text:span><text:span text:style-name="T43">ﰀ</text:span><text:span text:style-name="T64"> </text:span><text:span text:style-name="T43">ﰁ</text:span></text:p>
      <text:p text:style-name="P24"><text:span text:style-name="T45">ﭑ</text:span><text:span text:style-name="T64"> </text:span><text:span text:style-name="T45">ﭒ</text:span><text:span text:style-name="T64"> </text:span><text:span text:style-name="T45">ﭓ</text:span><text:span text:style-name="T64"> </text:span><text:span text:style-name="T45">ﭔ</text:span><text:span text:style-name="T64"> </text:span><text:span text:style-name="T45">ﭕ</text:span><text:span text:style-name="T64"> </text:span><text:span text:style-name="T45">ﭖﭗ</text:span><text:span text:style-name="T64"> </text:span><text:span text:style-name="T45">ﭘ</text:span><text:span text:style-name="T64"> </text:span><text:span text:style-name="T45">ﭙ</text:span><text:span text:style-name="T64"> </text:span><text:span text:style-name="T45">ﭚ</text:span><text:span text:style-name="T64"> </text:span><text:span text:style-name="T45">ﭛ</text:span><text:span text:style-name="T64"> </text:span><text:span text:style-name="T45">ﭜ</text:span><text:span text:style-name="T64"> </text:span><text:span text:style-name="T45">ﭝ</text:span><text:span text:style-name="T64"> </text:span><text:span text:style-name="T45">ﭞ</text:span><text:span text:style-name="T64"> </text:span><text:span text:style-name="T45">ﭟ</text:span><text:span text:style-name="T64"> </text:span><text:span text:style-name="T45">ﭠ</text:span><text:span text:style-name="T64"> </text:span><text:span text:style-name="T45">ﭡ</text:span><text:span text:style-name="T64"> </text:span><text:span text:style-name="T45">ﭢ</text:span><text:span text:style-name="T64"> </text:span><text:span text:style-name="T45">ﭣ</text:span><text:span text:style-name="T64"> </text:span><text:span text:style-name="T45">ﭤ</text:span><text:span text:style-name="T64"> </text:span><text:span text:style-name="T45">ﭥ</text:span><text:span text:style-name="T64"> </text:span><text:span text:style-name="T45">ﭦ</text:span><text:span text:style-name="T64"> </text:span><text:span text:style-name="T45">ﭧ</text:span><text:span text:style-name="T64"> </text:span><text:span text:style-name="T45">ﭨ</text:span><text:span text:style-name="T64"> </text:span><text:span text:style-name="T45">ﭩ</text:span><text:span text:style-name="T64"> </text:span><text:span text:style-name="T45">ﭪ</text:span><text:span text:style-name="T64"> </text:span><text:span text:style-name="T45">ﭫ</text:span><text:span text:style-name="T64"> </text:span><text:span text:style-name="T45">ﭬ</text:span><text:span text:style-name="T64"> </text:span><text:span text:style-name="T45">ﭭ</text:span><text:span text:style-name="T64"> </text:span><text:span text:style-name="T45">ﭮ</text:span><text:span text:style-name="T64"> </text:span><text:span text:style-name="T45">ﭯ</text:span><text:span text:style-name="T64"> </text:span><text:span text:style-name="T45">ﭰ</text:span><text:span text:style-name="T64"> </text:span><text:span text:style-name="T45">ﭱ</text:span><text:span text:style-name="T64"> </text:span><text:span text:style-name="T45">ﭲ</text:span><text:span text:style-name="T64"> </text:span><text:span text:style-name="T45">ﭳ</text:span><text:span text:style-name="T64"> </text:span><text:span text:style-name="T45">ﭴ</text:span><text:span text:style-name="T64"> </text:span><text:span text:style-name="T45">ﭵ</text:span><text:span text:style-name="T64"> </text:span><text:span text:style-name="T45">ﭶ</text:span><text:span text:style-name="T64"> </text:span><text:span text:style-name="T45">ﭷﭸ</text:span><text:span text:style-name="T64"> </text:span><text:span text:style-name="T45">ﭹ</text:span><text:span text:style-name="T64"> </text:span><text:span text:style-name="T45">ﭺ</text:span><text:span text:style-name="T64"> </text:span><text:span text:style-name="T45">ﭻﭼ</text:span><text:span text:style-name="T64"> </text:span><text:span text:style-name="T45">ﭽ</text:span><text:span text:style-name="T64"> </text:span><text:span text:style-name="T45">ﭾ</text:span><text:span text:style-name="T64"> </text:span><text:span text:style-name="T45">ﭿ</text:span><text:span text:style-name="T64"> </text:span><text:span text:style-name="T45">ﮀ</text:span><text:span text:style-name="T64"> </text:span><text:span text:style-name="T45">ﮁ</text:span><text:span text:style-name="T64"> </text:span><text:span text:style-name="T45">ﮂ</text:span><text:span text:style-name="T64"> </text:span><text:span text:style-name="T45">ﮃ</text:span><text:span text:style-name="T64"> </text:span><text:span text:style-name="T45">ﮄ</text:span><text:span text:style-name="T64"> </text:span><text:span text:style-name="T45">ﮅ</text:span><text:span text:style-name="T64"> </text:span><text:span text:style-name="T45">ﮆ</text:span><text:span text:style-name="T64"> </text:span><text:span text:style-name="T45">ﮇ</text:span><text:span text:style-name="T64"> </text:span><text:span text:style-name="T45">ﮈ</text:span><text:span text:style-name="T64"> </text:span><text:span text:style-name="T45">ﮉ</text:span><text:span text:style-name="T64"> </text:span><text:span text:style-name="T45">ﮊ</text:span><text:span text:style-name="T64"> </text:span><text:span text:style-name="T45">ﮋ</text:span><text:span text:style-name="T64"> </text:span><text:span text:style-name="T45">ﮌ</text:span><text:span text:style-name="T64"> </text:span><text:span text:style-name="T45">ﮍ</text:span><text:span text:style-name="T64"> </text:span><text:span text:style-name="T45">ﮎ</text:span><text:span text:style-name="T64"> </text:span><text:span text:style-name="T45">ﮏ</text:span><text:span text:style-name="T64"> </text:span><text:span text:style-name="T45">ﮐ</text:span><text:span text:style-name="T64"> </text:span><text:span text:style-name="T45">ﮑﮒ</text:span><text:span text:style-name="T64"> </text:span><text:span text:style-name="T45">ﮓ</text:span><text:span text:style-name="T64"> </text:span><text:span text:style-name="T45">ﮔ</text:span><text:span text:style-name="T64"> </text:span><text:span text:style-name="T45">ﮕ</text:span><text:span text:style-name="T64"> </text:span><text:span text:style-name="T45">ﮖ</text:span><text:span text:style-name="T64"> </text:span><text:span text:style-name="T45">ﮗ</text:span><text:span text:style-name="T64"> </text:span><text:span text:style-name="T45">ﮘ</text:span><text:span text:style-name="T64"> </text:span><text:span text:style-name="T45">ﮙ</text:span><text:span text:style-name="T64"> </text:span><text:span text:style-name="T45">ﮚ</text:span><text:span text:style-name="T64"> </text:span><text:span text:style-name="T45">ﮛﮜ</text:span><text:span text:style-name="T64"> </text:span><text:span text:style-name="T45">ﮝ</text:span><text:span text:style-name="T64"> </text:span><text:span text:style-name="T45">ﮞ</text:span><text:span text:style-name="T64"> </text:span><text:span text:style-name="T45">ﮟ</text:span><text:span text:style-name="T64"> </text:span><text:span text:style-name="T45">ﮠ</text:span><text:span text:style-name="T64"> </text:span><text:span text:style-name="T45">ﮡ</text:span><text:span text:style-name="T64"> </text:span><text:span text:style-name="T45">ﮢ</text:span><text:span text:style-name="T64"> </text:span><text:span text:style-name="T45">ﮣ</text:span><text:span text:style-name="T64"> </text:span><text:span text:style-name="T45">ﮤ</text:span><text:span text:style-name="T64"> </text:span><text:span text:style-name="T45">ﮥ</text:span><text:span text:style-name="T64"> </text:span><text:span text:style-name="T45">ﮦ</text:span><text:span text:style-name="T64"> </text:span><text:span text:style-name="T45">ﮧ</text:span><text:span text:style-name="T64"> </text:span><text:span text:style-name="T45">ﮨ</text:span><text:span text:style-name="T64"> </text:span><text:span text:style-name="T45">ﮩ</text:span><text:span text:style-name="T64"> </text:span><text:span text:style-name="T45">ﮪ</text:span><text:span text:style-name="T64"> </text:span><text:span text:style-name="T45">ﮫ</text:span><text:span text:style-name="T64"> </text:span><text:span text:style-name="T45">ﮬ</text:span><text:span text:style-name="T64"> </text:span><text:span text:style-name="T45">ﮭ</text:span><text:span text:style-name="T64"> </text:span><text:span text:style-name="T45">ﮮ</text:span><text:span text:style-name="T64"> </text:span><text:span text:style-name="T45">ﮯ</text:span><text:span text:style-name="T64"> </text:span><text:span text:style-name="T45">ﮰ</text:span><text:span text:style-name="T64"> </text:span><text:span text:style-name="T45">ﮱ</text:span><text:span text:style-name="T64"> </text:span><text:span text:style-name="T45">ﯓ</text:span><text:span text:style-name="T64"> </text:span><text:span text:style-name="T45">ﯔ</text:span><text:span text:style-name="T64"> </text:span><text:span text:style-name="T45">ﯕ</text:span><text:span text:style-name="T64"> </text:span><text:span text:style-name="T45">ﯖ</text:span><text:span text:style-name="T64"> </text:span><text:span text:style-name="T45">ﯗ</text:span><text:span text:style-name="T64"> </text:span><text:span text:style-name="T45">ﯘ</text:span><text:span text:style-name="T64"> </text:span><text:span text:style-name="T45">ﯙ</text:span><text:span text:style-name="T64"> </text:span><text:span text:style-name="T45">ﯚ</text:span><text:span text:style-name="T64"> </text:span><text:span text:style-name="T45">ﯛ</text:span><text:span text:style-name="T64"> </text:span><text:span text:style-name="T45">ﯜ</text:span><text:span text:style-name="T64"> </text:span><text:span text:style-name="T45">ﯝ</text:span><text:span text:style-name="T64"> </text:span><text:span text:style-name="T45">ﯞ</text:span><text:span text:style-name="T64"> </text:span><text:span text:style-name="T45">ﯟ</text:span><text:span text:style-name="T64"> </text:span><text:span text:style-name="T45">ﯠ</text:span><text:span text:style-name="T64"> </text:span><text:span text:style-name="T45">ﯡ</text:span><text:span text:style-name="T64"> </text:span><text:span text:style-name="T45">ﯢ</text:span><text:span text:style-name="T64"> </text:span><text:span text:style-name="T45">ﯣ</text:span><text:span text:style-name="T64"> </text:span><text:span text:style-name="T45">ﯤ</text:span><text:span text:style-name="T64"> </text:span><text:span text:style-name="T45">ﯥ</text:span><text:span text:style-name="T64"> </text:span><text:span text:style-name="T45">ﯦ</text:span><text:span text:style-name="T64"> </text:span><text:span text:style-name="T45">ﯧ</text:span><text:span text:style-name="T64"> </text:span><text:span text:style-name="T45">ﯨ</text:span><text:span text:style-name="T64"> </text:span><text:span text:style-name="T45">ﯩﯪ</text:span><text:span text:style-name="T64"> </text:span><text:span text:style-name="T45">ﯫ</text:span><text:span text:style-name="T64"> </text:span><text:span text:style-name="T45">ﯬ</text:span><text:span text:style-name="T64"> </text:span><text:span text:style-name="T45">ﯭ</text:span><text:span text:style-name="T64"> </text:span><text:span text:style-name="T45">ﯮ</text:span><text:span text:style-name="T64"> </text:span><text:span text:style-name="T45">ﯯ</text:span><text:span text:style-name="T64"> </text:span><text:span text:style-name="T45">ﯰ</text:span><text:span text:style-name="T64"> </text:span><text:span text:style-name="T45">ﯱﯲ</text:span><text:span text:style-name="T64"> </text:span><text:span text:style-name="T45">ﯳ</text:span><text:span text:style-name="T64"> </text:span><text:span text:style-name="T45">ﯴ</text:span><text:span text:style-name="T64"> </text:span><text:span text:style-name="T45">ﯵ</text:span><text:span text:style-name="T64"> </text:span><text:span text:style-name="T45">ﯶ</text:span><text:span text:style-name="T64"> </text:span><text:span text:style-name="T45">ﯷ</text:span><text:span text:style-name="T64"> </text:span><text:span text:style-name="T45">ﯸ</text:span><text:span text:style-name="T64"> </text:span><text:span text:style-name="T45">ﯹ</text:span><text:span text:style-name="T64"> </text:span><text:span text:style-name="T45">ﯺ</text:span><text:span text:style-name="T64"> </text:span><text:span text:style-name="T45">ﯻﯼ</text:span><text:span text:style-name="T64"> </text:span><text:span text:style-name="T45">ﯽ</text:span><text:span text:style-name="T64"> </text:span><text:span text:style-name="T45">ﯾ</text:span><text:span text:style-name="T64"> </text:span><text:span text:style-name="T45">ﯿ</text:span><text:span text:style-name="T64"> </text:span><text:span text:style-name="T45">ﰀ</text:span><text:span text:style-name="T64"> </text:span><text:span text:style-name="T45">ﰁ</text:span></text:p>
      <text:p text:style-name="P25"><text:span text:style-name="T47">ﭑ</text:span><text:span text:style-name="T64"> </text:span><text:span text:style-name="T47">ﭒ</text:span><text:span text:style-name="T64"> </text:span><text:span text:style-name="T47">ﭓ</text:span><text:span text:style-name="T64"> </text:span><text:span text:style-name="T47">ﭔ</text:span><text:span text:style-name="T64"> </text:span><text:span text:style-name="T47">ﭕﭖ</text:span><text:span text:style-name="T64"> </text:span><text:span text:style-name="T47">ﭗ</text:span><text:span text:style-name="T64"> </text:span><text:span text:style-name="T47">ﭘ</text:span><text:span text:style-name="T64"> </text:span><text:span text:style-name="T47">ﭙ</text:span><text:span text:style-name="T64"> </text:span><text:span text:style-name="T47">ﭚ</text:span></text:p>
      <text:p text:style-name="P35"><text:span text:style-name="T47">ﭛ</text:span><text:span text:style-name="T64"> </text:span><text:span text:style-name="T47">ﭜﭝ</text:span><text:span text:style-name="T64"> </text:span><text:span text:style-name="T47">ﭞ</text:span><text:span text:style-name="T64"> </text:span><text:span text:style-name="T47">ﭟ</text:span><text:span text:style-name="T64"> </text:span><text:span text:style-name="T47">ﭠ</text:span><text:span text:style-name="T64"> </text:span><text:span text:style-name="T47">ﭡ</text:span><text:span text:style-name="T64"> </text:span><text:span text:style-name="T47">ﭢ</text:span><text:span text:style-name="T64"> </text:span><text:span text:style-name="T47">ﭣ</text:span><text:span text:style-name="T64"> </text:span><text:span text:style-name="T47">ﭤ</text:span><text:span text:style-name="T64"> </text:span><text:span text:style-name="T47">ﭥ</text:span><text:span text:style-name="T64"> </text:span><text:span text:style-name="T47">ﭦ</text:span><text:span text:style-name="T64"> </text:span><text:span text:style-name="T47">ﭧ</text:span><text:span text:style-name="T64"> </text:span><text:span text:style-name="T47">ﭨ</text:span><text:span text:style-name="T64"> </text:span><text:span text:style-name="T47">ﭩ</text:span><text:span text:style-name="T64"> </text:span><text:span text:style-name="T47">ﭪ</text:span><text:span text:style-name="T64"> </text:span><text:span text:style-name="T47">ﭫ</text:span><text:span text:style-name="T64"> </text:span><text:span text:style-name="T47">ﭬ</text:span><text:span text:style-name="T64"> </text:span><text:span text:style-name="T47">ﭭ</text:span><text:span text:style-name="T64"> </text:span><text:span text:style-name="T47">ﭮ</text:span><text:span text:style-name="T64"> </text:span><text:span text:style-name="T47">ﭯ</text:span><text:span text:style-name="T64"> </text:span><text:span text:style-name="T47">ﭰ</text:span><text:span text:style-name="T64"> </text:span><text:span text:style-name="T47">ﭱ</text:span><text:span text:style-name="T64"> </text:span><text:span text:style-name="T47">ﭲ</text:span><text:span text:style-name="T64"> </text:span><text:span text:style-name="T47">ﭳ</text:span><text:span text:style-name="T64"> </text:span><text:span text:style-name="T47">ﭴ</text:span><text:span text:style-name="T64"> </text:span><text:span text:style-name="T47">ﭵ</text:span><text:span text:style-name="T64"> </text:span><text:span text:style-name="T47">ﭶﭷ</text:span><text:span text:style-name="T64"> </text:span><text:span text:style-name="T47">ﭸ</text:span><text:span text:style-name="T64"> </text:span><text:span text:style-name="T47">ﭹ</text:span><text:span text:style-name="T64"> </text:span><text:span text:style-name="T47">ﭺ</text:span><text:span text:style-name="T64"> </text:span><text:span text:style-name="T47">ﭻﭼ</text:span><text:span text:style-name="T64"> </text:span><text:span text:style-name="T47">ﭽ</text:span><text:span text:style-name="T64"> </text:span><text:span text:style-name="T47">ﭾ</text:span><text:span text:style-name="T64"> </text:span><text:span text:style-name="T47">ﭿ</text:span><text:span text:style-name="T64"> </text:span><text:span text:style-name="T47">ﮀ</text:span><text:span text:style-name="T64"> </text:span><text:span text:style-name="T47">ﮁ</text:span><text:span text:style-name="T64"> </text:span><text:span text:style-name="T47">ﮂ</text:span><text:span text:style-name="T64"> </text:span><text:span text:style-name="T47">ﮃ</text:span><text:span text:style-name="T64"> </text:span><text:span text:style-name="T47">ﮄ</text:span><text:span text:style-name="T64"> </text:span><text:span text:style-name="T47">ﮅ</text:span><text:span text:style-name="T64"> </text:span><text:span text:style-name="T47">ﮆ</text:span><text:span text:style-name="T64"> </text:span><text:span text:style-name="T47">ﮇ</text:span><text:span text:style-name="T64"> </text:span><text:span text:style-name="T47">ﮈ</text:span><text:span text:style-name="T64"> </text:span><text:span text:style-name="T47">ﮉ</text:span><text:span text:style-name="T64"> </text:span><text:span text:style-name="T47">ﮊ</text:span><text:span text:style-name="T64"> </text:span><text:span text:style-name="T47">ﮋ</text:span><text:span text:style-name="T64"> </text:span><text:span text:style-name="T47">ﮌ</text:span><text:span text:style-name="T64"> </text:span><text:span text:style-name="T47">ﮍ</text:span><text:span text:style-name="T64"> </text:span><text:span text:style-name="T47">ﮎ</text:span><text:span text:style-name="T64"> </text:span><text:span text:style-name="T47">ﮏ</text:span><text:span text:style-name="T64"> </text:span><text:span text:style-name="T47">ﮐ</text:span><text:span text:style-name="T64"> </text:span><text:span text:style-name="T47">ﮑ</text:span><text:span text:style-name="T64"> </text:span><text:span text:style-name="T47">ﮒ</text:span><text:span text:style-name="T64"> </text:span><text:span text:style-name="T47">ﮓ</text:span><text:span text:style-name="T64"> </text:span><text:span text:style-name="T47">ﮔ</text:span><text:span text:style-name="T64"> </text:span><text:span text:style-name="T47">ﮕ</text:span><text:span text:style-name="T64"> </text:span><text:span text:style-name="T47">ﮖ</text:span><text:span text:style-name="T64"> </text:span><text:span text:style-name="T47">ﮗ</text:span><text:span text:style-name="T64"> </text:span><text:span text:style-name="T47">ﮘ</text:span><text:span text:style-name="T64"> </text:span><text:span text:style-name="T47">ﮙ</text:span><text:span text:style-name="T64"> </text:span><text:span text:style-name="T47">ﮚ</text:span><text:span text:style-name="T64"> </text:span><text:span text:style-name="T47">ﮛ</text:span><text:span text:style-name="T64"> </text:span><text:span text:style-name="T47">ﮜ</text:span><text:span text:style-name="T64"> </text:span><text:span text:style-name="T47">ﮝ</text:span><text:span text:style-name="T64"> </text:span><text:span text:style-name="T47">ﮞ</text:span><text:span text:style-name="T64"> </text:span><text:span text:style-name="T47">ﮟ</text:span><text:span text:style-name="T64"> </text:span><text:span text:style-name="T47">ﮠ</text:span><text:span text:style-name="T64"> </text:span><text:span text:style-name="T47">ﮡ</text:span><text:span text:style-name="T64"> </text:span><text:span text:style-name="T47">ﮢ</text:span><text:span text:style-name="T64"> </text:span><text:span text:style-name="T47">ﮣ</text:span><text:span text:style-name="T64"> </text:span><text:span text:style-name="T47">ﮤﮥ</text:span><text:span text:style-name="T64"> </text:span><text:span text:style-name="T47">ﮦ</text:span><text:span text:style-name="T64"> </text:span><text:span text:style-name="T47">ﮧ</text:span><text:span text:style-name="T64"> </text:span><text:span text:style-name="T47">ﮨ</text:span><text:span text:style-name="T64"> </text:span><text:span text:style-name="T47">ﮩ</text:span><text:span text:style-name="T64"> </text:span><text:span text:style-name="T47">ﮪ</text:span><text:span text:style-name="T64"> </text:span><text:span text:style-name="T47">ﮫ</text:span><text:span text:style-name="T64"> </text:span><text:span text:style-name="T47">ﮬ</text:span><text:span text:style-name="T64"> </text:span><text:span text:style-name="T47">ﮭ</text:span><text:span text:style-name="T64"> </text:span><text:span text:style-name="T47">ﮮ</text:span><text:span text:style-name="T64"> </text:span><text:span text:style-name="T47">ﮯ</text:span><text:span text:style-name="T64"> </text:span><text:span text:style-name="T47">ﮰ</text:span><text:span text:style-name="T64"> </text:span><text:span text:style-name="T47">ﮱ</text:span><text:span text:style-name="T64"> </text:span><text:span text:style-name="T47">ﯓ</text:span><text:span text:style-name="T64"> </text:span><text:span text:style-name="T47">ﯔ</text:span><text:span text:style-name="T64"> </text:span><text:span text:style-name="T47">ﯕ</text:span><text:span text:style-name="T64"> </text:span><text:span text:style-name="T47">ﯖ</text:span><text:span text:style-name="T64"> </text:span><text:span text:style-name="T47">ﯗ</text:span><text:span text:style-name="T64"> </text:span><text:span text:style-name="T47">ﯘ</text:span><text:span text:style-name="T64"> </text:span><text:span text:style-name="T47">ﯙ</text:span><text:span text:style-name="T64"> </text:span><text:span text:style-name="T47">ﯚ</text:span><text:span text:style-name="T64"> </text:span><text:span text:style-name="T47">ﯛﯜ</text:span><text:span text:style-name="T64"> </text:span><text:span text:style-name="T47">ﯝ</text:span><text:span text:style-name="T64"> </text:span><text:span text:style-name="T47">ﯞ</text:span><text:span text:style-name="T64"> </text:span><text:span text:style-name="T47">ﯟ</text:span><text:span text:style-name="T64"> </text:span><text:span text:style-name="T47">ﯠ</text:span><text:span text:style-name="T64"> </text:span><text:span text:style-name="T47">ﯡ</text:span><text:span text:style-name="T64"> </text:span><text:span text:style-name="T47">ﯢ</text:span><text:span text:style-name="T64"> </text:span><text:span text:style-name="T47">ﯣ</text:span><text:span text:style-name="T64"> </text:span><text:span text:style-name="T47">ﯤ</text:span><text:span text:style-name="T64"> </text:span><text:span text:style-name="T47">ﯥ</text:span><text:span text:style-name="T64"> </text:span><text:span text:style-name="T47">ﯦ</text:span><text:span text:style-name="T64"> </text:span><text:span text:style-name="T47">ﯧﯨ</text:span><text:span text:style-name="T64"> </text:span><text:span text:style-name="T47">ﯩ</text:span><text:span text:style-name="T64"> </text:span><text:span text:style-name="T47">ﯪ</text:span><text:span text:style-name="T64"> </text:span><text:span text:style-name="T47">ﯫ</text:span><text:span text:style-name="T64"> </text:span><text:span text:style-name="T47">ﯬ</text:span><text:span text:style-name="T64"> </text:span><text:span text:style-name="T47">ﯭ</text:span><text:span text:style-name="T64"> </text:span><text:span text:style-name="T47">ﯮ</text:span><text:span text:style-name="T64"> </text:span><text:span text:style-name="T47">ﯯ</text:span><text:span text:style-name="T64"> </text:span><text:span text:style-name="T47">ﯰ</text:span><text:span text:style-name="T64"> </text:span><text:span text:style-name="T47">ﯱ</text:span><text:span text:style-name="T64"> </text:span><text:span text:style-name="T47">ﯲ</text:span><text:span text:style-name="T64"> </text:span><text:span text:style-name="T47">ﯳ</text:span><text:span text:style-name="T64"> </text:span><text:span text:style-name="T47">ﯴ</text:span><text:span text:style-name="T64"> </text:span><text:span text:style-name="T47">ﯵ</text:span><text:span text:style-name="T64"> </text:span><text:span text:style-name="T47">ﯶ</text:span><text:span text:style-name="T64"> </text:span><text:span text:style-name="T47">ﯷ</text:span><text:span text:style-name="T64"> </text:span><text:span text:style-name="T47">ﯸ</text:span><text:span text:style-name="T64"> </text:span><text:span text:style-name="T47">ﯹ</text:span><text:span text:style-name="T64"> </text:span><text:span text:style-name="T47">ﯺ</text:span><text:span text:style-name="T64"> </text:span><text:span text:style-name="T47">ﯻ</text:span><text:span text:style-name="T64"> </text:span><text:span text:style-name="T47">ﯼﯽ</text:span><text:span text:style-name="T64"> </text:span><text:span text:style-name="T47">ﯾ</text:span><text:span text:style-name="T64"> </text:span><text:span text:style-name="T47">ﯿ</text:span><text:span text:style-name="T64"> </text:span><text:span text:style-name="T47">ﰀ</text:span><text:span text:style-name="T64"> </text:span><text:span text:style-name="T47">ﰁ</text:span><text:span text:style-name="T64"> </text:span><text:span text:style-name="T47">ﰂ</text:span><text:span text:style-name="T64"> </text:span><text:span text:style-name="T47">ﰃ</text:span><text:span text:style-name="T64"> </text:span><text:span text:style-name="T47">ﰄ</text:span></text:p>
      <text:p text:style-name="P26"><text:span text:style-name="T49">ﭑ</text:span><text:span text:style-name="T64"> </text:span><text:span text:style-name="T49">ﭒ</text:span><text:span text:style-name="T64"> </text:span><text:span text:style-name="T49">ﭓ</text:span><text:span text:style-name="T64"> </text:span><text:span text:style-name="T49">ﭔ</text:span><text:span text:style-name="T64"> </text:span><text:span text:style-name="T49">ﭕ</text:span><text:span text:style-name="T64"> </text:span><text:span text:style-name="T49">ﭖ</text:span><text:span text:style-name="T64"> </text:span><text:span text:style-name="T49">ﭗﭘ</text:span><text:span text:style-name="T64"> </text:span><text:span text:style-name="T49">ﭙ</text:span><text:span text:style-name="T64"> </text:span><text:span text:style-name="T49">ﭚ</text:span><text:span text:style-name="T64"> </text:span><text:span text:style-name="T49">ﭛ</text:span><text:span text:style-name="T64"> </text:span><text:span text:style-name="T49">ﭜ</text:span><text:span text:style-name="T64"> </text:span><text:span text:style-name="T49">ﭝ</text:span><text:span text:style-name="T64"> </text:span><text:span text:style-name="T49">ﭞ</text:span><text:span text:style-name="T64"> </text:span><text:span text:style-name="T49">ﭟ</text:span><text:span text:style-name="T64"> </text:span><text:span text:style-name="T49">ﭠ</text:span><text:span text:style-name="T64"> </text:span><text:span text:style-name="T49">ﭡ</text:span><text:span text:style-name="T64"> </text:span><text:span text:style-name="T49">ﭢ</text:span><text:span text:style-name="T64"> </text:span><text:span text:style-name="T49">ﭣ</text:span><text:span text:style-name="T64"> </text:span><text:span text:style-name="T49">ﭤ</text:span><text:span text:style-name="T64"> </text:span><text:span text:style-name="T49">ﭥ</text:span><text:span text:style-name="T64"> </text:span><text:span text:style-name="T49">ﭦ</text:span><text:span text:style-name="T64"> </text:span><text:span text:style-name="T49">ﭧ</text:span><text:span text:style-name="T64"> </text:span><text:span text:style-name="T49">ﭨ</text:span><text:span text:style-name="T64"> </text:span><text:span text:style-name="T49">ﭩ</text:span><text:span text:style-name="T64"> </text:span><text:span text:style-name="T49">ﭪ</text:span><text:span text:style-name="T64"> </text:span><text:span text:style-name="T49">ﭫ</text:span><text:span text:style-name="T64"> </text:span><text:span text:style-name="T49">ﭬﭭ</text:span><text:span text:style-name="T64"> </text:span><text:span text:style-name="T49">ﭮ</text:span><text:span text:style-name="T64"> </text:span><text:span text:style-name="T49">ﭯ</text:span><text:span text:style-name="T64"> </text:span><text:span text:style-name="T49">ﭰ</text:span><text:span text:style-name="T64"> </text:span><text:span text:style-name="T49">ﭱ</text:span><text:span text:style-name="T64"> </text:span><text:span text:style-name="T49">ﭲ</text:span><text:span text:style-name="T64"> </text:span><text:span text:style-name="T49">ﭳ</text:span><text:span text:style-name="T64"> </text:span><text:span text:style-name="T49">ﭴ</text:span><text:span text:style-name="T64"> </text:span><text:span text:style-name="T49">ﭵ</text:span><text:span text:style-name="T64"> </text:span><text:span text:style-name="T49">ﭶ</text:span><text:span text:style-name="T64"> </text:span><text:span text:style-name="T49">ﭷ</text:span><text:span text:style-name="T64"> </text:span><text:span text:style-name="T49">ﭸ</text:span><text:span text:style-name="T64"> </text:span><text:span text:style-name="T49">ﭹ</text:span><text:span text:style-name="T64"> </text:span><text:span text:style-name="T49">ﭺ</text:span><text:span text:style-name="T64"> </text:span><text:span text:style-name="T49">ﭻ</text:span><text:span text:style-name="T64"> </text:span><text:span text:style-name="T49">ﭼ</text:span><text:span text:style-name="T64"> </text:span><text:span text:style-name="T49">ﭽ</text:span><text:span text:style-name="T64"> </text:span><text:span text:style-name="T49">ﭾ</text:span><text:span text:style-name="T64"> </text:span><text:span text:style-name="T49">ﭿ</text:span><text:span text:style-name="T64"> </text:span><text:span text:style-name="T49">ﮀ</text:span><text:span text:style-name="T64"> </text:span><text:span text:style-name="T49">ﮁ</text:span><text:span text:style-name="T64"> </text:span><text:span text:style-name="T49">ﮂ</text:span><text:span text:style-name="T64"> </text:span><text:span text:style-name="T49">ﮃ</text:span><text:span text:style-name="T64"> </text:span><text:span text:style-name="T49">ﮄ</text:span><text:span text:style-name="T64"> </text:span><text:span text:style-name="T49">ﮅ</text:span><text:span text:style-name="T64"> </text:span><text:span text:style-name="T49">ﮆ</text:span><text:span text:style-name="T64"> </text:span><text:span text:style-name="T49">ﮇ</text:span><text:span text:style-name="T64"> </text:span><text:span text:style-name="T49">ﮈ</text:span><text:span text:style-name="T64"> </text:span><text:span text:style-name="T49">ﮉ</text:span><text:span text:style-name="T64"> </text:span><text:span text:style-name="T49">ﮊ</text:span><text:span text:style-name="T64"> </text:span><text:span text:style-name="T49">ﮋ</text:span><text:span text:style-name="T64"> </text:span><text:span text:style-name="T49">ﮌ</text:span><text:span text:style-name="T64"> </text:span><text:span text:style-name="T49">ﮍ</text:span><text:span text:style-name="T64"> </text:span><text:span text:style-name="T49">ﮎ</text:span><text:span text:style-name="T64"> </text:span><text:span text:style-name="T49">ﮏ</text:span><text:span text:style-name="T64"> </text:span><text:span text:style-name="T49">ﮐ</text:span><text:span text:style-name="T64"> </text:span><text:span text:style-name="T49">ﮑ</text:span><text:span text:style-name="T64"> </text:span><text:span text:style-name="T49">ﮒ</text:span><text:span text:style-name="T64"> </text:span><text:span text:style-name="T49">ﮓ</text:span><text:span text:style-name="T64"> </text:span><text:span text:style-name="T49">ﮔ</text:span><text:span text:style-name="T64"> </text:span><text:span text:style-name="T49">ﮕ</text:span><text:span text:style-name="T64"> </text:span><text:span text:style-name="T49">ﮖ</text:span><text:span text:style-name="T64"> </text:span><text:span text:style-name="T49">ﮗ</text:span><text:span text:style-name="T64"> </text:span><text:span text:style-name="T49">ﮘ</text:span><text:span text:style-name="T64"> </text:span><text:span text:style-name="T49">ﮙﮚ</text:span><text:span text:style-name="T64"> </text:span><text:span text:style-name="T49">ﮛ</text:span><text:span text:style-name="T64"> </text:span><text:span text:style-name="T49">ﮜ</text:span><text:span text:style-name="T64"> </text:span><text:span text:style-name="T49">ﮝ</text:span></text:p>
      <text:p text:style-name="P36"><text:span text:style-name="T49">ﮞ</text:span><text:span text:style-name="T64"> </text:span><text:span text:style-name="T49">ﮟ</text:span><text:span text:style-name="T64"> </text:span><text:span text:style-name="T49">ﮠ</text:span><text:span text:style-name="T64"> </text:span><text:span text:style-name="T49">ﮡ</text:span><text:span text:style-name="T64"> </text:span><text:span text:style-name="T49">ﮢ</text:span><text:span text:style-name="T64"> </text:span><text:span text:style-name="T49">ﮣ</text:span><text:span text:style-name="T64"> </text:span><text:span text:style-name="T49">ﮤ</text:span><text:span text:style-name="T64"> </text:span><text:span text:style-name="T49">ﮥ</text:span><text:span text:style-name="T64"> </text:span><text:span text:style-name="T49">ﮦﮧ</text:span><text:span text:style-name="T64"> </text:span><text:span text:style-name="T49">ﮨ</text:span><text:span text:style-name="T64"> </text:span><text:span text:style-name="T49">ﮩ</text:span><text:span text:style-name="T64"> </text:span><text:span text:style-name="T49">ﮪ</text:span><text:span text:style-name="T64"> </text:span><text:span text:style-name="T49">ﮫ</text:span><text:span text:style-name="T64"> </text:span><text:span text:style-name="T49">ﮬ</text:span><text:span text:style-name="T64"> </text:span><text:span text:style-name="T49">ﮭ</text:span><text:span text:style-name="T64"> </text:span><text:span text:style-name="T49">ﮮ</text:span><text:span text:style-name="T64"> </text:span><text:span text:style-name="T49">ﮯ</text:span><text:span text:style-name="T64"> </text:span><text:span text:style-name="T49">ﮰ</text:span><text:span text:style-name="T64"> </text:span><text:span text:style-name="T49">ﮱ</text:span><text:span text:style-name="T64"> </text:span><text:span text:style-name="T49">ﯓ</text:span><text:span text:style-name="T64"> </text:span><text:span text:style-name="T49">ﯔ</text:span><text:span text:style-name="T64"> </text:span><text:span text:style-name="T49">ﯕ</text:span><text:span text:style-name="T64"> </text:span><text:span text:style-name="T49">ﯖ</text:span><text:span text:style-name="T64"> </text:span><text:span text:style-name="T49">ﯗ</text:span><text:span text:style-name="T64"> </text:span><text:span text:style-name="T49">ﯘ</text:span><text:span text:style-name="T64"> </text:span><text:span text:style-name="T49">ﯙ</text:span><text:span text:style-name="T64"> </text:span><text:span text:style-name="T49">ﯚ</text:span><text:span text:style-name="T64"> </text:span><text:span text:style-name="T49">ﯛ</text:span><text:span text:style-name="T64"> </text:span><text:span text:style-name="T49">ﯜ</text:span><text:span text:style-name="T64"> </text:span><text:span text:style-name="T49">ﯝ</text:span><text:span text:style-name="T64"> </text:span><text:span text:style-name="T49">ﯞ</text:span><text:span text:style-name="T64"> </text:span><text:span text:style-name="T49">ﯟ</text:span><text:span text:style-name="T64"> </text:span><text:span text:style-name="T49">ﯠ</text:span><text:span text:style-name="T64"> </text:span><text:span text:style-name="T49">ﯡﯢ</text:span><text:span text:style-name="T64"> </text:span><text:span text:style-name="T49">ﯣ</text:span><text:span text:style-name="T64"> </text:span><text:span text:style-name="T49">ﯤ</text:span><text:span text:style-name="T64"> </text:span><text:span text:style-name="T49">ﯥ</text:span><text:span text:style-name="T64"> </text:span><text:span text:style-name="T49">ﯦ</text:span><text:span text:style-name="T64"> </text:span><text:span text:style-name="T49">ﯧ</text:span><text:span text:style-name="T64"> </text:span><text:span text:style-name="T49">ﯨ</text:span><text:span text:style-name="T64"> </text:span><text:span text:style-name="T49">ﯩ</text:span><text:span text:style-name="T64"> </text:span><text:span text:style-name="T49">ﯪ</text:span><text:span text:style-name="T64"> </text:span><text:span text:style-name="T49">ﯫ</text:span><text:span text:style-name="T64"> </text:span><text:span text:style-name="T49">ﯬ</text:span><text:span text:style-name="T64"> </text:span><text:span text:style-name="T49">ﯭ</text:span><text:span text:style-name="T64"> </text:span><text:span text:style-name="T49">ﯮ</text:span><text:span text:style-name="T64"> </text:span><text:span text:style-name="T49">ﯯ</text:span><text:span text:style-name="T64"> </text:span><text:span text:style-name="T49">ﯰ</text:span><text:span text:style-name="T64"> </text:span><text:span text:style-name="T49">ﯱ</text:span><text:span text:style-name="T64"> </text:span><text:span text:style-name="T49">ﯲ</text:span><text:span text:style-name="T64"> </text:span><text:span text:style-name="T49">ﯳ</text:span><text:span text:style-name="T64"> </text:span><text:span text:style-name="T49">ﯴ</text:span><text:span text:style-name="T64"> </text:span><text:span text:style-name="T49">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1" svg:font-family="MSI_BASMALAH"/>
    <style:font-face style:name="MSI_BASMALAH" svg:font-family="MSI_BASMALAH" style:font-pitch="variable"/>
    <style:font-face style:name="MSI_Z223" svg:font-family="MSI_Z223" style:font-pitch="variable"/>
    <style:font-face style:name="MSI_Z224" svg:font-family="MSI_Z224" style:font-pitch="variable"/>
    <style:font-face style:name="MSI_Z225" svg:font-family="MSI_Z225" style:font-pitch="variable"/>
    <style:font-face style:name="MSI_Z226" svg:font-family="MSI_Z226" style:font-pitch="variable"/>
    <style:font-face style:name="MSI_Z227" svg:font-family="MSI_Z227" style:font-pitch="variable"/>
    <style:font-face style:name="MSI_Z228" svg:font-family="MSI_Z228" style:font-pitch="variable"/>
    <style:font-face style:name="MSI_Z229" svg:font-family="MSI_Z229" style:font-pitch="variable"/>
    <style:font-face style:name="MSI_Z230" svg:font-family="MSI_Z230" style:font-pitch="variable"/>
    <style:font-face style:name="MSI_Z231" svg:font-family="MSI_Z231" style:font-pitch="variable"/>
    <style:font-face style:name="MSI_Z232" svg:font-family="MSI_Z232" style:font-pitch="variable"/>
    <style:font-face style:name="MSI_Z233" svg:font-family="MSI_Z233" style:font-pitch="variable"/>
    <style:font-face style:name="MSI_Z234" svg:font-family="MSI_Z234" style:font-pitch="variable"/>
    <style:font-face style:name="MSI_Z235" svg:font-family="MSI_Z235" style:font-pitch="variable"/>
    <style:font-face style:name="MSI_Z236" svg:font-family="MSI_Z236" style:font-pitch="variable"/>
    <style:font-face style:name="MSI_Z237" svg:font-family="MSI_Z237" style:font-pitch="variable"/>
    <style:font-face style:name="MSI_Z238" svg:font-family="MSI_Z238" style:font-pitch="variable"/>
    <style:font-face style:name="MSI_Z239" svg:font-family="MSI_Z239" style:font-pitch="variable"/>
    <style:font-face style:name="MSI_Z240" svg:font-family="MSI_Z240" style:font-pitch="variable"/>
    <style:font-face style:name="MSI_Z241" svg:font-family="MSI_Z241" style:font-pitch="variable"/>
    <style:font-face style:name="MSI_Z242" svg:font-family="MSI_Z242" style:font-pitch="variable"/>
    <style:font-face style:name="MSI_Z243" svg:font-family="MSI_Z243" style:font-pitch="variable"/>
    <style:font-face style:name="MSI_Z244" svg:font-family="MSI_Z244" style:font-pitch="variable"/>
    <style:font-face style:name="MSI_Z245" svg:font-family="MSI_Z245" style:font-pitch="variable"/>
    <style:font-face style:name="MSI_Z246" svg:font-family="MSI_Z246" style:font-pitch="variable"/>
    <style:font-face style:name="MSI_Z247" svg:font-family="MSI_Z247" style:font-pitch="variable"/>
    <style:font-face style:name="MSI_Z248" svg:font-family="MSI_Z248" style:font-pitch="variable"/>
    <style:font-face style:name="MSI_Z249" svg:font-family="MSI_Z249" style:font-pitch="variable"/>
    <style:font-face style:name="MSI_Z250" svg:font-family="MSI_Z250" style:font-pitch="variable"/>
    <style:font-face style:name="MSI_Z251" svg:font-family="MSI_Z251" style:font-pitch="variable"/>
    <style:font-face style:name="MSI_Z252" svg:font-family="MSI_Z252" style:font-pitch="variable"/>
    <style:font-face style:name="MSI_Z253" svg:font-family="MSI_Z253" style:font-pitch="variable"/>
    <style:font-face style:name="MSI_Z254" svg:font-family="MSI_Z254" style:font-pitch="variable"/>
    <style:font-face style:name="MSI_Z255" svg:font-family="MSI_Z255" style:font-pitch="variable"/>
    <style:font-face style:name="MSI_Z256" svg:font-family="MSI_Z256" style:font-pitch="variable"/>
    <style:font-face style:name="MSI_Z257" svg:font-family="MSI_Z257" style:font-pitch="variable"/>
    <style:font-face style:name="MSI_Z258" svg:font-family="MSI_Z258" style:font-pitch="variable"/>
    <style:font-face style:name="MSI_Z259" svg:font-family="MSI_Z259" style:font-pitch="variable"/>
    <style:font-face style:name="MSI_Z260" svg:font-family="MSI_Z260" style:font-pitch="variable"/>
    <style:font-face style:name="MSI_Z261" svg:font-family="MSI_Z26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22" svg:font-family="QCF_P222" style:font-family-generic="roman" style:font-pitch="variable"/>
    <style:font-face style:name="QCF_P223" svg:font-family="QCF_P223" style:font-family-generic="roman" style:font-pitch="variable"/>
    <style:font-face style:name="QCF_P224" svg:font-family="QCF_P224" style:font-family-generic="roman" style:font-pitch="variable"/>
    <style:font-face style:name="QCF_P225" svg:font-family="QCF_P225" style:font-family-generic="roman" style:font-pitch="variable"/>
    <style:font-face style:name="QCF_P226" svg:font-family="QCF_P226" style:font-family-generic="roman" style:font-pitch="variable"/>
    <style:font-face style:name="QCF_P227" svg:font-family="QCF_P227" style:font-family-generic="roman" style:font-pitch="variable"/>
    <style:font-face style:name="QCF_P228" svg:font-family="QCF_P228" style:font-family-generic="roman" style:font-pitch="variable"/>
    <style:font-face style:name="QCF_P229" svg:font-family="QCF_P229" style:font-family-generic="roman" style:font-pitch="variable"/>
    <style:font-face style:name="QCF_P230" svg:font-family="QCF_P230" style:font-family-generic="roman" style:font-pitch="variable"/>
    <style:font-face style:name="QCF_P231" svg:font-family="QCF_P231" style:font-family-generic="roman" style:font-pitch="variable"/>
    <style:font-face style:name="QCF_P232" svg:font-family="QCF_P232" style:font-family-generic="roman" style:font-pitch="variable"/>
    <style:font-face style:name="QCF_P233" svg:font-family="QCF_P233" style:font-family-generic="roman" style:font-pitch="variable"/>
    <style:font-face style:name="QCF_P234" svg:font-family="QCF_P234" style:font-family-generic="roman" style:font-pitch="variable"/>
    <style:font-face style:name="QCF_P235" svg:font-family="QCF_P235" style:font-family-generic="roman" style:font-pitch="variable"/>
    <style:font-face style:name="QCF_P236" svg:font-family="QCF_P236" style:font-family-generic="roman" style:font-pitch="variable"/>
    <style:font-face style:name="QCF_P237" svg:font-family="QCF_P237" style:font-family-generic="roman" style:font-pitch="variable"/>
    <style:font-face style:name="QCF_P238" svg:font-family="QCF_P238" style:font-family-generic="roman" style:font-pitch="variable"/>
    <style:font-face style:name="QCF_P239" svg:font-family="QCF_P239" style:font-family-generic="roman" style:font-pitch="variable"/>
    <style:font-face style:name="QCF_P240" svg:font-family="QCF_P240" style:font-family-generic="roman" style:font-pitch="variable"/>
    <style:font-face style:name="QCF_P241" svg:font-family="QCF_P241" style:font-family-generic="roman" style:font-pitch="variable"/>
    <style:font-face style:name="QCF_P242" svg:font-family="QCF_P242" style:font-family-generic="roman" style:font-pitch="variable"/>
    <style:font-face style:name="QCF_P243" svg:font-family="QCF_P243" style:font-family-generic="roman" style:font-pitch="variable"/>
    <style:font-face style:name="QCF_P244" svg:font-family="QCF_P244" style:font-family-generic="roman" style:font-pitch="variable"/>
    <style:font-face style:name="QCF_P245" svg:font-family="QCF_P245" style:font-family-generic="roman" style:font-pitch="variable"/>
    <style:font-face style:name="QCF_P246" svg:font-family="QCF_P246" style:font-family-generic="roman" style:font-pitch="variable"/>
    <style:font-face style:name="QCF_P247" svg:font-family="QCF_P247" style:font-family-generic="roman" style:font-pitch="variable"/>
    <style:font-face style:name="QCF_P248" svg:font-family="QCF_P248" style:font-family-generic="roman" style:font-pitch="variable"/>
    <style:font-face style:name="QCF_P249" svg:font-family="QCF_P249" style:font-family-generic="roman" style:font-pitch="variable"/>
    <style:font-face style:name="QCF_P250" svg:font-family="QCF_P250" style:font-family-generic="roman" style:font-pitch="variable"/>
    <style:font-face style:name="QCF_P251" svg:font-family="QCF_P251" style:font-family-generic="roman" style:font-pitch="variable"/>
    <style:font-face style:name="QCF_P252" svg:font-family="QCF_P252" style:font-family-generic="roman" style:font-pitch="variable"/>
    <style:font-face style:name="QCF_P253" svg:font-family="QCF_P253" style:font-family-generic="roman" style:font-pitch="variable"/>
    <style:font-face style:name="QCF_P254" svg:font-family="QCF_P254" style:font-family-generic="roman" style:font-pitch="variable"/>
    <style:font-face style:name="QCF_P255" svg:font-family="QCF_P255" style:font-family-generic="roman" style:font-pitch="variable"/>
    <style:font-face style:name="QCF_P256" svg:font-family="QCF_P256" style:font-family-generic="roman" style:font-pitch="variable"/>
    <style:font-face style:name="QCF_P257" svg:font-family="QCF_P257" style:font-family-generic="roman" style:font-pitch="variable"/>
    <style:font-face style:name="QCF_P258" svg:font-family="QCF_P258" style:font-family-generic="roman" style:font-pitch="variable"/>
    <style:font-face style:name="QCF_P259" svg:font-family="QCF_P259" style:font-family-generic="roman" style:font-pitch="variable"/>
    <style:font-face style:name="QCF_P260" svg:font-family="QCF_P260" style:font-family-generic="roman" style:font-pitch="variable"/>
    <style:font-face style:name="QCF_P261" svg:font-family="QCF_P2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2421" svg:font-family="QCF_P242" style:font-family-generic="system" style:font-pitch="variable"/>
    <style:font-face style:name="QCF_P2431" svg:font-family="QCF_P243" style:font-family-generic="system" style:font-pitch="variable"/>
    <style:font-face style:name="QCF_P2441" svg:font-family="QCF_P244" style:font-family-generic="system" style:font-pitch="variable"/>
    <style:font-face style:name="QCF_P2451" svg:font-family="QCF_P245" style:font-family-generic="system" style:font-pitch="variable"/>
    <style:font-face style:name="QCF_P2461" svg:font-family="QCF_P246" style:font-family-generic="system" style:font-pitch="variable"/>
    <style:font-face style:name="QCF_P2471" svg:font-family="QCF_P247" style:font-family-generic="system" style:font-pitch="variable"/>
    <style:font-face style:name="QCF_P2481" svg:font-family="QCF_P248" style:font-family-generic="system" style:font-pitch="variable"/>
    <style:font-face style:name="QCF_P2491" svg:font-family="QCF_P249" style:font-family-generic="system" style:font-pitch="variable"/>
    <style:font-face style:name="QCF_P2501" svg:font-family="QCF_P250" style:font-family-generic="system" style:font-pitch="variable"/>
    <style:font-face style:name="QCF_P2511" svg:font-family="QCF_P251" style:font-family-generic="system" style:font-pitch="variable"/>
    <style:font-face style:name="QCF_P2521" svg:font-family="QCF_P252" style:font-family-generic="system" style:font-pitch="variable"/>
    <style:font-face style:name="QCF_P2531" svg:font-family="QCF_P253" style:font-family-generic="system" style:font-pitch="variable"/>
    <style:font-face style:name="QCF_P2541" svg:font-family="QCF_P254" style:font-family-generic="system" style:font-pitch="variable"/>
    <style:font-face style:name="QCF_P2551" svg:font-family="QCF_P255" style:font-family-generic="system" style:font-pitch="variable"/>
    <style:font-face style:name="QCF_P2561" svg:font-family="QCF_P256" style:font-family-generic="system" style:font-pitch="variable"/>
    <style:font-face style:name="QCF_P2571" svg:font-family="QCF_P257" style:font-family-generic="system" style:font-pitch="variable"/>
    <style:font-face style:name="QCF_P2581" svg:font-family="QCF_P258" style:font-family-generic="system" style:font-pitch="variable"/>
    <style:font-face style:name="QCF_P2591" svg:font-family="QCF_P259" style:font-family-generic="system" style:font-pitch="variable"/>
    <style:font-face style:name="QCF_P2601" svg:font-family="QCF_P260" style:font-family-generic="system" style:font-pitch="variable"/>
    <style:font-face style:name="QCF_P2611" svg:font-family="QCF_P26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0e9430a"/>
    </style:style>
    <style:style style:name="MT2" style:family="text">
      <style:text-properties style:font-name="Liberation Sans Narrow" fo:font-size="10pt" officeooo:rsid="0075019c" style:font-size-asian="10pt" style:font-size-complex="10pt"/>
    </style:style>
    <style:style style:name="MT3" style:family="text">
      <style:text-properties style:font-name="Liberation Sans Narrow" fo:font-size="10pt" officeooo:rsid="00e95d2d" style:font-size-asian="10pt" style:font-size-complex="10pt"/>
    </style:style>
    <style:style style:name="MT4" style:family="text">
      <style:text-properties style:font-name="Liberation Sans Narrow" fo:font-size="10pt" officeooo:rsid="00b43692" style:font-size-asian="10pt" style:font-size-complex="10pt"/>
    </style:style>
    <style:style style:name="MT5" style:family="text">
      <style:text-properties style:font-name="Liberation Sans Narrow" fo:font-size="10pt" officeooo:rsid="00fde22c" style:font-size-asian="10pt" style:font-size-complex="10pt"/>
    </style:style>
    <style:style style:name="MT6" style:family="text">
      <style:text-properties officeooo:rsid="00e95d2d"/>
    </style:style>
    <style:style style:name="MT7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<text:span text:style-name="MT1">Yusuf</text:span><text:tab/><text:tab/>Juz 1<text:span text:style-name="MT1">3</text:span></text:p>
      </style:header>
      <style:footer>
        <text:p text:style-name="MP2"><text:page-number text:select-page="current">248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2">Surat </text:span><text:span text:style-name="MT3">Ar Ra’d</text:span><text:span text:style-name="MT2"><text:tab/><text:tab/>Juz </text:span><text:span text:style-name="MT4">1</text:span><text:span text:style-name="MT5">3</text:span></text:p>
      </style:header>
      <style:footer>
        <text:p text:style-name="MP2"><text:page-number text:select-page="current">254</text:page-number></text:p>
      </style:footer>
    </style:master-page>
    <style:master-page style:name="ganti_20_surat2" style:display-name="ganti surat2" style:page-layout-name="Mpm9">
      <style:header>
        <text:p text:style-name="MP4">Surat <text:span text:style-name="MT6">Ibrahim</text:span><text:tab/><text:tab/>Juz <text:span text:style-name="MT7">13</text:span></text:p>
      </style:header>
      <style:footer>
        <text:p text:style-name="MP2"><text:page-number text:select-page="current">26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7T22:03:22.103963729</dc:date>
    <meta:editing-duration>PT10H34M52S</meta:editing-duration>
    <meta:editing-cycles>213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55" meta:word-count="2790" meta:character-count="5775" meta:non-whitespace-character-count="3026"/>
  </office:meta>
</office:document-meta>
</file>